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0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8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2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57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32_4_32_4" style:data-style-name="N0">
      <style:table-cell-properties style:vertical-align="automatic" fo:background-color="transparent"/>
    </style:style>
    <style:style style:name="ce59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1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6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6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6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6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6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6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7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1" style:family="table-cell" style:parent-style-name="Porcentaje_32_4" style:data-style-name="N36"/>
    <style:style style:name="ce8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Normal_32_5" style:data-style-name="N0">
      <style:table-cell-properties style:vertical-align="automatic" fo:background-color="transparent"/>
    </style:style>
    <style:style style:name="ce92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3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94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97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99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0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1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03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4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6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11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12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13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1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5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6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0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21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2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3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4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6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7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30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3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132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3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3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3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3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37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38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3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48.75pt" style:use-optimal-row-height="true" fo:break-before="auto"/>
    </style:style>
    <style:style style:name="ro14" style:family="table-row">
      <style:table-row-properties style:row-height="24pt" style:use-optimal-row-height="true" fo:break-before="auto"/>
    </style:style>
    <style:style style:name="ro15" style:family="table-row">
      <style:table-row-properties style:row-height="23.25pt" style:use-optimal-row-height="false" fo:break-before="auto"/>
    </style:style>
    <style:style style:name="ro16" style:family="table-row">
      <style:table-row-properties style:row-height="45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8"/>
          <table:table-cell office:value-type="string" table:number-columns-spanned="1" table:number-rows-spanned="2" table:style-name="ce49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9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9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9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9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9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9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9">
            <text:p>Dosis administradas<text:s/><text:span text:style-name="T2">(2)*</text:span></text:p>
          </table:table-cell>
          <table:table-cell office:value-type="string" table:number-columns-spanned="1" table:number-rows-spanned="2" table:style-name="ce49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66000" table:style-name="ce30">
            <text:p>966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0" table:style-name="ce31">
            <text:p>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8840710" table:style-name="ce30">
            <text:p>18.840.710</text:p>
          </table:table-cell>
          <table:table-cell office:value-type="float" office:value="17692923" table:style-name="ce30">
            <text:p>17.692.923</text:p>
          </table:table-cell>
          <table:table-cell office:value-type="percentage" office:value="0.93907941898155645" table:style-name="ce32">
            <text:p>93,91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Aragón</text:p>
          </table:table-cell>
          <table:table-cell office:value-type="float" office:value="1860819" table:style-name="ce34">
            <text:p>1.860.819</text:p>
          </table:table-cell>
          <table:table-cell office:value-type="float" office:value="148930" table:style-name="ce34">
            <text:p>148.930</text:p>
          </table:table-cell>
          <table:table-cell office:value-type="float" office:value="348480" table:style-name="ce34">
            <text:p>348.480</text:p>
          </table:table-cell>
          <table:table-cell office:value-type="float" office:value="423230" table:style-name="ce34">
            <text:p>423.230</text:p>
          </table:table-cell>
          <table:table-cell office:value-type="float" office:value="33000" table:style-name="ce34">
            <text:p>33.000</text:p>
          </table:table-cell>
          <table:table-cell office:value-type="float" office:value="252500" table:style-name="ce34">
            <text:p>252.500</text:p>
          </table:table-cell>
          <table:table-cell office:value-type="float" office:value="58035" table:style-name="ce34">
            <text:p>58.035</text:p>
          </table:table-cell>
          <table:table-cell office:value-type="float" office:value="3124994" table:style-name="ce34">
            <text:p>3.124.994</text:p>
          </table:table-cell>
          <table:table-cell office:value-type="float" office:value="2761427" table:style-name="ce34">
            <text:p>2.761.427</text:p>
          </table:table-cell>
          <table:table-cell office:value-type="percentage" office:value="0.88365833662400628" table:style-name="ce35">
            <text:p>88,37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Asturias<text:s/></text:p>
          </table:table-cell>
          <table:table-cell office:value-type="float" office:value="1569227" table:style-name="ce34">
            <text:p>1.569.227</text:p>
          </table:table-cell>
          <table:table-cell office:value-type="float" office:value="114000" table:style-name="ce34">
            <text:p>114.000</text:p>
          </table:table-cell>
          <table:table-cell office:value-type="float" office:value="276480" table:style-name="ce34">
            <text:p>276.480</text:p>
          </table:table-cell>
          <table:table-cell office:value-type="float" office:value="369610" table:style-name="ce34">
            <text:p>369.610</text:p>
          </table:table-cell>
          <table:table-cell office:value-type="float" office:value="30600" table:style-name="ce36">
            <text:p>30600</text:p>
          </table:table-cell>
          <table:table-cell office:value-type="float" office:value="219760" table:style-name="ce34">
            <text:p>219.760</text:p>
          </table:table-cell>
          <table:table-cell office:value-type="float" office:value="42940" table:style-name="ce34">
            <text:p>42.940</text:p>
          </table:table-cell>
          <table:table-cell office:value-type="float" office:value="2622617" table:style-name="ce34">
            <text:p>2.622.617</text:p>
          </table:table-cell>
          <table:table-cell office:value-type="float" office:value="2372926" table:style-name="ce34">
            <text:p>2.372.926</text:p>
          </table:table-cell>
          <table:table-cell office:value-type="percentage" office:value="0.90479318939822317" table:style-name="ce35">
            <text:p>90,48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Baleares</text:p>
          </table:table-cell>
          <table:table-cell office:value-type="float" office:value="1284972" table:style-name="ce34">
            <text:p>1.284.972</text:p>
          </table:table-cell>
          <table:table-cell office:value-type="float" office:value="97850" table:style-name="ce34">
            <text:p>97.850</text:p>
          </table:table-cell>
          <table:table-cell office:value-type="float" office:value="230400" table:style-name="ce34">
            <text:p>230.400</text:p>
          </table:table-cell>
          <table:table-cell office:value-type="float" office:value="433490" table:style-name="ce34">
            <text:p>433.490</text:p>
          </table:table-cell>
          <table:table-cell office:value-type="float" office:value="22200" table:style-name="ce34">
            <text:p>22.200</text:p>
          </table:table-cell>
          <table:table-cell office:value-type="float" office:value="225400" table:style-name="ce34">
            <text:p>225.400</text:p>
          </table:table-cell>
          <table:table-cell office:value-type="float" office:value="50040" table:style-name="ce34">
            <text:p>50.040</text:p>
          </table:table-cell>
          <table:table-cell office:value-type="float" office:value="2344352" table:style-name="ce34">
            <text:p>2.344.352</text:p>
          </table:table-cell>
          <table:table-cell office:value-type="float" office:value="2083985" table:style-name="ce34">
            <text:p>2.083.985</text:p>
          </table:table-cell>
          <table:table-cell office:value-type="percentage" office:value="0.88893860648912792" table:style-name="ce35">
            <text:p>88,89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Canarias</text:p>
          </table:table-cell>
          <table:table-cell office:value-type="float" office:value="2834748" table:style-name="ce34">
            <text:p>2.834.748</text:p>
          </table:table-cell>
          <table:table-cell office:value-type="float" office:value="230540" table:style-name="ce34">
            <text:p>230.540</text:p>
          </table:table-cell>
          <table:table-cell office:value-type="float" office:value="506880" table:style-name="ce34">
            <text:p>506.880</text:p>
          </table:table-cell>
          <table:table-cell office:value-type="float" office:value="796470" table:style-name="ce34">
            <text:p>796.470</text:p>
          </table:table-cell>
          <table:table-cell office:value-type="float" office:value="43200" table:style-name="ce34">
            <text:p>43.200</text:p>
          </table:table-cell>
          <table:table-cell office:value-type="float" office:value="455710" table:style-name="ce34">
            <text:p>455.710</text:p>
          </table:table-cell>
          <table:table-cell office:value-type="float" office:value="132660" table:style-name="ce34">
            <text:p>132.660</text:p>
          </table:table-cell>
          <table:table-cell office:value-type="float" office:value="5000208" table:style-name="ce34">
            <text:p>5.000.208</text:p>
          </table:table-cell>
          <table:table-cell office:value-type="float" office:value="4260319" table:style-name="ce34">
            <text:p>4.260.319</text:p>
          </table:table-cell>
          <table:table-cell office:value-type="percentage" office:value="0.85202835562040624" table:style-name="ce35">
            <text:p>85,20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Cantabria</text:p>
          </table:table-cell>
          <table:table-cell office:value-type="float" office:value="919185" table:style-name="ce34">
            <text:p>919.185</text:p>
          </table:table-cell>
          <table:table-cell office:value-type="float" office:value="60000" table:style-name="ce34">
            <text:p>60.000</text:p>
          </table:table-cell>
          <table:table-cell office:value-type="float" office:value="80640" table:style-name="ce34">
            <text:p>80.640</text:p>
          </table:table-cell>
          <table:table-cell office:value-type="float" office:value="175400" table:style-name="ce34">
            <text:p>175.400</text:p>
          </table:table-cell>
          <table:table-cell office:value-type="float" office:value="15600" table:style-name="ce34">
            <text:p>15.600</text:p>
          </table:table-cell>
          <table:table-cell office:value-type="float" office:value="120490" table:style-name="ce34">
            <text:p>120.490</text:p>
          </table:table-cell>
          <table:table-cell office:value-type="float" office:value="22145" table:style-name="ce34">
            <text:p>22.145</text:p>
          </table:table-cell>
          <table:table-cell office:value-type="float" office:value="1393460" table:style-name="ce34">
            <text:p>1.393.460</text:p>
          </table:table-cell>
          <table:table-cell office:value-type="float" office:value="1288155.5" table:style-name="ce34">
            <text:p>1.288.156</text:p>
          </table:table-cell>
          <table:table-cell office:value-type="percentage" office:value="0.92442947770298389" table:style-name="ce35">
            <text:p>92,44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Castilla y León</text:p>
          </table:table-cell>
          <table:table-cell office:value-type="float" office:value="4084695" table:style-name="ce34">
            <text:p>4.084.695</text:p>
          </table:table-cell>
          <table:table-cell office:value-type="float" office:value="280480" table:style-name="ce34">
            <text:p>280.480</text:p>
          </table:table-cell>
          <table:table-cell office:value-type="float" office:value="423360" table:style-name="ce34">
            <text:p>423.360</text:p>
          </table:table-cell>
          <table:table-cell office:value-type="float" office:value="691740" table:style-name="ce34">
            <text:p>691.740</text:p>
          </table:table-cell>
          <table:table-cell office:value-type="float" office:value="0" table:style-name="ce36">
            <text:p>0</text:p>
          </table:table-cell>
          <table:table-cell office:value-type="float" office:value="472170" table:style-name="ce34">
            <text:p>472.170</text:p>
          </table:table-cell>
          <table:table-cell office:value-type="float" office:value="94635" table:style-name="ce34">
            <text:p>94.635</text:p>
          </table:table-cell>
          <table:table-cell office:value-type="float" office:value="6047080" table:style-name="ce34">
            <text:p>6.047.080</text:p>
          </table:table-cell>
          <table:table-cell office:value-type="float" office:value="5466189.5" table:style-name="ce34">
            <text:p>5.466.190</text:p>
          </table:table-cell>
          <table:table-cell office:value-type="percentage" office:value="0.90393867784120596" table:style-name="ce35">
            <text:p>90,39%</text:p>
          </table:table-cell>
          <table:table-cell table:number-columns-repeated="16373"/>
        </table:table-row>
        <table:table-row table:style-name="ro7">
          <table:table-cell office:value-type="string" table:style-name="ce33">
            <text:p>Castilla - La Mancha</text:p>
          </table:table-cell>
          <table:table-cell office:value-type="float" office:value="2762769" table:style-name="ce34">
            <text:p>2.762.769</text:p>
          </table:table-cell>
          <table:table-cell office:value-type="float" office:value="258000" table:style-name="ce34">
            <text:p>258.000</text:p>
          </table:table-cell>
          <table:table-cell office:value-type="float" office:value="532800" table:style-name="ce34">
            <text:p>532.800</text:p>
          </table:table-cell>
          <table:table-cell office:value-type="float" office:value="712830" table:style-name="ce34">
            <text:p>712.830</text:p>
          </table:table-cell>
          <table:table-cell office:value-type="float" office:value="45600" table:style-name="ce34">
            <text:p>45.600</text:p>
          </table:table-cell>
          <table:table-cell office:value-type="float" office:value="381270" table:style-name="ce34">
            <text:p>381.270</text:p>
          </table:table-cell>
          <table:table-cell office:value-type="float" office:value="93045" table:style-name="ce34">
            <text:p>93.045</text:p>
          </table:table-cell>
          <table:table-cell office:value-type="float" office:value="4786314" table:style-name="ce34">
            <text:p>4.786.314</text:p>
          </table:table-cell>
          <table:table-cell office:value-type="float" office:value="4093886" table:style-name="ce34">
            <text:p>4.093.886</text:p>
          </table:table-cell>
          <table:table-cell office:value-type="percentage" office:value="0.85533168112246705" table:style-name="ce35">
            <text:p>85,53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Cataluña</text:p>
          </table:table-cell>
          <table:table-cell office:value-type="float" office:value="8911334" table:style-name="ce34">
            <text:p>8.911.334</text:p>
          </table:table-cell>
          <table:table-cell office:value-type="float" office:value="507070" table:style-name="ce34">
            <text:p>507.070</text:p>
          </table:table-cell>
          <table:table-cell office:value-type="float" office:value="1785600" table:style-name="ce34">
            <text:p>1.785.600</text:p>
          </table:table-cell>
          <table:table-cell office:value-type="float" office:value="3139230" table:style-name="ce34">
            <text:p>3.139.230</text:p>
          </table:table-cell>
          <table:table-cell office:value-type="float" office:value="0" table:style-name="ce36">
            <text:p>0</text:p>
          </table:table-cell>
          <table:table-cell office:value-type="float" office:value="1484370" table:style-name="ce34">
            <text:p>1.484.370</text:p>
          </table:table-cell>
          <table:table-cell office:value-type="float" office:value="352320" table:style-name="ce34">
            <text:p>352.320</text:p>
          </table:table-cell>
          <table:table-cell office:value-type="float" office:value="16179924" table:style-name="ce34">
            <text:p>16.179.924</text:p>
          </table:table-cell>
          <table:table-cell office:value-type="float" office:value="14692904.5" table:style-name="ce34">
            <text:p>14.692.905</text:p>
          </table:table-cell>
          <table:table-cell office:value-type="percentage" office:value="0.90809477844271702" table:style-name="ce35">
            <text:p>90,81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C. Valenciana</text:p>
          </table:table-cell>
          <table:table-cell office:value-type="float" office:value="6708172" table:style-name="ce34">
            <text:p>6.708.172</text:p>
          </table:table-cell>
          <table:table-cell office:value-type="float" office:value="543670" table:style-name="ce34">
            <text:p>543.670</text:p>
          </table:table-cell>
          <table:table-cell office:value-type="float" office:value="1356480" table:style-name="ce34">
            <text:p>1.356.480</text:p>
          </table:table-cell>
          <table:table-cell office:value-type="float" office:value="2120240" table:style-name="ce34">
            <text:p>2.120.240</text:p>
          </table:table-cell>
          <table:table-cell office:value-type="float" office:value="0" table:style-name="ce36">
            <text:p>0</text:p>
          </table:table-cell>
          <table:table-cell office:value-type="float" office:value="857060" table:style-name="ce34">
            <text:p>857.060</text:p>
          </table:table-cell>
          <table:table-cell office:value-type="float" office:value="208530" table:style-name="ce34">
            <text:p>208.530</text:p>
          </table:table-cell>
          <table:table-cell office:value-type="float" office:value="11794152" table:style-name="ce34">
            <text:p>11.794.152</text:p>
          </table:table-cell>
          <table:table-cell office:value-type="float" office:value="10305668.5" table:style-name="ce34">
            <text:p>10.305.669</text:p>
          </table:table-cell>
          <table:table-cell office:value-type="percentage" office:value="0.87379478405908284" table:style-name="ce35">
            <text:p>87,38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Extremadura</text:p>
          </table:table-cell>
          <table:table-cell office:value-type="float" office:value="1639481" table:style-name="ce34">
            <text:p>1.639.481</text:p>
          </table:table-cell>
          <table:table-cell office:value-type="float" office:value="155680" table:style-name="ce34">
            <text:p>155.680</text:p>
          </table:table-cell>
          <table:table-cell office:value-type="float" office:value="276480" table:style-name="ce34">
            <text:p>276.480</text:p>
          </table:table-cell>
          <table:table-cell office:value-type="float" office:value="303980" table:style-name="ce34">
            <text:p>303.980</text:p>
          </table:table-cell>
          <table:table-cell office:value-type="float" office:value="10200" table:style-name="ce34">
            <text:p>10.200</text:p>
          </table:table-cell>
          <table:table-cell office:value-type="float" office:value="182380" table:style-name="ce34">
            <text:p>182.380</text:p>
          </table:table-cell>
          <table:table-cell office:value-type="float" office:value="37450" table:style-name="ce34">
            <text:p>37.450</text:p>
          </table:table-cell>
          <table:table-cell office:value-type="float" office:value="2605651" table:style-name="ce34">
            <text:p>2.605.651</text:p>
          </table:table-cell>
          <table:table-cell office:value-type="float" office:value="2421400.5" table:style-name="ce34">
            <text:p>2.421.401</text:p>
          </table:table-cell>
          <table:table-cell office:value-type="percentage" office:value="0.92928811264440248" table:style-name="ce35">
            <text:p>92,93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Galicia</text:p>
          </table:table-cell>
          <table:table-cell office:value-type="float" office:value="4138999" table:style-name="ce34">
            <text:p>4.138.999</text:p>
          </table:table-cell>
          <table:table-cell office:value-type="float" office:value="253800" table:style-name="ce34">
            <text:p>253.800</text:p>
          </table:table-cell>
          <table:table-cell office:value-type="float" office:value="910080" table:style-name="ce34">
            <text:p>910.080</text:p>
          </table:table-cell>
          <table:table-cell office:value-type="float" office:value="1077580" table:style-name="ce34">
            <text:p>1.077.580</text:p>
          </table:table-cell>
          <table:table-cell office:value-type="float" office:value="76800" table:style-name="ce34">
            <text:p>76.800</text:p>
          </table:table-cell>
          <table:table-cell office:value-type="float" office:value="571870" table:style-name="ce34">
            <text:p>571.870</text:p>
          </table:table-cell>
          <table:table-cell office:value-type="float" office:value="122525" table:style-name="ce34">
            <text:p>122.525</text:p>
          </table:table-cell>
          <table:table-cell office:value-type="float" office:value="7151654" table:style-name="ce34">
            <text:p>7.151.654</text:p>
          </table:table-cell>
          <table:table-cell office:value-type="float" office:value="6453351.5" table:style-name="ce34">
            <text:p>6.453.352</text:p>
          </table:table-cell>
          <table:table-cell office:value-type="percentage" office:value="0.90235790210208711" table:style-name="ce35">
            <text:p>90,24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La Rioja</text:p>
          </table:table-cell>
          <table:table-cell office:value-type="float" office:value="461945" table:style-name="ce34">
            <text:p>461.945</text:p>
          </table:table-cell>
          <table:table-cell office:value-type="float" office:value="47140" table:style-name="ce34">
            <text:p>47.140</text:p>
          </table:table-cell>
          <table:table-cell office:value-type="float" office:value="83520" table:style-name="ce34">
            <text:p>83.520</text:p>
          </table:table-cell>
          <table:table-cell office:value-type="float" office:value="108710" table:style-name="ce34">
            <text:p>108.710</text:p>
          </table:table-cell>
          <table:table-cell office:value-type="float" office:value="7200" table:style-name="ce34">
            <text:p>7.200</text:p>
          </table:table-cell>
          <table:table-cell office:value-type="float" office:value="53270" table:style-name="ce34">
            <text:p>53.270</text:p>
          </table:table-cell>
          <table:table-cell office:value-type="float" office:value="15200" table:style-name="ce34">
            <text:p>15.200</text:p>
          </table:table-cell>
          <table:table-cell office:value-type="float" office:value="776985" table:style-name="ce34">
            <text:p>776.985</text:p>
          </table:table-cell>
          <table:table-cell office:value-type="float" office:value="682150" table:style-name="ce34">
            <text:p>682.150</text:p>
          </table:table-cell>
          <table:table-cell office:value-type="percentage" office:value="0.87794487667072085" table:style-name="ce35">
            <text:p>87,79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Madrid</text:p>
          </table:table-cell>
          <table:table-cell office:value-type="float" office:value="9317025" table:style-name="ce34">
            <text:p>9.317.025</text:p>
          </table:table-cell>
          <table:table-cell office:value-type="float" office:value="756000" table:style-name="ce34">
            <text:p>756.000</text:p>
          </table:table-cell>
          <table:table-cell office:value-type="float" office:value="1480320" table:style-name="ce34">
            <text:p>1.480.320</text:p>
          </table:table-cell>
          <table:table-cell office:value-type="float" office:value="2168580" table:style-name="ce34">
            <text:p>2.168.580</text:p>
          </table:table-cell>
          <table:table-cell office:value-type="float" office:value="140400" table:style-name="ce34">
            <text:p>140.400</text:p>
          </table:table-cell>
          <table:table-cell office:value-type="float" office:value="1182300" table:style-name="ce34">
            <text:p>1.182.300</text:p>
          </table:table-cell>
          <table:table-cell office:value-type="float" office:value="253150" table:style-name="ce34">
            <text:p>253.150</text:p>
          </table:table-cell>
          <table:table-cell office:value-type="float" office:value="15297775" table:style-name="ce34">
            <text:p>15.297.775</text:p>
          </table:table-cell>
          <table:table-cell office:value-type="float" office:value="13623797" table:style-name="ce34">
            <text:p>13.623.797</text:p>
          </table:table-cell>
          <table:table-cell office:value-type="percentage" office:value="0.89057375990952936" table:style-name="ce35">
            <text:p>89,06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Murcia<text:s/></text:p>
          </table:table-cell>
          <table:table-cell office:value-type="float" office:value="1785635" table:style-name="ce34">
            <text:p>1.785.635</text:p>
          </table:table-cell>
          <table:table-cell office:value-type="float" office:value="208800" table:style-name="ce34">
            <text:p>208.800</text:p>
          </table:table-cell>
          <table:table-cell office:value-type="float" office:value="302400" table:style-name="ce34">
            <text:p>302.400</text:p>
          </table:table-cell>
          <table:table-cell office:value-type="float" office:value="625500" table:style-name="ce34">
            <text:p>625.500</text:p>
          </table:table-cell>
          <table:table-cell office:value-type="float" office:value="0" table:style-name="ce36">
            <text:p>0</text:p>
          </table:table-cell>
          <table:table-cell office:value-type="float" office:value="253010" table:style-name="ce34">
            <text:p>253.010</text:p>
          </table:table-cell>
          <table:table-cell office:value-type="float" office:value="68300" table:style-name="ce34">
            <text:p>68.300</text:p>
          </table:table-cell>
          <table:table-cell office:value-type="float" office:value="3243645" table:style-name="ce34">
            <text:p>3.243.645</text:p>
          </table:table-cell>
          <table:table-cell office:value-type="float" office:value="2913098.5" table:style-name="ce34">
            <text:p>2.913.099</text:p>
          </table:table-cell>
          <table:table-cell office:value-type="percentage" office:value="0.89809411942428963" table:style-name="ce35">
            <text:p>89,81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Navarra<text:s/></text:p>
          </table:table-cell>
          <table:table-cell office:value-type="float" office:value="895749" table:style-name="ce34">
            <text:p>895.749</text:p>
          </table:table-cell>
          <table:table-cell office:value-type="float" office:value="77800" table:style-name="ce34">
            <text:p>77.800</text:p>
          </table:table-cell>
          <table:table-cell office:value-type="float" office:value="161280" table:style-name="ce34">
            <text:p>161.280</text:p>
          </table:table-cell>
          <table:table-cell office:value-type="float" office:value="273760" table:style-name="ce34">
            <text:p>273.760</text:p>
          </table:table-cell>
          <table:table-cell office:value-type="float" office:value="15000" table:style-name="ce34">
            <text:p>15.000</text:p>
          </table:table-cell>
          <table:table-cell office:value-type="float" office:value="135150" table:style-name="ce34">
            <text:p>135.150</text:p>
          </table:table-cell>
          <table:table-cell office:value-type="float" office:value="23710" table:style-name="ce34">
            <text:p>23.710</text:p>
          </table:table-cell>
          <table:table-cell office:value-type="float" office:value="1582449" table:style-name="ce34">
            <text:p>1.582.449</text:p>
          </table:table-cell>
          <table:table-cell office:value-type="float" office:value="1383912" table:style-name="ce34">
            <text:p>1.383.912</text:p>
          </table:table-cell>
          <table:table-cell office:value-type="percentage" office:value="0.8745381367740761" table:style-name="ce35">
            <text:p>87,45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País Vasco</text:p>
          </table:table-cell>
          <table:table-cell office:value-type="float" office:value="2976528" table:style-name="ce34">
            <text:p>2.976.528</text:p>
          </table:table-cell>
          <table:table-cell office:value-type="float" office:value="180000" table:style-name="ce34">
            <text:p>180.000</text:p>
          </table:table-cell>
          <table:table-cell office:value-type="float" office:value="613440" table:style-name="ce34">
            <text:p>613.440</text:p>
          </table:table-cell>
          <table:table-cell office:value-type="float" office:value="817900" table:style-name="ce34">
            <text:p>817.900</text:p>
          </table:table-cell>
          <table:table-cell office:value-type="float" office:value="112800" table:style-name="ce34">
            <text:p>112.800</text:p>
          </table:table-cell>
          <table:table-cell office:value-type="float" office:value="444200" table:style-name="ce34">
            <text:p>444.200</text:p>
          </table:table-cell>
          <table:table-cell office:value-type="float" office:value="101305" table:style-name="ce34">
            <text:p>101.305</text:p>
          </table:table-cell>
          <table:table-cell office:value-type="float" office:value="5246173" table:style-name="ce34">
            <text:p>5.246.173</text:p>
          </table:table-cell>
          <table:table-cell office:value-type="float" office:value="4634220.5" table:style-name="ce34">
            <text:p>4.634.221</text:p>
          </table:table-cell>
          <table:table-cell office:value-type="percentage" office:value="0.88335258863937582" table:style-name="ce35">
            <text:p>88,34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Ceuta</text:p>
          </table:table-cell>
          <table:table-cell office:value-type="float" office:value="116496" table:style-name="ce34">
            <text:p>116.496</text:p>
          </table:table-cell>
          <table:table-cell office:value-type="float" office:value="12000" table:style-name="ce34">
            <text:p>12.000</text:p>
          </table:table-cell>
          <table:table-cell office:value-type="float" office:value="17280" table:style-name="ce34">
            <text:p>17.280</text:p>
          </table:table-cell>
          <table:table-cell office:value-type="float" office:value="24620" table:style-name="ce34">
            <text:p>24.620</text:p>
          </table:table-cell>
          <table:table-cell office:value-type="float" office:value="1800" table:style-name="ce34">
            <text:p>1.800</text:p>
          </table:table-cell>
          <table:table-cell office:value-type="float" office:value="17540" table:style-name="ce34">
            <text:p>17.540</text:p>
          </table:table-cell>
          <table:table-cell office:value-type="float" office:value="3935" table:style-name="ce34">
            <text:p>3.935</text:p>
          </table:table-cell>
          <table:table-cell office:value-type="float" office:value="193671" table:style-name="ce34">
            <text:p>193.671</text:p>
          </table:table-cell>
          <table:table-cell office:value-type="float" office:value="161629.5" table:style-name="ce34">
            <text:p>161.630</text:p>
          </table:table-cell>
          <table:table-cell office:value-type="percentage" office:value="0.8345570581036913" table:style-name="ce35">
            <text:p>83,46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Melilla</text:p>
          </table:table-cell>
          <table:table-cell office:value-type="float" office:value="108450" table:style-name="ce34">
            <text:p>108.450</text:p>
          </table:table-cell>
          <table:table-cell office:value-type="float" office:value="12000" table:style-name="ce34">
            <text:p>12.000</text:p>
          </table:table-cell>
          <table:table-cell office:value-type="float" office:value="14400" table:style-name="ce34">
            <text:p>14.400</text:p>
          </table:table-cell>
          <table:table-cell office:value-type="float" office:value="21500" table:style-name="ce34">
            <text:p>21.500</text:p>
          </table:table-cell>
          <table:table-cell office:value-type="float" office:value="1800" table:style-name="ce34">
            <text:p>1.800</text:p>
          </table:table-cell>
          <table:table-cell office:value-type="float" office:value="12660" table:style-name="ce34">
            <text:p>12.660</text:p>
          </table:table-cell>
          <table:table-cell office:value-type="float" office:value="3830" table:style-name="ce34">
            <text:p>3.830</text:p>
          </table:table-cell>
          <table:table-cell office:value-type="float" office:value="174640" table:style-name="ce34">
            <text:p>174.640</text:p>
          </table:table-cell>
          <table:table-cell office:value-type="float" office:value="153816" table:style-name="ce34">
            <text:p>153.816</text:p>
          </table:table-cell>
          <table:table-cell office:value-type="percentage" office:value="0.88076042143838751" table:style-name="ce35">
            <text:p>88,08%</text:p>
          </table:table-cell>
          <table:table-cell table:number-columns-repeated="16373"/>
        </table:table-row>
        <table:table-row table:style-name="ro5">
          <table:table-cell office:value-type="string" table:style-name="ce33">
            <text:p>Fuerzas Armadas</text:p>
          </table:table-cell>
          <table:table-cell office:value-type="float" office:value="58986" table:style-name="ce34">
            <text:p>58.986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58710" table:style-name="ce34">
            <text:p>58.710</text:p>
          </table:table-cell>
          <table:table-cell office:value-type="float" office:value="0" table:style-name="ce36">
            <text:p>0</text:p>
          </table:table-cell>
          <table:table-cell office:value-type="float" office:value="103800" table:style-name="ce34">
            <text:p>103.800</text:p>
          </table:table-cell>
          <table:table-cell office:value-type="float" office:value="2000" table:style-name="ce34">
            <text:p>2.000</text:p>
          </table:table-cell>
          <table:table-cell office:value-type="float" office:value="223496" table:style-name="ce34">
            <text:p>223.496</text:p>
          </table:table-cell>
          <table:table-cell office:value-type="float" office:value="208093.5" table:style-name="ce34">
            <text:p>208.094</text:p>
          </table:table-cell>
          <table:table-cell office:value-type="percentage" office:value="0.93108377778573215" table:style-name="ce35">
            <text:p>93,11%</text:p>
          </table:table-cell>
          <table:table-cell table:number-columns-repeated="16373"/>
        </table:table-row>
        <table:table-row table:style-name="ro7">
          <table:table-cell office:value-type="string" table:style-name="ce37">
            <text:p>Sanidad Exterior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8400" table:style-name="ce39">
            <text:p>8.40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4705" table:style-name="ce39">
            <text:p>4.705</text:p>
          </table:table-cell>
          <table:table-cell office:value-type="float" office:value="13105" table:style-name="ce39">
            <text:p>13.105</text:p>
          </table:table-cell>
          <table:table-cell office:value-type="float" office:value="13476.5" table:style-name="ce39">
            <text:p>13.477</text:p>
          </table:table-cell>
          <table:table-cell office:value-type="percentage" office:value="1" table:style-name="ce40">
            <text:p>100,00%</text:p>
          </table:table-cell>
          <table:table-cell table:number-columns-repeated="16373"/>
        </table:table-row>
        <table:table-row table:style-name="ro5">
          <table:table-cell office:value-type="string" table:style-name="ce41">
            <text:p>Totales</text:p>
          </table:table-cell>
          <table:table-cell office:value-type="float" office:value="63856845" table:style-name="ce42">
            <text:p>63.856.845</text:p>
          </table:table-cell>
          <table:table-cell office:value-type="float" office:value="4909760" table:style-name="ce42">
            <text:p>4.909.760</text:p>
          </table:table-cell>
          <table:table-cell office:value-type="float" office:value="11266560" table:style-name="ce42">
            <text:p>11.266.560</text:p>
          </table:table-cell>
          <table:table-cell office:value-type="float" office:value="17067620" table:style-name="ce43">
            <text:p>17.067.620</text:p>
          </table:table-cell>
          <table:table-cell office:value-type="float" office:value="556200" table:style-name="ce43">
            <text:p>556.200</text:p>
          </table:table-cell>
          <table:table-cell office:value-type="float" office:value="8962110" table:style-name="ce44">
            <text:p>8.962.110</text:p>
          </table:table-cell>
          <table:table-cell office:value-type="float" office:value="2023960" table:style-name="ce45">
            <text:p>2.023.960</text:p>
          </table:table-cell>
          <table:table-cell office:value-type="float" office:value="108643055" table:style-name="ce46">
            <text:p>108.643.055</text:p>
          </table:table-cell>
          <table:table-cell office:value-type="float" office:value="97667329.5" table:style-name="ce46">
            <text:p>97.667.330</text:p>
          </table:table-cell>
          <table:table-cell office:value-type="percentage" office:value="0.89897443973754232" table:style-name="ce47">
            <text:p>89,90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50"/>
          <table:table-cell office:value-type="string" table:style-name="ce51">
            <text:p>Nº Personas con al menos 1 dosis</text:p>
          </table:table-cell>
          <table:table-cell office:value-type="string" table:style-name="ce51">
            <text:p>Nº Personas con pauta completa</text:p>
          </table:table-cell>
          <table:table-cell office:value-type="string" table:style-name="ce51">
            <text:p>% Pautas incompletas</text:p>
          </table:table-cell>
          <table:table-cell office:value-type="string" table:style-name="ce51">
            <text:p>Nº Personas con 1ª dosis de recuerdo<text:span text:style-name="T3">(2)</text:span></text:p>
          </table:table-cell>
          <table:table-cell office:value-type="string" table:style-name="ce51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89899" table:style-name="ce52">
            <text:p>7.489.899</text:p>
          </table:table-cell>
          <table:table-cell office:value-type="float" office:value="7354198" table:style-name="ce52">
            <text:p>7.354.198</text:p>
          </table:table-cell>
          <table:table-cell office:value-type="percentage" office:value="1.8117867811034569E-2" table:style-name="ce32">
            <text:p>1,81%</text:p>
          </table:table-cell>
          <table:table-cell office:value-type="float" office:value="4244248" table:style-name="ce52">
            <text:p>4.244.248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Aragón</text:p>
          </table:table-cell>
          <table:table-cell office:value-type="float" office:value="1152478" table:style-name="ce53">
            <text:p>1.152.478</text:p>
          </table:table-cell>
          <table:table-cell office:value-type="float" office:value="1132503" table:style-name="ce53">
            <text:p>1.132.503</text:p>
          </table:table-cell>
          <table:table-cell office:value-type="percentage" office:value="1.7332218055355505E-2" table:style-name="ce35">
            <text:p>1,73%</text:p>
          </table:table-cell>
          <table:table-cell office:value-type="float" office:value="735930" table:style-name="ce53">
            <text:p>735.930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Asturias<text:s/></text:p>
          </table:table-cell>
          <table:table-cell office:value-type="float" office:value="929919" table:style-name="ce53">
            <text:p>929.919</text:p>
          </table:table-cell>
          <table:table-cell office:value-type="float" office:value="920800" table:style-name="ce53">
            <text:p>920.800</text:p>
          </table:table-cell>
          <table:table-cell office:value-type="percentage" office:value="9.8062304351239186E-3" table:style-name="ce35">
            <text:p>0,98%</text:p>
          </table:table-cell>
          <table:table-cell office:value-type="float" office:value="731251" table:style-name="ce53">
            <text:p>731.251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Baleares</text:p>
          </table:table-cell>
          <table:table-cell office:value-type="float" office:value="929500" table:style-name="ce53">
            <text:p>929.500</text:p>
          </table:table-cell>
          <table:table-cell office:value-type="float" office:value="914554" table:style-name="ce53">
            <text:p>914.554</text:p>
          </table:table-cell>
          <table:table-cell office:value-type="percentage" office:value="1.607961269499731E-2" table:style-name="ce35">
            <text:p>1,61%</text:p>
          </table:table-cell>
          <table:table-cell office:value-type="float" office:value="497905" table:style-name="ce53">
            <text:p>497.905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Canarias</text:p>
          </table:table-cell>
          <table:table-cell office:value-type="float" office:value="1825401" table:style-name="ce53">
            <text:p>1.825.401</text:p>
          </table:table-cell>
          <table:table-cell office:value-type="float" office:value="1770614" table:style-name="ce53">
            <text:p>1.770.614</text:p>
          </table:table-cell>
          <table:table-cell office:value-type="percentage" office:value="3.00136791861076E-2" table:style-name="ce35">
            <text:p>3,00%</text:p>
          </table:table-cell>
          <table:table-cell office:value-type="float" office:value="1028625" table:style-name="ce53">
            <text:p>1.028.625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Cantabria</text:p>
          </table:table-cell>
          <table:table-cell office:value-type="float" office:value="520326" table:style-name="ce53">
            <text:p>520.326</text:p>
          </table:table-cell>
          <table:table-cell office:value-type="float" office:value="516782" table:style-name="ce53">
            <text:p>516.782</text:p>
          </table:table-cell>
          <table:table-cell office:value-type="percentage" office:value="6.8111145704808137E-3" table:style-name="ce35">
            <text:p>0,68%</text:p>
          </table:table-cell>
          <table:table-cell office:value-type="float" office:value="364244" table:style-name="ce53">
            <text:p>364.244</text:p>
          </table:table-cell>
          <table:table-cell office:value-type="date" office:date-value="2022-10-18T00:00:00" table:style-name="ce131">
            <text:p>18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Castilla y León</text:p>
          </table:table-cell>
          <table:table-cell office:value-type="float" office:value="2153106" table:style-name="ce53">
            <text:p>2.153.106</text:p>
          </table:table-cell>
          <table:table-cell office:value-type="float" office:value="2128187" table:style-name="ce53">
            <text:p>2.128.187</text:p>
          </table:table-cell>
          <table:table-cell office:value-type="percentage" office:value="1.1573512869315305E-2" table:style-name="ce35">
            <text:p>1,16%</text:p>
          </table:table-cell>
          <table:table-cell office:value-type="float" office:value="1546305" table:style-name="ce53">
            <text:p>1.546.305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7">
          <table:table-cell office:value-type="string" table:style-name="ce33">
            <text:p>Castilla - La Mancha</text:p>
          </table:table-cell>
          <table:table-cell office:value-type="float" office:value="1769755" table:style-name="ce53">
            <text:p>1.769.755</text:p>
          </table:table-cell>
          <table:table-cell office:value-type="float" office:value="1719300" table:style-name="ce53">
            <text:p>1.719.300</text:p>
          </table:table-cell>
          <table:table-cell office:value-type="percentage" office:value="2.8509595961022854E-2" table:style-name="ce35">
            <text:p>2,85%</text:p>
          </table:table-cell>
          <table:table-cell office:value-type="float" office:value="1114034" table:style-name="ce53">
            <text:p>1.114.034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Cataluña</text:p>
          </table:table-cell>
          <table:table-cell office:value-type="float" office:value="6503627" table:style-name="ce53">
            <text:p>6.503.627</text:p>
          </table:table-cell>
          <table:table-cell office:value-type="float" office:value="6370082" table:style-name="ce53">
            <text:p>6.370.082</text:p>
          </table:table-cell>
          <table:table-cell office:value-type="percentage" office:value="2.0533926684294778E-2" table:style-name="ce35">
            <text:p>2,05%</text:p>
          </table:table-cell>
          <table:table-cell office:value-type="float" office:value="3931133" table:style-name="ce53">
            <text:p>3.931.133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C. Valenciana</text:p>
          </table:table-cell>
          <table:table-cell office:value-type="float" office:value="4455288" table:style-name="ce53">
            <text:p>4.455.288</text:p>
          </table:table-cell>
          <table:table-cell office:value-type="float" office:value="4395377" table:style-name="ce53">
            <text:p>4.395.377</text:p>
          </table:table-cell>
          <table:table-cell office:value-type="percentage" office:value="1.344716660292219E-2" table:style-name="ce35">
            <text:p>1,34%</text:p>
          </table:table-cell>
          <table:table-cell office:value-type="float" office:value="3014846" table:style-name="ce53">
            <text:p>3.014.846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Extremadura</text:p>
          </table:table-cell>
          <table:table-cell office:value-type="float" office:value="970898" table:style-name="ce53">
            <text:p>970.898</text:p>
          </table:table-cell>
          <table:table-cell office:value-type="float" office:value="953699" table:style-name="ce53">
            <text:p>953.699</text:p>
          </table:table-cell>
          <table:table-cell office:value-type="percentage" office:value="1.77145281996667E-2" table:style-name="ce35">
            <text:p>1,77%</text:p>
          </table:table-cell>
          <table:table-cell office:value-type="float" office:value="660553" table:style-name="ce53">
            <text:p>660.553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Galicia</text:p>
          </table:table-cell>
          <table:table-cell office:value-type="float" office:value="2483871" table:style-name="ce53">
            <text:p>2.483.871</text:p>
          </table:table-cell>
          <table:table-cell office:value-type="float" office:value="2459744" table:style-name="ce53">
            <text:p>2.459.744</text:p>
          </table:table-cell>
          <table:table-cell office:value-type="percentage" office:value="9.7134674063186054E-3" table:style-name="ce35">
            <text:p>0,97%</text:p>
          </table:table-cell>
          <table:table-cell office:value-type="float" office:value="2006122" table:style-name="ce53">
            <text:p>2.006.122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La Rioja</text:p>
          </table:table-cell>
          <table:table-cell office:value-type="float" office:value="284839" table:style-name="ce53">
            <text:p>284.839</text:p>
          </table:table-cell>
          <table:table-cell office:value-type="float" office:value="287115" table:style-name="ce53">
            <text:p>287.115</text:p>
          </table:table-cell>
          <table:table-cell office:value-type="percentage" office:value="0" table:style-name="ce35">
            <text:p>0,00%</text:p>
          </table:table-cell>
          <table:table-cell office:value-type="float" office:value="188828" table:style-name="ce53">
            <text:p>188.828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Madrid</text:p>
          </table:table-cell>
          <table:table-cell office:value-type="float" office:value="5780221" table:style-name="ce53">
            <text:p>5.780.221</text:p>
          </table:table-cell>
          <table:table-cell office:value-type="float" office:value="5738959" table:style-name="ce53">
            <text:p>5.738.959</text:p>
          </table:table-cell>
          <table:table-cell office:value-type="percentage" office:value="7.1384813833242711E-3" table:style-name="ce35">
            <text:p>0,71%</text:p>
          </table:table-cell>
          <table:table-cell office:value-type="float" office:value="3534418" table:style-name="ce53">
            <text:p>3.534.418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Murcia<text:s/></text:p>
          </table:table-cell>
          <table:table-cell office:value-type="float" office:value="1301980" table:style-name="ce53">
            <text:p>1.301.980</text:p>
          </table:table-cell>
          <table:table-cell office:value-type="float" office:value="1283222" table:style-name="ce53">
            <text:p>1.283.222</text:p>
          </table:table-cell>
          <table:table-cell office:value-type="percentage" office:value="1.4407287362325074E-2" table:style-name="ce35">
            <text:p>1,44%</text:p>
          </table:table-cell>
          <table:table-cell office:value-type="float" office:value="718403" table:style-name="ce53">
            <text:p>718.403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Navarra<text:s/></text:p>
          </table:table-cell>
          <table:table-cell office:value-type="float" office:value="569010" table:style-name="ce53">
            <text:p>569.010</text:p>
          </table:table-cell>
          <table:table-cell office:value-type="float" office:value="563886" table:style-name="ce53">
            <text:p>563.886</text:p>
          </table:table-cell>
          <table:table-cell office:value-type="percentage" office:value="9.0051141456213429E-3" table:style-name="ce35">
            <text:p>0,90%</text:p>
          </table:table-cell>
          <table:table-cell office:value-type="float" office:value="372150" table:style-name="ce53">
            <text:p>372.150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País Vasco</text:p>
          </table:table-cell>
          <table:table-cell office:value-type="float" office:value="1953717" table:style-name="ce53">
            <text:p>1.953.717</text:p>
          </table:table-cell>
          <table:table-cell office:value-type="float" office:value="1918293" table:style-name="ce53">
            <text:p>1.918.293</text:p>
          </table:table-cell>
          <table:table-cell office:value-type="percentage" office:value="1.813159224186512E-2" table:style-name="ce35">
            <text:p>1,81%</text:p>
          </table:table-cell>
          <table:table-cell office:value-type="float" office:value="1238838" table:style-name="ce53">
            <text:p>1.238.838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Ceuta</text:p>
          </table:table-cell>
          <table:table-cell office:value-type="float" office:value="68605" table:style-name="ce53">
            <text:p>68.605</text:p>
          </table:table-cell>
          <table:table-cell office:value-type="float" office:value="65771" table:style-name="ce53">
            <text:p>65.771</text:p>
          </table:table-cell>
          <table:table-cell office:value-type="percentage" office:value="4.1308942496902555E-2" table:style-name="ce35">
            <text:p>4,13%</text:p>
          </table:table-cell>
          <table:table-cell office:value-type="float" office:value="44025" table:style-name="ce53">
            <text:p>44.025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Melilla</text:p>
          </table:table-cell>
          <table:table-cell office:value-type="float" office:value="66604" table:style-name="ce53">
            <text:p>66.604</text:p>
          </table:table-cell>
          <table:table-cell office:value-type="float" office:value="63350" table:style-name="ce53">
            <text:p>63.350</text:p>
          </table:table-cell>
          <table:table-cell office:value-type="percentage" office:value="4.8855924569094947E-2" table:style-name="ce35">
            <text:p>4,89%</text:p>
          </table:table-cell>
          <table:table-cell office:value-type="float" office:value="37194" table:style-name="ce53">
            <text:p>37.194</text:p>
          </table:table-cell>
          <table:table-cell office:value-type="date" office:date-value="2022-10-19T00:00:00" table:style-name="ce131">
            <text:p>19/10/2022</text:p>
          </table:table-cell>
          <table:table-cell table:number-columns-repeated="16378"/>
        </table:table-row>
        <table:table-row table:style-name="ro5">
          <table:table-cell office:value-type="string" table:style-name="ce33">
            <text:p>Fuerzas Armadas</text:p>
          </table:table-cell>
          <table:table-cell office:value-type="float" office:value="95160" table:style-name="ce53">
            <text:p>95.160</text:p>
          </table:table-cell>
          <table:table-cell office:value-type="float" office:value="94820" table:style-name="ce53">
            <text:p>94.820</text:p>
          </table:table-cell>
          <table:table-cell office:value-type="percentage" office:value="3.5729298024379992E-3" table:style-name="ce35">
            <text:p>0,36%</text:p>
          </table:table-cell>
          <table:table-cell office:value-type="float" office:value="51734" table:style-name="ce53">
            <text:p>51.734</text:p>
          </table:table-cell>
          <table:table-cell office:value-type="date" office:date-value="2022-10-18T00:00:00" table:style-name="ce131">
            <text:p>18/10/2022</text:p>
          </table:table-cell>
          <table:table-cell table:number-columns-repeated="16378"/>
        </table:table-row>
        <table:table-row table:style-name="ro7">
          <table:table-cell office:value-type="string" table:style-name="ce37">
            <text:p>Sanidad Exterior</text:p>
          </table:table-cell>
          <table:table-cell office:value-type="float" office:value="8125" table:style-name="ce54">
            <text:p>8.125</text:p>
          </table:table-cell>
          <table:table-cell office:value-type="float" office:value="8143" table:style-name="ce54">
            <text:p>8.143</text:p>
          </table:table-cell>
          <table:table-cell office:value-type="percentage" office:value="0" table:style-name="ce40">
            <text:p>0,00%</text:p>
          </table:table-cell>
          <table:table-cell office:value-type="float" office:value="4123" table:style-name="ce54">
            <text:p>4.123</text:p>
          </table:table-cell>
          <table:table-cell office:value-type="date" office:date-value="2022-09-21T00:00:00" table:style-name="ce131">
            <text:p>21/09/2022</text:p>
          </table:table-cell>
          <table:table-cell table:number-columns-repeated="16378"/>
        </table:table-row>
        <table:table-row table:style-name="ro5">
          <table:table-cell office:value-type="string" table:style-name="ce41">
            <text:p>Totales</text:p>
          </table:table-cell>
          <table:table-cell office:value-type="float" office:value="41312329" table:style-name="ce55">
            <text:p>41.312.329</text:p>
          </table:table-cell>
          <table:table-cell office:value-type="float" office:value="40659399" table:style-name="ce55">
            <text:p>40.659.399</text:p>
          </table:table-cell>
          <table:table-cell office:value-type="percentage" office:value="1.580472502530661E-2" table:style-name="ce47">
            <text:p>1,58%</text:p>
          </table:table-cell>
          <table:table-cell office:value-type="float" office:value="26064909" table:style-name="ce55">
            <text:p>26.064.909</text:p>
          </table:table-cell>
          <table:table-cell table:style-name="ce132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58"/>
        <table:table-column table:style-name="co6" table:number-columns-repeated="5" table:default-cell-style-name="ce58"/>
        <table:table-column table:style-name="co4" table:number-columns-repeated="2" table:default-cell-style-name="ce58"/>
        <table:table-column table:style-name="co3" table:number-columns-repeated="7" table:default-cell-style-name="ce58"/>
        <table:table-column table:style-name="co4" table:number-columns-repeated="16369" table:default-cell-style-name="ce58"/>
        <table:table-row table:style-name="ro8">
          <table:table-cell table:style-name="ce56"/>
          <table:table-cell office:value-type="string" table:style-name="ce57">
            <text:p>Población a vacunar mayor de 12 años</text:p>
          </table:table-cell>
          <table:table-cell office:value-type="string" table:style-name="ce57">
            <text:p>Nº Personas con 1 dosis</text:p>
          </table:table-cell>
          <table:table-cell office:value-type="string" table:style-name="ce57">
            <text:p>% 1ª dosis</text:p>
          </table:table-cell>
          <table:table-cell office:value-type="string" table:style-name="ce57">
            <text:p>Nº Personas con pauta completa</text:p>
          </table:table-cell>
          <table:table-cell office:value-type="string" table:style-name="ce57">
            <text:p>% personas con pauta completa</text:p>
          </table:table-cell>
          <table:table-cell office:value-type="string" table:style-name="ce57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59">
            <text:p>Andalucía</text:p>
          </table:table-cell>
          <table:table-cell office:value-type="float" office:value="7508005" table:style-name="ce133">
            <text:p>7.508.005</text:p>
          </table:table-cell>
          <table:table-cell office:value-type="float" office:value="7047327" table:style-name="ce133">
            <text:p>7.047.327</text:p>
          </table:table-cell>
          <table:table-cell office:value-type="percentage" office:value="0.93864175636537273" table:style-name="ce134">
            <text:p>93,9%</text:p>
          </table:table-cell>
          <table:table-cell office:value-type="float" office:value="7037989" table:style-name="ce133">
            <text:p>7.037.989</text:p>
          </table:table-cell>
          <table:table-cell office:value-type="percentage" office:value="0.93739801718299332" table:style-name="ce134">
            <text:p>93,7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/>
        </table:table-row>
        <table:table-row table:style-name="ro2">
          <table:table-cell office:value-type="string" table:style-name="ce60">
            <text:p>Aragón</text:p>
          </table:table-cell>
          <table:table-cell office:value-type="float" office:value="1189408" table:style-name="ce133">
            <text:p>1.189.408</text:p>
          </table:table-cell>
          <table:table-cell office:value-type="float" office:value="1098591" table:style-name="ce133">
            <text:p>1.098.591</text:p>
          </table:table-cell>
          <table:table-cell office:value-type="percentage" office:value="0.92364520837256858" table:style-name="ce134">
            <text:p>92,4%</text:p>
          </table:table-cell>
          <table:table-cell office:value-type="float" office:value="1092588" table:style-name="ce133">
            <text:p>1.092.588</text:p>
          </table:table-cell>
          <table:table-cell office:value-type="percentage" office:value="0.9185981597567866" table:style-name="ce136">
            <text:p>91,9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/>
        </table:table-row>
        <table:table-row table:style-name="ro2">
          <table:table-cell office:value-type="string" table:style-name="ce60">
            <text:p>Asturias<text:s/></text:p>
          </table:table-cell>
          <table:table-cell office:value-type="float" office:value="930447" table:style-name="ce133">
            <text:p>930.447</text:p>
          </table:table-cell>
          <table:table-cell office:value-type="float" office:value="886191" table:style-name="ce133">
            <text:p>886.191</text:p>
          </table:table-cell>
          <table:table-cell office:value-type="percentage" office:value="0.95243576474533209" table:style-name="ce134">
            <text:p>95,2%</text:p>
          </table:table-cell>
          <table:table-cell office:value-type="float" office:value="886999" table:style-name="ce133">
            <text:p>886.999</text:p>
          </table:table-cell>
          <table:table-cell office:value-type="percentage" office:value="0.95330416455746536" table:style-name="ce136">
            <text:p>95,3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/>
        </table:table-row>
        <table:table-row table:style-name="ro2">
          <table:table-cell office:value-type="string" table:style-name="ce60">
            <text:p>Baleares</text:p>
          </table:table-cell>
          <table:table-cell office:value-type="float" office:value="1083187" table:style-name="ce133">
            <text:p>1.083.187</text:p>
          </table:table-cell>
          <table:table-cell office:value-type="float" office:value="897854" table:style-name="ce133">
            <text:p>897.854</text:p>
          </table:table-cell>
          <table:table-cell office:value-type="percentage" office:value="0.82890027299072089" table:style-name="ce134">
            <text:p>82,9%</text:p>
          </table:table-cell>
          <table:table-cell office:value-type="float" office:value="892354" table:style-name="ce133">
            <text:p>892.354</text:p>
          </table:table-cell>
          <table:table-cell office:value-type="percentage" office:value="0.82382266404600502" table:style-name="ce136">
            <text:p>82,4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/>
        </table:table-row>
        <table:table-row table:style-name="ro2">
          <table:table-cell office:value-type="string" table:style-name="ce60">
            <text:p>Canarias</text:p>
          </table:table-cell>
          <table:table-cell office:value-type="float" office:value="2033513" table:style-name="ce133">
            <text:p>2.033.513</text:p>
          </table:table-cell>
          <table:table-cell office:value-type="float" office:value="1749045" table:style-name="ce133">
            <text:p>1.749.045</text:p>
          </table:table-cell>
          <table:table-cell office:value-type="percentage" office:value="0.86011006568435999" table:style-name="ce134">
            <text:p>86,0%</text:p>
          </table:table-cell>
          <table:table-cell office:value-type="float" office:value="1716700" table:style-name="ce133">
            <text:p>1.716.700</text:p>
          </table:table-cell>
          <table:table-cell office:value-type="percentage" office:value="0.84420409409725927" table:style-name="ce136">
            <text:p>84,4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/>
        </table:table-row>
        <table:table-row table:style-name="ro2">
          <table:table-cell office:value-type="string" table:style-name="ce60">
            <text:p>Cantabria</text:p>
          </table:table-cell>
          <table:table-cell office:value-type="float" office:value="527062" table:style-name="ce133">
            <text:p>527.062</text:p>
          </table:table-cell>
          <table:table-cell office:value-type="float" office:value="495166" table:style-name="ce133">
            <text:p>495.166</text:p>
          </table:table-cell>
          <table:table-cell office:value-type="percentage" office:value="0.93948340043486345" table:style-name="ce134">
            <text:p>93,9%</text:p>
          </table:table-cell>
          <table:table-cell office:value-type="float" office:value="496548" table:style-name="ce133">
            <text:p>496.548</text:p>
          </table:table-cell>
          <table:table-cell office:value-type="percentage" office:value="0.94210548284642037" table:style-name="ce136">
            <text:p>94,2%</text:p>
          </table:table-cell>
          <table:table-cell office:value-type="date" office:date-value="2022-10-18T00:00:00" table:style-name="ce135">
            <text:p>18/10/2022</text:p>
          </table:table-cell>
          <table:table-cell table:number-columns-repeated="16377"/>
        </table:table-row>
        <table:table-row table:style-name="ro2">
          <table:table-cell office:value-type="string" table:style-name="ce60">
            <text:p>Castilla y Leon<text:s/></text:p>
          </table:table-cell>
          <table:table-cell office:value-type="float" office:value="2172149" table:style-name="ce133">
            <text:p>2.172.149</text:p>
          </table:table-cell>
          <table:table-cell office:value-type="float" office:value="2049674" table:style-name="ce133">
            <text:p>2.049.674</text:p>
          </table:table-cell>
          <table:table-cell office:value-type="percentage" office:value="0.94361574643360102" table:style-name="ce134">
            <text:p>94,4%</text:p>
          </table:table-cell>
          <table:table-cell office:value-type="float" office:value="2042060" table:style-name="ce133">
            <text:p>2.042.060</text:p>
          </table:table-cell>
          <table:table-cell office:value-type="percentage" office:value="0.9401104620355234" table:style-name="ce136">
            <text:p>94,0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/>
        </table:table-row>
        <table:table-row table:style-name="ro2">
          <table:table-cell office:value-type="string" table:style-name="ce60">
            <text:p>Castilla - La Mancha</text:p>
          </table:table-cell>
          <table:table-cell office:value-type="float" office:value="1816082" table:style-name="ce133">
            <text:p>1.816.082</text:p>
          </table:table-cell>
          <table:table-cell office:value-type="float" office:value="1665013" table:style-name="ce133">
            <text:p>1.665.013</text:p>
          </table:table-cell>
          <table:table-cell office:value-type="percentage" office:value="0.91681598077619841" table:style-name="ce134">
            <text:p>91,7%</text:p>
          </table:table-cell>
          <table:table-cell office:value-type="float" office:value="1642923" table:style-name="ce133">
            <text:p>1.642.923</text:p>
          </table:table-cell>
          <table:table-cell office:value-type="percentage" office:value="0.90465243309498145" table:style-name="ce136">
            <text:p>90,5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/>
        </table:table-row>
        <table:table-row table:style-name="ro2">
          <table:table-cell office:value-type="string" table:style-name="ce60">
            <text:p>Cataluña</text:p>
          </table:table-cell>
          <table:table-cell office:value-type="float" office:value="6782414" table:style-name="ce133">
            <text:p>6.782.414</text:p>
          </table:table-cell>
          <table:table-cell office:value-type="float" office:value="6260051" table:style-name="ce133">
            <text:p>6.260.051</text:p>
          </table:table-cell>
          <table:table-cell office:value-type="percentage" office:value="0.92298273151712651" table:style-name="ce134">
            <text:p>92,3%</text:p>
          </table:table-cell>
          <table:table-cell office:value-type="float" office:value="6193580" table:style-name="ce133">
            <text:p>6.193.580</text:p>
          </table:table-cell>
          <table:table-cell office:value-type="percentage" office:value="0.91318223865426085" table:style-name="ce136">
            <text:p>91,3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/>
        </table:table-row>
        <table:table-row table:style-name="ro2">
          <table:table-cell office:value-type="string" table:style-name="ce60">
            <text:p>C. Valenciana</text:p>
          </table:table-cell>
          <table:table-cell office:value-type="float" office:value="4492026" table:style-name="ce133">
            <text:p>4.492.026</text:p>
          </table:table-cell>
          <table:table-cell office:value-type="float" office:value="4198567" table:style-name="ce133">
            <text:p>4.198.567</text:p>
          </table:table-cell>
          <table:table-cell office:value-type="percentage" office:value="0.9346711261243813" table:style-name="ce134">
            <text:p>93,5%</text:p>
          </table:table-cell>
          <table:table-cell office:value-type="float" office:value="4222605" table:style-name="ce133">
            <text:p>4.222.605</text:p>
          </table:table-cell>
          <table:table-cell office:value-type="percentage" office:value="0.9400223863352527" table:style-name="ce136">
            <text:p>94,0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/>
        </table:table-row>
        <table:table-row table:style-name="ro2">
          <table:table-cell office:value-type="string" table:style-name="ce60">
            <text:p>Extremadura</text:p>
          </table:table-cell>
          <table:table-cell office:value-type="float" office:value="949890" table:style-name="ce133">
            <text:p>949.890</text:p>
          </table:table-cell>
          <table:table-cell office:value-type="float" office:value="910379" table:style-name="ce133">
            <text:p>910.379</text:p>
          </table:table-cell>
          <table:table-cell office:value-type="percentage" office:value="0.95840465738138103" table:style-name="ce134">
            <text:p>95,8%</text:p>
          </table:table-cell>
          <table:table-cell office:value-type="float" office:value="907919" table:style-name="ce133">
            <text:p>907.919</text:p>
          </table:table-cell>
          <table:table-cell office:value-type="percentage" office:value="0.95581488382865387" table:style-name="ce136">
            <text:p>95,6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/>
        </table:table-row>
        <table:table-row table:style-name="ro2">
          <table:table-cell office:value-type="string" table:style-name="ce60">
            <text:p>Galicia</text:p>
          </table:table-cell>
          <table:table-cell office:value-type="float" office:value="2456127" table:style-name="ce133">
            <text:p>2.456.127</text:p>
          </table:table-cell>
          <table:table-cell office:value-type="float" office:value="2342851" table:style-name="ce133">
            <text:p>2.342.851</text:p>
          </table:table-cell>
          <table:table-cell office:value-type="percentage" office:value="0.95388023502042041" table:style-name="ce134">
            <text:p>95,4%</text:p>
          </table:table-cell>
          <table:table-cell office:value-type="float" office:value="2349713" table:style-name="ce133">
            <text:p>2.349.713</text:p>
          </table:table-cell>
          <table:table-cell office:value-type="percentage" office:value="0.9566740644925934" table:style-name="ce136">
            <text:p>95,7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/>
        </table:table-row>
        <table:table-row table:style-name="ro2">
          <table:table-cell office:value-type="string" table:style-name="ce60">
            <text:p>La Rioja</text:p>
          </table:table-cell>
          <table:table-cell office:value-type="float" office:value="281479" table:style-name="ce133">
            <text:p>281.479</text:p>
          </table:table-cell>
          <table:table-cell office:value-type="float" office:value="269474" table:style-name="ce133">
            <text:p>269.474</text:p>
          </table:table-cell>
          <table:table-cell office:value-type="percentage" office:value="0.957350281903801" table:style-name="ce134">
            <text:p>95,7%</text:p>
          </table:table-cell>
          <table:table-cell office:value-type="float" office:value="274275" table:style-name="ce133">
            <text:p>274.275</text:p>
          </table:table-cell>
          <table:table-cell office:value-type="percentage" office:value="0.97440661647938209" table:style-name="ce136">
            <text:p>97,4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/>
        </table:table-row>
        <table:table-row table:style-name="ro2">
          <table:table-cell office:value-type="string" table:style-name="ce60">
            <text:p>Madrid</text:p>
          </table:table-cell>
          <table:table-cell office:value-type="float" office:value="5970908" table:style-name="ce133">
            <text:p>5.970.908</text:p>
          </table:table-cell>
          <table:table-cell office:value-type="float" office:value="5524712" table:style-name="ce133">
            <text:p>5.524.712</text:p>
          </table:table-cell>
          <table:table-cell office:value-type="percentage" office:value="0.92527166722381249" table:style-name="ce134">
            <text:p>92,5%</text:p>
          </table:table-cell>
          <table:table-cell office:value-type="float" office:value="5536071" table:style-name="ce133">
            <text:p>5.536.071</text:p>
          </table:table-cell>
          <table:table-cell office:value-type="percentage" office:value="0.92717405794897523" table:style-name="ce136">
            <text:p>92,7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/>
        </table:table-row>
        <table:table-row table:style-name="ro2">
          <table:table-cell office:value-type="string" table:style-name="ce60">
            <text:p>Murcia<text:s/></text:p>
          </table:table-cell>
          <table:table-cell office:value-type="float" office:value="1317614" table:style-name="ce133">
            <text:p>1.317.614</text:p>
          </table:table-cell>
          <table:table-cell office:value-type="float" office:value="1233031" table:style-name="ce133">
            <text:p>1.233.031</text:p>
          </table:table-cell>
          <table:table-cell office:value-type="percentage" office:value="0.93580593405959556" table:style-name="ce134">
            <text:p>93,6%</text:p>
          </table:table-cell>
          <table:table-cell office:value-type="float" office:value="1238568" table:style-name="ce133">
            <text:p>1.238.568</text:p>
          </table:table-cell>
          <table:table-cell office:value-type="percentage" office:value="0.94000822699212361" table:style-name="ce136">
            <text:p>94,0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/>
        </table:table-row>
        <table:table-row table:style-name="ro2">
          <table:table-cell office:value-type="string" table:style-name="ce60">
            <text:p>Navarra</text:p>
          </table:table-cell>
          <table:table-cell office:value-type="float" office:value="580174" table:style-name="ce133">
            <text:p>580.174</text:p>
          </table:table-cell>
          <table:table-cell office:value-type="float" office:value="540341" table:style-name="ce133">
            <text:p>540.341</text:p>
          </table:table-cell>
          <table:table-cell office:value-type="percentage" office:value="0.93134301088983651" table:style-name="ce134">
            <text:p>93,1%</text:p>
          </table:table-cell>
          <table:table-cell office:value-type="float" office:value="541449" table:style-name="ce133">
            <text:p>541.449</text:p>
          </table:table-cell>
          <table:table-cell office:value-type="percentage" office:value="0.93325278278585388" table:style-name="ce136">
            <text:p>93,3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 table:style-name="ce58"/>
        </table:table-row>
        <table:table-row table:style-name="ro2">
          <table:table-cell office:value-type="string" table:style-name="ce60">
            <text:p>País Vasco</text:p>
          </table:table-cell>
          <table:table-cell office:value-type="float" office:value="1955253" table:style-name="ce133">
            <text:p>1.955.253</text:p>
          </table:table-cell>
          <table:table-cell office:value-type="float" office:value="1869347" table:style-name="ce133">
            <text:p>1.869.347</text:p>
          </table:table-cell>
          <table:table-cell office:value-type="percentage" office:value="0.95606399785603191" table:style-name="ce134">
            <text:p>95,6%</text:p>
          </table:table-cell>
          <table:table-cell office:value-type="float" office:value="1858347" table:style-name="ce133">
            <text:p>1.858.347</text:p>
          </table:table-cell>
          <table:table-cell office:value-type="percentage" office:value="0.95043812744437672" table:style-name="ce136">
            <text:p>95,0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 table:style-name="ce58"/>
        </table:table-row>
        <table:table-row table:style-name="ro2">
          <table:table-cell office:value-type="string" table:style-name="ce60">
            <text:p>Ceuta</text:p>
          </table:table-cell>
          <table:table-cell office:value-type="float" office:value="71029" table:style-name="ce133">
            <text:p>71.029</text:p>
          </table:table-cell>
          <table:table-cell office:value-type="float" office:value="65587" table:style-name="ce133">
            <text:p>65.587</text:p>
          </table:table-cell>
          <table:table-cell office:value-type="percentage" office:value="0.9233834067775134" table:style-name="ce134">
            <text:p>92,3%</text:p>
          </table:table-cell>
          <table:table-cell office:value-type="float" office:value="63864" table:style-name="ce133">
            <text:p>63.864</text:p>
          </table:table-cell>
          <table:table-cell office:value-type="percentage" office:value="0.8991257092173619" table:style-name="ce136">
            <text:p>89,9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 table:style-name="ce58"/>
        </table:table-row>
        <table:table-row table:style-name="ro2">
          <table:table-cell office:value-type="string" table:style-name="ce60">
            <text:p>Melilla</text:p>
          </table:table-cell>
          <table:table-cell office:value-type="float" office:value="68266" table:style-name="ce133">
            <text:p>68.266</text:p>
          </table:table-cell>
          <table:table-cell office:value-type="float" office:value="63116" table:style-name="ce133">
            <text:p>63.116</text:p>
          </table:table-cell>
          <table:table-cell office:value-type="percentage" office:value="0.92455981015439603" table:style-name="ce134">
            <text:p>92,5%</text:p>
          </table:table-cell>
          <table:table-cell office:value-type="float" office:value="61503" table:style-name="ce133">
            <text:p>61.503</text:p>
          </table:table-cell>
          <table:table-cell office:value-type="percentage" office:value="0.90093164972314188" table:style-name="ce136">
            <text:p>90,1%</text:p>
          </table:table-cell>
          <table:table-cell office:value-type="date" office:date-value="2022-10-19T00:00:00" table:style-name="ce135">
            <text:p>19/10/2022</text:p>
          </table:table-cell>
          <table:table-cell table:number-columns-repeated="16377" table:style-name="ce58"/>
        </table:table-row>
        <table:table-row table:style-name="ro2">
          <table:table-cell office:value-type="string" table:style-name="ce60">
            <text:p>FF.AA.</text:p>
          </table:table-cell>
          <table:table-cell office:value-type="string" table:style-name="ce133">
            <text:p>-</text:p>
          </table:table-cell>
          <table:table-cell office:value-type="float" office:value="95160" table:style-name="ce133">
            <text:p>95.160</text:p>
          </table:table-cell>
          <table:table-cell office:value-type="string" table:style-name="ce134">
            <text:p>-</text:p>
          </table:table-cell>
          <table:table-cell office:value-type="float" office:value="94820" table:style-name="ce133">
            <text:p>94.820</text:p>
          </table:table-cell>
          <table:table-cell office:value-type="string" table:style-name="ce136">
            <text:p>-</text:p>
          </table:table-cell>
          <table:table-cell office:value-type="date" office:date-value="2022-10-18T00:00:00" table:style-name="ce135">
            <text:p>18/10/2022</text:p>
          </table:table-cell>
          <table:table-cell table:number-columns-repeated="16377" table:style-name="ce58"/>
        </table:table-row>
        <table:table-row table:style-name="ro2">
          <table:table-cell office:value-type="string" table:style-name="ce60">
            <text:p>Sanidad Exterior</text:p>
          </table:table-cell>
          <table:table-cell office:value-type="string" table:style-name="ce133">
            <text:p>-</text:p>
          </table:table-cell>
          <table:table-cell office:value-type="float" office:value="8125" table:style-name="ce133">
            <text:p>8.125</text:p>
          </table:table-cell>
          <table:table-cell office:value-type="string" table:style-name="ce134">
            <text:p>-</text:p>
          </table:table-cell>
          <table:table-cell office:value-type="float" office:value="8143" table:style-name="ce133">
            <text:p>8.143</text:p>
          </table:table-cell>
          <table:table-cell office:value-type="string" table:style-name="ce136">
            <text:p>-</text:p>
          </table:table-cell>
          <table:table-cell office:value-type="date" office:date-value="2022-09-21T00:00:00" table:style-name="ce135">
            <text:p>21/09/2022</text:p>
          </table:table-cell>
          <table:table-cell table:number-columns-repeated="16377" table:style-name="ce58"/>
        </table:table-row>
        <table:table-row table:style-name="ro2">
          <table:table-cell office:value-type="string" table:style-name="ce61">
            <text:p>Totales</text:p>
          </table:table-cell>
          <table:table-cell office:value-type="float" office:value="42185033" table:style-name="ce137">
            <text:p>42.185.033</text:p>
          </table:table-cell>
          <table:table-cell office:value-type="float" office:value="39269602" table:style-name="ce137">
            <text:p>39.269.602</text:p>
          </table:table-cell>
          <table:table-cell office:value-type="percentage" office:value="0.93088944602698309" table:style-name="ce138">
            <text:p>93,1%</text:p>
          </table:table-cell>
          <table:table-cell office:value-type="float" office:value="39159018" table:style-name="ce137">
            <text:p>39.159.018</text:p>
          </table:table-cell>
          <table:table-cell office:value-type="percentage" office:value="0.92826804236469362" table:style-name="ce138">
            <text:p>92,8%</text:p>
          </table:table-cell>
          <table:table-cell table:style-name="ce139"/>
          <table:table-cell table:number-columns-repeated="16377" table:style-name="ce5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58"/>
        <table:table-column table:style-name="co8" table:default-cell-style-name="ce58"/>
        <table:table-column table:style-name="co8" table:default-cell-style-name="ce81"/>
        <table:table-column table:style-name="co8" table:default-cell-style-name="ce58"/>
        <table:table-column table:style-name="co8" table:default-cell-style-name="ce81"/>
        <table:table-column table:style-name="co8" table:default-cell-style-name="ce58"/>
        <table:table-column table:style-name="co8" table:default-cell-style-name="ce81"/>
        <table:table-column table:style-name="co8" table:default-cell-style-name="ce58"/>
        <table:table-column table:style-name="co8" table:default-cell-style-name="ce81"/>
        <table:table-column table:style-name="co8" table:default-cell-style-name="ce58"/>
        <table:table-column table:style-name="co8" table:default-cell-style-name="ce81"/>
        <table:table-column table:style-name="co8" table:default-cell-style-name="ce77"/>
        <table:table-column table:style-name="co4" table:default-cell-style-name="ce81"/>
        <table:table-column table:style-name="co4" table:default-cell-style-name="ce58"/>
        <table:table-column table:style-name="co4" table:default-cell-style-name="ce81"/>
        <table:table-column table:style-name="co4" table:number-columns-repeated="2" table:default-cell-style-name="ce58"/>
        <table:table-column table:style-name="co4" table:default-cell-style-name="ce81"/>
        <table:table-column table:style-name="co4" table:number-columns-repeated="2" table:default-cell-style-name="ce58"/>
        <table:table-column table:style-name="co3" table:number-columns-repeated="20" table:default-cell-style-name="ce58"/>
        <table:table-column table:style-name="co4" table:number-columns-repeated="16344" table:default-cell-style-name="ce58"/>
        <table:table-row table:style-name="ro10">
          <table:table-cell table:style-name="ce62"/>
          <table:table-cell office:value-type="string" table:style-name="ce63">
            <text:p>Personas con al menos 1 dosis ≥80 años</text:p>
          </table:table-cell>
          <table:table-cell office:value-type="string" table:style-name="ce64">
            <text:p>%</text:p>
          </table:table-cell>
          <table:table-cell office:value-type="string" table:style-name="ce63">
            <text:p>Personas con al menos 1 dosis 70-79 años</text:p>
          </table:table-cell>
          <table:table-cell office:value-type="string" table:style-name="ce64">
            <text:p>%</text:p>
          </table:table-cell>
          <table:table-cell office:value-type="string" table:style-name="ce63">
            <text:p>Personas con al menos 1 dosis 60-69 años</text:p>
          </table:table-cell>
          <table:table-cell office:value-type="string" table:style-name="ce64">
            <text:p>%</text:p>
          </table:table-cell>
          <table:table-cell office:value-type="string" table:style-name="ce63">
            <text:p>Personas con al menos 1 dosis 50-59 años</text:p>
          </table:table-cell>
          <table:table-cell office:value-type="string" table:style-name="ce64">
            <text:p>%</text:p>
          </table:table-cell>
          <table:table-cell office:value-type="string" table:style-name="ce63">
            <text:p>Personas con al menos 1 dosis 40-49 años</text:p>
          </table:table-cell>
          <table:table-cell office:value-type="string" table:style-name="ce64">
            <text:p>%</text:p>
          </table:table-cell>
          <table:table-cell office:value-type="string" table:style-name="ce63">
            <text:p>Personas con al menos 1 dosis 30-39 años</text:p>
          </table:table-cell>
          <table:table-cell office:value-type="string" table:style-name="ce64">
            <text:p>%</text:p>
          </table:table-cell>
          <table:table-cell office:value-type="string" table:style-name="ce63">
            <text:p>Personas con al menos 1 dosis 20-29 años</text:p>
          </table:table-cell>
          <table:table-cell office:value-type="string" table:style-name="ce64">
            <text:p>%</text:p>
          </table:table-cell>
          <table:table-cell office:value-type="string" table:style-name="ce63">
            <text:p>Personas con al menos 1 dosis 12-19 años</text:p>
          </table:table-cell>
          <table:table-cell office:value-type="string" table:style-name="ce64">
            <text:p>%</text:p>
          </table:table-cell>
          <table:table-cell office:value-type="string" table:style-name="ce65">
            <text:p>Total Personas con al menos 1 dosis</text:p>
          </table:table-cell>
          <table:table-cell office:value-type="string" table:style-name="ce65">
            <text:p>Total Población INE Población a Vacunar (1)</text:p>
          </table:table-cell>
          <table:table-cell office:value-type="string" table:style-name="ce66">
            <text:p>% Con al menos 1 dosis sobre Población a Vacunar INE</text:p>
          </table:table-cell>
          <table:table-cell office:value-type="string" table:style-name="ce66">
            <text:p>% Con al menos 1 dosis sobre Total Población INE</text:p>
          </table:table-cell>
          <table:table-cell table:number-columns-repeated="16363" table:style-name="ce67"/>
        </table:table-row>
        <table:table-row table:style-name="ro5">
          <table:table-cell office:value-type="string" table:style-name="ce68">
            <text:p>Andalucía</text:p>
          </table:table-cell>
          <table:table-cell office:value-type="float" office:value="435667" table:style-name="ce69">
            <text:p>435.667</text:p>
          </table:table-cell>
          <table:table-cell office:value-type="percentage" office:value="1" table:style-name="ce70">
            <text:p>100,0%</text:p>
          </table:table-cell>
          <table:table-cell office:value-type="float" office:value="656763" table:style-name="ce69">
            <text:p>656.763</text:p>
          </table:table-cell>
          <table:table-cell office:value-type="percentage" office:value="1" table:style-name="ce70">
            <text:p>100,0%</text:p>
          </table:table-cell>
          <table:table-cell office:value-type="float" office:value="937947" table:style-name="ce69">
            <text:p>937.947</text:p>
          </table:table-cell>
          <table:table-cell office:value-type="percentage" office:value="0.97883386956562579" table:style-name="ce70">
            <text:p>97,9%</text:p>
          </table:table-cell>
          <table:table-cell office:value-type="float" office:value="1230228" table:style-name="ce69">
            <text:p>1.230.228</text:p>
          </table:table-cell>
          <table:table-cell office:value-type="percentage" office:value="0.95544936241399636" table:style-name="ce70">
            <text:p>95,5%</text:p>
          </table:table-cell>
          <table:table-cell office:value-type="float" office:value="1278419" table:style-name="ce69">
            <text:p>1.278.419</text:p>
          </table:table-cell>
          <table:table-cell office:value-type="percentage" office:value="0.92348895065937753" table:style-name="ce70">
            <text:p>92,3%</text:p>
          </table:table-cell>
          <table:table-cell office:value-type="float" office:value="969998" table:style-name="ce69">
            <text:p>969.998</text:p>
          </table:table-cell>
          <table:table-cell office:value-type="percentage" office:value="0.88039732322356778" table:style-name="ce70">
            <text:p>88,0%</text:p>
          </table:table-cell>
          <table:table-cell office:value-type="float" office:value="814221" table:style-name="ce69">
            <text:p>814.221</text:p>
          </table:table-cell>
          <table:table-cell office:value-type="percentage" office:value="0.87918199958536336" table:style-name="ce70">
            <text:p>87,9%</text:p>
          </table:table-cell>
          <table:table-cell office:value-type="float" office:value="724084" table:style-name="ce69">
            <text:p>724.084</text:p>
          </table:table-cell>
          <table:table-cell office:value-type="percentage" office:value="0.93690592951247731" table:style-name="ce70">
            <text:p>93,7%</text:p>
          </table:table-cell>
          <table:table-cell office:value-type="float" office:value="7047327" table:style-name="ce69">
            <text:p>7.047.327</text:p>
          </table:table-cell>
          <table:table-cell office:value-type="float" office:value="7508005" table:style-name="ce69">
            <text:p>7.508.005</text:p>
          </table:table-cell>
          <table:table-cell office:value-type="percentage" office:value="0.93864175636537273" table:style-name="ce70">
            <text:p>93,9%</text:p>
          </table:table-cell>
          <table:table-cell office:value-type="percentage" office:value="0.82888110242305035" table:style-name="ce70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Aragón</text:p>
          </table:table-cell>
          <table:table-cell office:value-type="float" office:value="101765" table:style-name="ce72">
            <text:p>101.765</text:p>
          </table:table-cell>
          <table:table-cell office:value-type="percentage" office:value="1" table:style-name="ce73">
            <text:p>100,0%</text:p>
          </table:table-cell>
          <table:table-cell office:value-type="float" office:value="119922" table:style-name="ce72">
            <text:p>119.922</text:p>
          </table:table-cell>
          <table:table-cell office:value-type="percentage" office:value="1" table:style-name="ce73">
            <text:p>100,0%</text:p>
          </table:table-cell>
          <table:table-cell office:value-type="float" office:value="156139" table:style-name="ce72">
            <text:p>156.139</text:p>
          </table:table-cell>
          <table:table-cell office:value-type="percentage" office:value="0.96794371086727415" table:style-name="ce73">
            <text:p>96,8%</text:p>
          </table:table-cell>
          <table:table-cell office:value-type="float" office:value="188712" table:style-name="ce72">
            <text:p>188.712</text:p>
          </table:table-cell>
          <table:table-cell office:value-type="percentage" office:value="0.93900582176444247" table:style-name="ce73">
            <text:p>93,9%</text:p>
          </table:table-cell>
          <table:table-cell office:value-type="float" office:value="192633" table:style-name="ce72">
            <text:p>192.633</text:p>
          </table:table-cell>
          <table:table-cell office:value-type="percentage" office:value="0.9016836971123916" table:style-name="ce73">
            <text:p>90,2%</text:p>
          </table:table-cell>
          <table:table-cell office:value-type="float" office:value="132371" table:style-name="ce72">
            <text:p>132.371</text:p>
          </table:table-cell>
          <table:table-cell office:value-type="percentage" office:value="0.83631964012686544" table:style-name="ce73">
            <text:p>83,6%</text:p>
          </table:table-cell>
          <table:table-cell office:value-type="float" office:value="111181" table:style-name="ce72">
            <text:p>111.181</text:p>
          </table:table-cell>
          <table:table-cell office:value-type="percentage" office:value="0.85002064251746967" table:style-name="ce73">
            <text:p>85,0%</text:p>
          </table:table-cell>
          <table:table-cell office:value-type="float" office:value="95868" table:style-name="ce72">
            <text:p>95.868</text:p>
          </table:table-cell>
          <table:table-cell office:value-type="percentage" office:value="0.89565290507020934" table:style-name="ce73">
            <text:p>89,6%</text:p>
          </table:table-cell>
          <table:table-cell office:value-type="float" office:value="1098591" table:style-name="ce72">
            <text:p>1.098.591</text:p>
          </table:table-cell>
          <table:table-cell office:value-type="float" office:value="1189408" table:style-name="ce72">
            <text:p>1.189.408</text:p>
          </table:table-cell>
          <table:table-cell office:value-type="percentage" office:value="0.92364520837256858" table:style-name="ce73">
            <text:p>92,4%</text:p>
          </table:table-cell>
          <table:table-cell office:value-type="percentage" office:value="0.82530520992267487" table:style-name="ce73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Asturias<text:s/></text:p>
          </table:table-cell>
          <table:table-cell office:value-type="float" office:value="89319" table:style-name="ce72">
            <text:p>89.319</text:p>
          </table:table-cell>
          <table:table-cell office:value-type="percentage" office:value="1" table:style-name="ce73">
            <text:p>100,0%</text:p>
          </table:table-cell>
          <table:table-cell office:value-type="float" office:value="114863" table:style-name="ce72">
            <text:p>114.863</text:p>
          </table:table-cell>
          <table:table-cell office:value-type="percentage" office:value="1" table:style-name="ce73">
            <text:p>100,0%</text:p>
          </table:table-cell>
          <table:table-cell office:value-type="float" office:value="149267" table:style-name="ce72">
            <text:p>149.267</text:p>
          </table:table-cell>
          <table:table-cell office:value-type="percentage" office:value="0.98208434765445096" table:style-name="ce73">
            <text:p>98,2%</text:p>
          </table:table-cell>
          <table:table-cell office:value-type="float" office:value="154552" table:style-name="ce72">
            <text:p>154.552</text:p>
          </table:table-cell>
          <table:table-cell office:value-type="percentage" office:value="0.95353615123115931" table:style-name="ce73">
            <text:p>95,4%</text:p>
          </table:table-cell>
          <table:table-cell office:value-type="float" office:value="152702" table:style-name="ce72">
            <text:p>152.702</text:p>
          </table:table-cell>
          <table:table-cell office:value-type="percentage" office:value="0.92033510125361617" table:style-name="ce73">
            <text:p>92,0%</text:p>
          </table:table-cell>
          <table:table-cell office:value-type="float" office:value="93266" table:style-name="ce72">
            <text:p>93.266</text:p>
          </table:table-cell>
          <table:table-cell office:value-type="percentage" office:value="0.85887412400659358" table:style-name="ce73">
            <text:p>85,9%</text:p>
          </table:table-cell>
          <table:table-cell office:value-type="float" office:value="69038" table:style-name="ce72">
            <text:p>69.038</text:p>
          </table:table-cell>
          <table:table-cell office:value-type="percentage" office:value="0.87122990333409056" table:style-name="ce73">
            <text:p>87,1%</text:p>
          </table:table-cell>
          <table:table-cell office:value-type="float" office:value="63184" table:style-name="ce72">
            <text:p>63.184</text:p>
          </table:table-cell>
          <table:table-cell office:value-type="percentage" office:value="0.96824813044011282" table:style-name="ce73">
            <text:p>96,8%</text:p>
          </table:table-cell>
          <table:table-cell office:value-type="float" office:value="886191" table:style-name="ce72">
            <text:p>886.191</text:p>
          </table:table-cell>
          <table:table-cell office:value-type="float" office:value="930447" table:style-name="ce72">
            <text:p>930.447</text:p>
          </table:table-cell>
          <table:table-cell office:value-type="percentage" office:value="0.95243576474533209" table:style-name="ce73">
            <text:p>95,2%</text:p>
          </table:table-cell>
          <table:table-cell office:value-type="percentage" office:value="0.87491423048330075" table:style-name="ce73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Baleares</text:p>
          </table:table-cell>
          <table:table-cell office:value-type="float" office:value="51876" table:style-name="ce72">
            <text:p>51.876</text:p>
          </table:table-cell>
          <table:table-cell office:value-type="percentage" office:value="0.96724031846064917" table:style-name="ce73">
            <text:p>96,7%</text:p>
          </table:table-cell>
          <table:table-cell office:value-type="float" office:value="79973" table:style-name="ce72">
            <text:p>79.973</text:p>
          </table:table-cell>
          <table:table-cell office:value-type="percentage" office:value="0.91676410573858813" table:style-name="ce73">
            <text:p>91,7%</text:p>
          </table:table-cell>
          <table:table-cell office:value-type="float" office:value="112258" table:style-name="ce72">
            <text:p>112.258</text:p>
          </table:table-cell>
          <table:table-cell office:value-type="percentage" office:value="0.88119441413578459" table:style-name="ce73">
            <text:p>88,1%</text:p>
          </table:table-cell>
          <table:table-cell office:value-type="float" office:value="153824" table:style-name="ce72">
            <text:p>153.824</text:p>
          </table:table-cell>
          <table:table-cell office:value-type="percentage" office:value="0.86657502760438965" table:style-name="ce73">
            <text:p>86,7%</text:p>
          </table:table-cell>
          <table:table-cell office:value-type="float" office:value="174093" table:style-name="ce72">
            <text:p>174.093</text:p>
          </table:table-cell>
          <table:table-cell office:value-type="percentage" office:value="0.80366812388342879" table:style-name="ce73">
            <text:p>80,4%</text:p>
          </table:table-cell>
          <table:table-cell office:value-type="float" office:value="135747" table:style-name="ce72">
            <text:p>135.747</text:p>
          </table:table-cell>
          <table:table-cell office:value-type="percentage" office:value="0.73756703450748995" table:style-name="ce73">
            <text:p>73,8%</text:p>
          </table:table-cell>
          <table:table-cell office:value-type="float" office:value="105164" table:style-name="ce72">
            <text:p>105.164</text:p>
          </table:table-cell>
          <table:table-cell office:value-type="percentage" office:value="0.76642883691778474" table:style-name="ce73">
            <text:p>76,6%</text:p>
          </table:table-cell>
          <table:table-cell office:value-type="float" office:value="84919" table:style-name="ce72">
            <text:p>84.919</text:p>
          </table:table-cell>
          <table:table-cell office:value-type="percentage" office:value="0.85314860954830418" table:style-name="ce73">
            <text:p>85,3%</text:p>
          </table:table-cell>
          <table:table-cell office:value-type="float" office:value="897854" table:style-name="ce72">
            <text:p>897.854</text:p>
          </table:table-cell>
          <table:table-cell office:value-type="float" office:value="1083187" table:style-name="ce72">
            <text:p>1.083.187</text:p>
          </table:table-cell>
          <table:table-cell office:value-type="percentage" office:value="0.82890027299072089" table:style-name="ce73">
            <text:p>82,9%</text:p>
          </table:table-cell>
          <table:table-cell office:value-type="percentage" office:value="0.73608165440347606" table:style-name="ce73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Canarias</text:p>
          </table:table-cell>
          <table:table-cell office:value-type="float" office:value="94931" table:style-name="ce72">
            <text:p>94.931</text:p>
          </table:table-cell>
          <table:table-cell office:value-type="percentage" office:value="0.94588589306709714" table:style-name="ce73">
            <text:p>94,6%</text:p>
          </table:table-cell>
          <table:table-cell office:value-type="float" office:value="156322" table:style-name="ce72">
            <text:p>156.322</text:p>
          </table:table-cell>
          <table:table-cell office:value-type="percentage" office:value="0.93356664238023002" table:style-name="ce73">
            <text:p>93,4%</text:p>
          </table:table-cell>
          <table:table-cell office:value-type="float" office:value="229676" table:style-name="ce72">
            <text:p>229.676</text:p>
          </table:table-cell>
          <table:table-cell office:value-type="percentage" office:value="0.91302498459581405" table:style-name="ce73">
            <text:p>91,3%</text:p>
          </table:table-cell>
          <table:table-cell office:value-type="float" office:value="326309" table:style-name="ce72">
            <text:p>326.309</text:p>
          </table:table-cell>
          <table:table-cell office:value-type="percentage" office:value="0.88611448294215567" table:style-name="ce73">
            <text:p>88,6%</text:p>
          </table:table-cell>
          <table:table-cell office:value-type="float" office:value="325567" table:style-name="ce72">
            <text:p>325.567</text:p>
          </table:table-cell>
          <table:table-cell office:value-type="percentage" office:value="0.82609203131145248" table:style-name="ce73">
            <text:p>82,6%</text:p>
          </table:table-cell>
          <table:table-cell office:value-type="float" office:value="240320" table:style-name="ce72">
            <text:p>240.320</text:p>
          </table:table-cell>
          <table:table-cell office:value-type="percentage" office:value="0.76813419335042288" table:style-name="ce73">
            <text:p>76,8%</text:p>
          </table:table-cell>
          <table:table-cell office:value-type="float" office:value="202505" table:style-name="ce72">
            <text:p>202.505</text:p>
          </table:table-cell>
          <table:table-cell office:value-type="percentage" office:value="0.79516317130729453" table:style-name="ce73">
            <text:p>79,5%</text:p>
          </table:table-cell>
          <table:table-cell office:value-type="float" office:value="173415" table:style-name="ce72">
            <text:p>173.415</text:p>
          </table:table-cell>
          <table:table-cell office:value-type="percentage" office:value="0.94111741242232649" table:style-name="ce73">
            <text:p>94,1%</text:p>
          </table:table-cell>
          <table:table-cell office:value-type="float" office:value="1749045" table:style-name="ce72">
            <text:p>1.749.045</text:p>
          </table:table-cell>
          <table:table-cell office:value-type="float" office:value="2033513" table:style-name="ce72">
            <text:p>2.033.513</text:p>
          </table:table-cell>
          <table:table-cell office:value-type="percentage" office:value="0.86011006568435999" table:style-name="ce73">
            <text:p>86,0%</text:p>
          </table:table-cell>
          <table:table-cell office:value-type="percentage" office:value="0.77930367065308781" table:style-name="ce73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Cantabria</text:p>
          </table:table-cell>
          <table:table-cell office:value-type="float" office:value="42609" table:style-name="ce72">
            <text:p>42.609</text:p>
          </table:table-cell>
          <table:table-cell office:value-type="percentage" office:value="1" table:style-name="ce73">
            <text:p>100,0%</text:p>
          </table:table-cell>
          <table:table-cell office:value-type="float" office:value="56238" table:style-name="ce72">
            <text:p>56.238</text:p>
          </table:table-cell>
          <table:table-cell office:value-type="percentage" office:value="1" table:style-name="ce73">
            <text:p>100,0%</text:p>
          </table:table-cell>
          <table:table-cell office:value-type="float" office:value="77326" table:style-name="ce72">
            <text:p>77.326</text:p>
          </table:table-cell>
          <table:table-cell office:value-type="percentage" office:value="0.97563622140631112" table:style-name="ce73">
            <text:p>97,6%</text:p>
          </table:table-cell>
          <table:table-cell office:value-type="float" office:value="85269" table:style-name="ce72">
            <text:p>85.269</text:p>
          </table:table-cell>
          <table:table-cell office:value-type="percentage" office:value="0.93733098823788064" table:style-name="ce73">
            <text:p>93,7%</text:p>
          </table:table-cell>
          <table:table-cell office:value-type="float" office:value="89595" table:style-name="ce72">
            <text:p>89.595</text:p>
          </table:table-cell>
          <table:table-cell office:value-type="percentage" office:value="0.91999876779003142" table:style-name="ce73">
            <text:p>92,0%</text:p>
          </table:table-cell>
          <table:table-cell office:value-type="float" office:value="57055" table:style-name="ce72">
            <text:p>57.055</text:p>
          </table:table-cell>
          <table:table-cell office:value-type="percentage" office:value="0.84956371541737397" table:style-name="ce73">
            <text:p>85,0%</text:p>
          </table:table-cell>
          <table:table-cell office:value-type="float" office:value="43655" table:style-name="ce72">
            <text:p>43.655</text:p>
          </table:table-cell>
          <table:table-cell office:value-type="percentage" office:value="0.8581172724234859" table:style-name="ce73">
            <text:p>85,8%</text:p>
          </table:table-cell>
          <table:table-cell office:value-type="float" office:value="43419" table:style-name="ce72">
            <text:p>43.419</text:p>
          </table:table-cell>
          <table:table-cell office:value-type="percentage" office:value="0.95883664951527059" table:style-name="ce73">
            <text:p>95,9%</text:p>
          </table:table-cell>
          <table:table-cell office:value-type="float" office:value="495166" table:style-name="ce72">
            <text:p>495.166</text:p>
          </table:table-cell>
          <table:table-cell office:value-type="float" office:value="527062" table:style-name="ce72">
            <text:p>527.062</text:p>
          </table:table-cell>
          <table:table-cell office:value-type="percentage" office:value="0.93948340043486345" table:style-name="ce73">
            <text:p>93,9%</text:p>
          </table:table-cell>
          <table:table-cell office:value-type="percentage" office:value="0.84838817452090709" table:style-name="ce73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Castilla y Leon</text:p>
          </table:table-cell>
          <table:table-cell office:value-type="float" office:value="230110" table:style-name="ce72">
            <text:p>230.110</text:p>
          </table:table-cell>
          <table:table-cell office:value-type="percentage" office:value="1" table:style-name="ce73">
            <text:p>100,0%</text:p>
          </table:table-cell>
          <table:table-cell office:value-type="float" office:value="252396" table:style-name="ce72">
            <text:p>252.396</text:p>
          </table:table-cell>
          <table:table-cell office:value-type="percentage" office:value="1" table:style-name="ce73">
            <text:p>100,0%</text:p>
          </table:table-cell>
          <table:table-cell office:value-type="float" office:value="324758" table:style-name="ce72">
            <text:p>324.758</text:p>
          </table:table-cell>
          <table:table-cell office:value-type="percentage" office:value="0.99240625467924448" table:style-name="ce73">
            <text:p>99,2%</text:p>
          </table:table-cell>
          <table:table-cell office:value-type="float" office:value="358079" table:style-name="ce72">
            <text:p>358.079</text:p>
          </table:table-cell>
          <table:table-cell office:value-type="percentage" office:value="0.93933940708756225" table:style-name="ce73">
            <text:p>93,9%</text:p>
          </table:table-cell>
          <table:table-cell office:value-type="float" office:value="326530" table:style-name="ce72">
            <text:p>326.530</text:p>
          </table:table-cell>
          <table:table-cell office:value-type="percentage" office:value="0.90651911982720812" table:style-name="ce73">
            <text:p>90,7%</text:p>
          </table:table-cell>
          <table:table-cell office:value-type="float" office:value="219412" table:style-name="ce72">
            <text:p>219.412</text:p>
          </table:table-cell>
          <table:table-cell office:value-type="percentage" office:value="0.8474712439455856" table:style-name="ce73">
            <text:p>84,7%</text:p>
          </table:table-cell>
          <table:table-cell office:value-type="float" office:value="181658" table:style-name="ce72">
            <text:p>181.658</text:p>
          </table:table-cell>
          <table:table-cell office:value-type="percentage" office:value="0.85777154486516605" table:style-name="ce73">
            <text:p>85,8%</text:p>
          </table:table-cell>
          <table:table-cell office:value-type="float" office:value="156731" table:style-name="ce72">
            <text:p>156.731</text:p>
          </table:table-cell>
          <table:table-cell office:value-type="percentage" office:value="0.93182439743635481" table:style-name="ce73">
            <text:p>93,2%</text:p>
          </table:table-cell>
          <table:table-cell office:value-type="float" office:value="2049674" table:style-name="ce72">
            <text:p>2.049.674</text:p>
          </table:table-cell>
          <table:table-cell office:value-type="float" office:value="2172149" table:style-name="ce72">
            <text:p>2.172.149</text:p>
          </table:table-cell>
          <table:table-cell office:value-type="percentage" office:value="0.94361574643360102" table:style-name="ce73">
            <text:p>94,4%</text:p>
          </table:table-cell>
          <table:table-cell office:value-type="percentage" office:value="0.85880831240789912" table:style-name="ce73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Castilla - La Mancha</text:p>
          </table:table-cell>
          <table:table-cell office:value-type="float" office:value="139242" table:style-name="ce72">
            <text:p>139.242</text:p>
          </table:table-cell>
          <table:table-cell office:value-type="percentage" office:value="1" table:style-name="ce73">
            <text:p>100,0%</text:p>
          </table:table-cell>
          <table:table-cell office:value-type="float" office:value="159812" table:style-name="ce72">
            <text:p>159.812</text:p>
          </table:table-cell>
          <table:table-cell office:value-type="percentage" office:value="1" table:style-name="ce73">
            <text:p>100,0%</text:p>
          </table:table-cell>
          <table:table-cell office:value-type="float" office:value="225953" table:style-name="ce72">
            <text:p>225.953</text:p>
          </table:table-cell>
          <table:table-cell office:value-type="percentage" office:value="0.99090024032136403" table:style-name="ce73">
            <text:p>99,1%</text:p>
          </table:table-cell>
          <table:table-cell office:value-type="float" office:value="290819" table:style-name="ce72">
            <text:p>290.819</text:p>
          </table:table-cell>
          <table:table-cell office:value-type="percentage" office:value="0.93388716374391068" table:style-name="ce73">
            <text:p>93,4%</text:p>
          </table:table-cell>
          <table:table-cell office:value-type="float" office:value="292946" table:style-name="ce72">
            <text:p>292.946</text:p>
          </table:table-cell>
          <table:table-cell office:value-type="percentage" office:value="0.88588700288193156" table:style-name="ce73">
            <text:p>88,6%</text:p>
          </table:table-cell>
          <table:table-cell office:value-type="float" office:value="213314" table:style-name="ce72">
            <text:p>213.314</text:p>
          </table:table-cell>
          <table:table-cell office:value-type="percentage" office:value="0.82759717712055436" table:style-name="ce73">
            <text:p>82,8%</text:p>
          </table:table-cell>
          <table:table-cell office:value-type="float" office:value="181894" table:style-name="ce72">
            <text:p>181.894</text:p>
          </table:table-cell>
          <table:table-cell office:value-type="percentage" office:value="0.83059655147219991" table:style-name="ce73">
            <text:p>83,1%</text:p>
          </table:table-cell>
          <table:table-cell office:value-type="float" office:value="161033" table:style-name="ce72">
            <text:p>161.033</text:p>
          </table:table-cell>
          <table:table-cell office:value-type="percentage" office:value="0.90561591757772075" table:style-name="ce73">
            <text:p>90,6%</text:p>
          </table:table-cell>
          <table:table-cell office:value-type="float" office:value="1665013" table:style-name="ce72">
            <text:p>1.665.013</text:p>
          </table:table-cell>
          <table:table-cell office:value-type="float" office:value="1816082" table:style-name="ce72">
            <text:p>1.816.082</text:p>
          </table:table-cell>
          <table:table-cell office:value-type="percentage" office:value="0.91681598077619841" table:style-name="ce73">
            <text:p>91,7%</text:p>
          </table:table-cell>
          <table:table-cell office:value-type="percentage" office:value="0.81273429995079705" table:style-name="ce7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Cataluña</text:p>
          </table:table-cell>
          <table:table-cell office:value-type="float" office:value="461421" table:style-name="ce72">
            <text:p>461.421</text:p>
          </table:table-cell>
          <table:table-cell office:value-type="percentage" office:value="1" table:style-name="ce73">
            <text:p>100,0%</text:p>
          </table:table-cell>
          <table:table-cell office:value-type="float" office:value="622412" table:style-name="ce72">
            <text:p>622.412</text:p>
          </table:table-cell>
          <table:table-cell office:value-type="percentage" office:value="0.97904161475832741" table:style-name="ce73">
            <text:p>97,9%</text:p>
          </table:table-cell>
          <table:table-cell office:value-type="float" office:value="810615" table:style-name="ce72">
            <text:p>810.615</text:p>
          </table:table-cell>
          <table:table-cell office:value-type="percentage" office:value="0.95088588172915856" table:style-name="ce73">
            <text:p>95,1%</text:p>
          </table:table-cell>
          <table:table-cell office:value-type="float" office:value="1045886" table:style-name="ce72">
            <text:p>1.045.886</text:p>
          </table:table-cell>
          <table:table-cell office:value-type="percentage" office:value="0.95305726894726728" table:style-name="ce73">
            <text:p>95,3%</text:p>
          </table:table-cell>
          <table:table-cell office:value-type="float" office:value="1168392" table:style-name="ce72">
            <text:p>1.168.392</text:p>
          </table:table-cell>
          <table:table-cell office:value-type="percentage" office:value="0.916005111600668" table:style-name="ce73">
            <text:p>91,6%</text:p>
          </table:table-cell>
          <table:table-cell office:value-type="float" office:value="836258" table:style-name="ce72">
            <text:p>836.258</text:p>
          </table:table-cell>
          <table:table-cell office:value-type="percentage" office:value="0.86512908792213761" table:style-name="ce73">
            <text:p>86,5%</text:p>
          </table:table-cell>
          <table:table-cell office:value-type="float" office:value="703300" table:style-name="ce72">
            <text:p>703.300</text:p>
          </table:table-cell>
          <table:table-cell office:value-type="percentage" office:value="0.84832138992990769" table:style-name="ce73">
            <text:p>84,8%</text:p>
          </table:table-cell>
          <table:table-cell office:value-type="float" office:value="611767" table:style-name="ce72">
            <text:p>611.767</text:p>
          </table:table-cell>
          <table:table-cell office:value-type="percentage" office:value="0.91123133088954855" table:style-name="ce73">
            <text:p>91,1%</text:p>
          </table:table-cell>
          <table:table-cell office:value-type="float" office:value="6260051" table:style-name="ce72">
            <text:p>6.260.051</text:p>
          </table:table-cell>
          <table:table-cell office:value-type="float" office:value="6782414" table:style-name="ce72">
            <text:p>6.782.414</text:p>
          </table:table-cell>
          <table:table-cell office:value-type="percentage" office:value="0.92298273151712651" table:style-name="ce73">
            <text:p>92,3%</text:p>
          </table:table-cell>
          <table:table-cell office:value-type="percentage" office:value="0.81604022185163227" table:style-name="ce73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C. Valenciana</text:p>
          </table:table-cell>
          <table:table-cell office:value-type="float" office:value="299233" table:style-name="ce72">
            <text:p>299.233</text:p>
          </table:table-cell>
          <table:table-cell office:value-type="percentage" office:value="1" table:style-name="ce73">
            <text:p>100,0%</text:p>
          </table:table-cell>
          <table:table-cell office:value-type="float" office:value="438000" table:style-name="ce72">
            <text:p>438.000</text:p>
          </table:table-cell>
          <table:table-cell office:value-type="percentage" office:value="0.99596158044095173" table:style-name="ce73">
            <text:p>99,6%</text:p>
          </table:table-cell>
          <table:table-cell office:value-type="float" office:value="577045" table:style-name="ce72">
            <text:p>577.045</text:p>
          </table:table-cell>
          <table:table-cell office:value-type="percentage" office:value="0.96634792510968948" table:style-name="ce73">
            <text:p>96,6%</text:p>
          </table:table-cell>
          <table:table-cell office:value-type="float" office:value="724388" table:style-name="ce72">
            <text:p>724.388</text:p>
          </table:table-cell>
          <table:table-cell office:value-type="percentage" office:value="0.95027128569479569" table:style-name="ce73">
            <text:p>95,0%</text:p>
          </table:table-cell>
          <table:table-cell office:value-type="float" office:value="768747" table:style-name="ce72">
            <text:p>768.747</text:p>
          </table:table-cell>
          <table:table-cell office:value-type="percentage" office:value="0.91438797320877385" table:style-name="ce73">
            <text:p>91,4%</text:p>
          </table:table-cell>
          <table:table-cell office:value-type="float" office:value="532080" table:style-name="ce72">
            <text:p>532.080</text:p>
          </table:table-cell>
          <table:table-cell office:value-type="percentage" office:value="0.86669131696097701" table:style-name="ce73">
            <text:p>86,7%</text:p>
          </table:table-cell>
          <table:table-cell office:value-type="float" office:value="450306" table:style-name="ce72">
            <text:p>450.306</text:p>
          </table:table-cell>
          <table:table-cell office:value-type="percentage" office:value="0.8781780631975552" table:style-name="ce73">
            <text:p>87,8%</text:p>
          </table:table-cell>
          <table:table-cell office:value-type="float" office:value="408768" table:style-name="ce72">
            <text:p>408.768</text:p>
          </table:table-cell>
          <table:table-cell office:value-type="percentage" office:value="0.94454085204809035" table:style-name="ce73">
            <text:p>94,5%</text:p>
          </table:table-cell>
          <table:table-cell office:value-type="float" office:value="4198567" table:style-name="ce72">
            <text:p>4.198.567</text:p>
          </table:table-cell>
          <table:table-cell office:value-type="float" office:value="4492026" table:style-name="ce72">
            <text:p>4.492.026</text:p>
          </table:table-cell>
          <table:table-cell office:value-type="percentage" office:value="0.9346711261243813" table:style-name="ce73">
            <text:p>93,5%</text:p>
          </table:table-cell>
          <table:table-cell office:value-type="percentage" office:value="0.83188618290504646" table:style-name="ce73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Extremadura</text:p>
          </table:table-cell>
          <table:table-cell office:value-type="float" office:value="78456" table:style-name="ce72">
            <text:p>78.456</text:p>
          </table:table-cell>
          <table:table-cell office:value-type="percentage" office:value="1" table:style-name="ce73">
            <text:p>100,0%</text:p>
          </table:table-cell>
          <table:table-cell office:value-type="float" office:value="96180" table:style-name="ce72">
            <text:p>96.180</text:p>
          </table:table-cell>
          <table:table-cell office:value-type="percentage" office:value="1" table:style-name="ce73">
            <text:p>100,0%</text:p>
          </table:table-cell>
          <table:table-cell office:value-type="float" office:value="133514" table:style-name="ce72">
            <text:p>133.514</text:p>
          </table:table-cell>
          <table:table-cell office:value-type="percentage" office:value="1" table:style-name="ce73">
            <text:p>100,0%</text:p>
          </table:table-cell>
          <table:table-cell office:value-type="float" office:value="162413" table:style-name="ce72">
            <text:p>162.413</text:p>
          </table:table-cell>
          <table:table-cell office:value-type="percentage" office:value="0.96701458146028951" table:style-name="ce73">
            <text:p>96,7%</text:p>
          </table:table-cell>
          <table:table-cell office:value-type="float" office:value="147466" table:style-name="ce72">
            <text:p>147.466</text:p>
          </table:table-cell>
          <table:table-cell office:value-type="percentage" office:value="0.93607810278285597" table:style-name="ce73">
            <text:p>93,6%</text:p>
          </table:table-cell>
          <table:table-cell office:value-type="float" office:value="115001" table:style-name="ce72">
            <text:p>115.001</text:p>
          </table:table-cell>
          <table:table-cell office:value-type="percentage" office:value="0.88569954252090999" table:style-name="ce73">
            <text:p>88,6%</text:p>
          </table:table-cell>
          <table:table-cell office:value-type="float" office:value="95837" table:style-name="ce72">
            <text:p>95.837</text:p>
          </table:table-cell>
          <table:table-cell office:value-type="percentage" office:value="0.8518390130304162" table:style-name="ce73">
            <text:p>85,2%</text:p>
          </table:table-cell>
          <table:table-cell office:value-type="float" office:value="81512" table:style-name="ce72">
            <text:p>81.512</text:p>
          </table:table-cell>
          <table:table-cell office:value-type="percentage" office:value="0.95103198030545222" table:style-name="ce73">
            <text:p>95,1%</text:p>
          </table:table-cell>
          <table:table-cell office:value-type="float" office:value="910379" table:style-name="ce72">
            <text:p>910.379</text:p>
          </table:table-cell>
          <table:table-cell office:value-type="float" office:value="949890" table:style-name="ce72">
            <text:p>949.890</text:p>
          </table:table-cell>
          <table:table-cell office:value-type="percentage" office:value="0.95840465738138103" table:style-name="ce73">
            <text:p>95,8%</text:p>
          </table:table-cell>
          <table:table-cell office:value-type="percentage" office:value="0.86047245791347626" table:style-name="ce73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Galicia</text:p>
          </table:table-cell>
          <table:table-cell office:value-type="float" office:value="243161" table:style-name="ce72">
            <text:p>243.161</text:p>
          </table:table-cell>
          <table:table-cell office:value-type="percentage" office:value="1" table:style-name="ce73">
            <text:p>100,0%</text:p>
          </table:table-cell>
          <table:table-cell office:value-type="float" office:value="292445" table:style-name="ce72">
            <text:p>292.445</text:p>
          </table:table-cell>
          <table:table-cell office:value-type="percentage" office:value="1" table:style-name="ce73">
            <text:p>100,0%</text:p>
          </table:table-cell>
          <table:table-cell office:value-type="float" office:value="348382" table:style-name="ce72">
            <text:p>348.382</text:p>
          </table:table-cell>
          <table:table-cell office:value-type="percentage" office:value="0.98533795670398172" table:style-name="ce73">
            <text:p>98,5%</text:p>
          </table:table-cell>
          <table:table-cell office:value-type="float" office:value="394044" table:style-name="ce72">
            <text:p>394.044</text:p>
          </table:table-cell>
          <table:table-cell office:value-type="percentage" office:value="0.96296187683284462" table:style-name="ce73">
            <text:p>96,3%</text:p>
          </table:table-cell>
          <table:table-cell office:value-type="float" office:value="412859" table:style-name="ce72">
            <text:p>412.859</text:p>
          </table:table-cell>
          <table:table-cell office:value-type="percentage" office:value="0.93230466288950564" table:style-name="ce73">
            <text:p>93,2%</text:p>
          </table:table-cell>
          <table:table-cell office:value-type="float" office:value="269370" table:style-name="ce72">
            <text:p>269.370</text:p>
          </table:table-cell>
          <table:table-cell office:value-type="percentage" office:value="0.87288316839383273" table:style-name="ce73">
            <text:p>87,3%</text:p>
          </table:table-cell>
          <table:table-cell office:value-type="float" office:value="205197" table:style-name="ce72">
            <text:p>205.197</text:p>
          </table:table-cell>
          <table:table-cell office:value-type="percentage" office:value="0.89075889252567697" table:style-name="ce73">
            <text:p>89,1%</text:p>
          </table:table-cell>
          <table:table-cell office:value-type="float" office:value="177393" table:style-name="ce72">
            <text:p>177.393</text:p>
          </table:table-cell>
          <table:table-cell office:value-type="percentage" office:value="0.96754188847194345" table:style-name="ce73">
            <text:p>96,8%</text:p>
          </table:table-cell>
          <table:table-cell office:value-type="float" office:value="2342851" table:style-name="ce72">
            <text:p>2.342.851</text:p>
          </table:table-cell>
          <table:table-cell office:value-type="float" office:value="2456127" table:style-name="ce72">
            <text:p>2.456.127</text:p>
          </table:table-cell>
          <table:table-cell office:value-type="percentage" office:value="0.95388023502042041" table:style-name="ce73">
            <text:p>95,4%</text:p>
          </table:table-cell>
          <table:table-cell office:value-type="percentage" office:value="0.86872774276607456" table:style-name="ce73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La Rioja</text:p>
          </table:table-cell>
          <table:table-cell office:value-type="float" office:value="23494" table:style-name="ce72">
            <text:p>23.494</text:p>
          </table:table-cell>
          <table:table-cell office:value-type="percentage" office:value="1" table:style-name="ce73">
            <text:p>100,0%</text:p>
          </table:table-cell>
          <table:table-cell office:value-type="float" office:value="28791" table:style-name="ce72">
            <text:p>28.791</text:p>
          </table:table-cell>
          <table:table-cell office:value-type="percentage" office:value="1" table:style-name="ce73">
            <text:p>100,0%</text:p>
          </table:table-cell>
          <table:table-cell office:value-type="float" office:value="38546" table:style-name="ce72">
            <text:p>38.546</text:p>
          </table:table-cell>
          <table:table-cell office:value-type="percentage" office:value="0.99823898068058214" table:style-name="ce73">
            <text:p>99,8%</text:p>
          </table:table-cell>
          <table:table-cell office:value-type="float" office:value="45985" table:style-name="ce72">
            <text:p>45.985</text:p>
          </table:table-cell>
          <table:table-cell office:value-type="percentage" office:value="0.96810526315789469" table:style-name="ce73">
            <text:p>96,8%</text:p>
          </table:table-cell>
          <table:table-cell office:value-type="float" office:value="48558" table:style-name="ce72">
            <text:p>48.558</text:p>
          </table:table-cell>
          <table:table-cell office:value-type="percentage" office:value="0.93879050344134252" table:style-name="ce73">
            <text:p>93,9%</text:p>
          </table:table-cell>
          <table:table-cell office:value-type="float" office:value="32625" table:style-name="ce72">
            <text:p>32.625</text:p>
          </table:table-cell>
          <table:table-cell office:value-type="percentage" office:value="0.88089966519062535" table:style-name="ce73">
            <text:p>88,1%</text:p>
          </table:table-cell>
          <table:table-cell office:value-type="float" office:value="25904" table:style-name="ce72">
            <text:p>25.904</text:p>
          </table:table-cell>
          <table:table-cell office:value-type="percentage" office:value="0.85871510972618181" table:style-name="ce73">
            <text:p>85,9%</text:p>
          </table:table-cell>
          <table:table-cell office:value-type="float" office:value="25571" table:style-name="ce72">
            <text:p>25.571</text:p>
          </table:table-cell>
          <table:table-cell office:value-type="percentage" office:value="0.98406773138349046" table:style-name="ce73">
            <text:p>98,4%</text:p>
          </table:table-cell>
          <table:table-cell office:value-type="float" office:value="269474" table:style-name="ce72">
            <text:p>269.474</text:p>
          </table:table-cell>
          <table:table-cell office:value-type="float" office:value="281479" table:style-name="ce72">
            <text:p>281.479</text:p>
          </table:table-cell>
          <table:table-cell office:value-type="percentage" office:value="0.957350281903801" table:style-name="ce73">
            <text:p>95,7%</text:p>
          </table:table-cell>
          <table:table-cell office:value-type="percentage" office:value="0.85229112899144777" table:style-name="ce73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Madrid</text:p>
          </table:table-cell>
          <table:table-cell office:value-type="float" office:value="375227" table:style-name="ce72">
            <text:p>375.227</text:p>
          </table:table-cell>
          <table:table-cell office:value-type="percentage" office:value="1" table:style-name="ce73">
            <text:p>100,0%</text:p>
          </table:table-cell>
          <table:table-cell office:value-type="float" office:value="513005" table:style-name="ce72">
            <text:p>513.005</text:p>
          </table:table-cell>
          <table:table-cell office:value-type="percentage" office:value="0.97335167441419224" table:style-name="ce73">
            <text:p>97,3%</text:p>
          </table:table-cell>
          <table:table-cell office:value-type="float" office:value="694795" table:style-name="ce72">
            <text:p>694.795</text:p>
          </table:table-cell>
          <table:table-cell office:value-type="percentage" office:value="0.96437960297477443" table:style-name="ce73">
            <text:p>96,4%</text:p>
          </table:table-cell>
          <table:table-cell office:value-type="float" office:value="951612" table:style-name="ce72">
            <text:p>951.612</text:p>
          </table:table-cell>
          <table:table-cell office:value-type="percentage" office:value="0.96145829439287744" table:style-name="ce73">
            <text:p>96,1%</text:p>
          </table:table-cell>
          <table:table-cell office:value-type="float" office:value="1055354" table:style-name="ce72">
            <text:p>1.055.354</text:p>
          </table:table-cell>
          <table:table-cell office:value-type="percentage" office:value="0.91290992558170914" table:style-name="ce73">
            <text:p>91,3%</text:p>
          </table:table-cell>
          <table:table-cell office:value-type="float" office:value="783962" table:style-name="ce72">
            <text:p>783.962</text:p>
          </table:table-cell>
          <table:table-cell office:value-type="percentage" office:value="0.87025278516591109" table:style-name="ce73">
            <text:p>87,0%</text:p>
          </table:table-cell>
          <table:table-cell office:value-type="float" office:value="641451" table:style-name="ce72">
            <text:p>641.451</text:p>
          </table:table-cell>
          <table:table-cell office:value-type="percentage" office:value="0.87206158054372396" table:style-name="ce73">
            <text:p>87,2%</text:p>
          </table:table-cell>
          <table:table-cell office:value-type="float" office:value="509306" table:style-name="ce72">
            <text:p>509.306</text:p>
          </table:table-cell>
          <table:table-cell office:value-type="percentage" office:value="0.89236079475768304" table:style-name="ce73">
            <text:p>89,2%</text:p>
          </table:table-cell>
          <table:table-cell office:value-type="float" office:value="5524712" table:style-name="ce72">
            <text:p>5.524.712</text:p>
          </table:table-cell>
          <table:table-cell office:value-type="float" office:value="5970908" table:style-name="ce72">
            <text:p>5.970.908</text:p>
          </table:table-cell>
          <table:table-cell office:value-type="percentage" office:value="0.92527166722381249" table:style-name="ce73">
            <text:p>92,5%</text:p>
          </table:table-cell>
          <table:table-cell office:value-type="percentage" office:value="0.81776978336334194" table:style-name="ce73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Murcia</text:p>
          </table:table-cell>
          <table:table-cell office:value-type="float" office:value="72914" table:style-name="ce72">
            <text:p>72.914</text:p>
          </table:table-cell>
          <table:table-cell office:value-type="percentage" office:value="1" table:style-name="ce73">
            <text:p>100,0%</text:p>
          </table:table-cell>
          <table:table-cell office:value-type="float" office:value="103961" table:style-name="ce72">
            <text:p>103.961</text:p>
          </table:table-cell>
          <table:table-cell office:value-type="percentage" office:value="1" table:style-name="ce73">
            <text:p>100,0%</text:p>
          </table:table-cell>
          <table:table-cell office:value-type="float" office:value="149954" table:style-name="ce72">
            <text:p>149.954</text:p>
          </table:table-cell>
          <table:table-cell office:value-type="percentage" office:value="0.97663816179391827" table:style-name="ce73">
            <text:p>97,7%</text:p>
          </table:table-cell>
          <table:table-cell office:value-type="float" office:value="210160" table:style-name="ce72">
            <text:p>210.160</text:p>
          </table:table-cell>
          <table:table-cell office:value-type="percentage" office:value="0.96358142712388184" table:style-name="ce73">
            <text:p>96,4%</text:p>
          </table:table-cell>
          <table:table-cell office:value-type="float" office:value="237197" table:style-name="ce72">
            <text:p>237.197</text:p>
          </table:table-cell>
          <table:table-cell office:value-type="percentage" office:value="0.93951312641602103" table:style-name="ce73">
            <text:p>94,0%</text:p>
          </table:table-cell>
          <table:table-cell office:value-type="float" office:value="175334" table:style-name="ce72">
            <text:p>175.334</text:p>
          </table:table-cell>
          <table:table-cell office:value-type="percentage" office:value="0.88074786260385585" table:style-name="ce73">
            <text:p>88,1%</text:p>
          </table:table-cell>
          <table:table-cell office:value-type="float" office:value="150741" table:style-name="ce72">
            <text:p>150.741</text:p>
          </table:table-cell>
          <table:table-cell office:value-type="percentage" office:value="0.8666314052627645" table:style-name="ce73">
            <text:p>86,7%</text:p>
          </table:table-cell>
          <table:table-cell office:value-type="float" office:value="132770" table:style-name="ce72">
            <text:p>132.770</text:p>
          </table:table-cell>
          <table:table-cell office:value-type="percentage" office:value="0.91808651878077119" table:style-name="ce73">
            <text:p>91,8%</text:p>
          </table:table-cell>
          <table:table-cell office:value-type="float" office:value="1233031" table:style-name="ce72">
            <text:p>1.233.031</text:p>
          </table:table-cell>
          <table:table-cell office:value-type="float" office:value="1317614" table:style-name="ce72">
            <text:p>1.317.614</text:p>
          </table:table-cell>
          <table:table-cell office:value-type="percentage" office:value="0.93580593405959556" table:style-name="ce73">
            <text:p>93,6%</text:p>
          </table:table-cell>
          <table:table-cell office:value-type="percentage" office:value="0.81491676558216508" table:style-name="ce7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Navarra</text:p>
          </table:table-cell>
          <table:table-cell office:value-type="float" office:value="42594" table:style-name="ce72">
            <text:p>42.594</text:p>
          </table:table-cell>
          <table:table-cell office:value-type="percentage" office:value="1" table:style-name="ce73">
            <text:p>100,0%</text:p>
          </table:table-cell>
          <table:table-cell office:value-type="float" office:value="56017" table:style-name="ce72">
            <text:p>56.017</text:p>
          </table:table-cell>
          <table:table-cell office:value-type="percentage" office:value="0.98900070621468927" table:style-name="ce73">
            <text:p>98,9%</text:p>
          </table:table-cell>
          <table:table-cell office:value-type="float" office:value="72669" table:style-name="ce72">
            <text:p>72.669</text:p>
          </table:table-cell>
          <table:table-cell office:value-type="percentage" office:value="0.96034095414298926" table:style-name="ce73">
            <text:p>96,0%</text:p>
          </table:table-cell>
          <table:table-cell office:value-type="float" office:value="92598" table:style-name="ce72">
            <text:p>92.598</text:p>
          </table:table-cell>
          <table:table-cell office:value-type="percentage" office:value="0.94779831726340358" table:style-name="ce73">
            <text:p>94,8%</text:p>
          </table:table-cell>
          <table:table-cell office:value-type="float" office:value="96700" table:style-name="ce72">
            <text:p>96.700</text:p>
          </table:table-cell>
          <table:table-cell office:value-type="percentage" office:value="0.91465433254826289" table:style-name="ce73">
            <text:p>91,5%</text:p>
          </table:table-cell>
          <table:table-cell office:value-type="float" office:value="66176" table:style-name="ce72">
            <text:p>66.176</text:p>
          </table:table-cell>
          <table:table-cell office:value-type="percentage" office:value="0.8624639966635822" table:style-name="ce73">
            <text:p>86,2%</text:p>
          </table:table-cell>
          <table:table-cell office:value-type="float" office:value="60178" table:style-name="ce72">
            <text:p>60.178</text:p>
          </table:table-cell>
          <table:table-cell office:value-type="percentage" office:value="0.87465480654632133" table:style-name="ce73">
            <text:p>87,5%</text:p>
          </table:table-cell>
          <table:table-cell office:value-type="float" office:value="53409" table:style-name="ce72">
            <text:p>53.409</text:p>
          </table:table-cell>
          <table:table-cell office:value-type="percentage" office:value="0.92851306479372753" table:style-name="ce73">
            <text:p>92,9%</text:p>
          </table:table-cell>
          <table:table-cell office:value-type="float" office:value="540341" table:style-name="ce72">
            <text:p>540.341</text:p>
          </table:table-cell>
          <table:table-cell office:value-type="float" office:value="580174" table:style-name="ce72">
            <text:p>580.174</text:p>
          </table:table-cell>
          <table:table-cell office:value-type="percentage" office:value="0.93134301088983651" table:style-name="ce73">
            <text:p>93,1%</text:p>
          </table:table-cell>
          <table:table-cell office:value-type="percentage" office:value="0.82161896681233593" table:style-name="ce73">
            <text:p>82,2%</text:p>
          </table:table-cell>
          <table:table-cell table:number-columns-repeated="16363" table:style-name="ce58"/>
        </table:table-row>
        <table:table-row table:style-name="ro5">
          <table:table-cell office:value-type="string" table:style-name="ce71">
            <text:p>País Vasco</text:p>
          </table:table-cell>
          <table:table-cell office:value-type="float" office:value="165353" table:style-name="ce72">
            <text:p>165.353</text:p>
          </table:table-cell>
          <table:table-cell office:value-type="percentage" office:value="1" table:style-name="ce73">
            <text:p>100,0%</text:p>
          </table:table-cell>
          <table:table-cell office:value-type="float" office:value="215118" table:style-name="ce72">
            <text:p>215.118</text:p>
          </table:table-cell>
          <table:table-cell office:value-type="percentage" office:value="0.99423199578491994" table:style-name="ce73">
            <text:p>99,4%</text:p>
          </table:table-cell>
          <table:table-cell office:value-type="float" office:value="281582" table:style-name="ce72">
            <text:p>281.582</text:p>
          </table:table-cell>
          <table:table-cell office:value-type="percentage" office:value="0.99091718485517111" table:style-name="ce73">
            <text:p>99,1%</text:p>
          </table:table-cell>
          <table:table-cell office:value-type="float" office:value="328360" table:style-name="ce72">
            <text:p>328.360</text:p>
          </table:table-cell>
          <table:table-cell office:value-type="percentage" office:value="0.97301365763170922" table:style-name="ce73">
            <text:p>97,3%</text:p>
          </table:table-cell>
          <table:table-cell office:value-type="float" office:value="327602" table:style-name="ce72">
            <text:p>327.602</text:p>
          </table:table-cell>
          <table:table-cell office:value-type="percentage" office:value="0.94121196101866322" table:style-name="ce73">
            <text:p>94,1%</text:p>
          </table:table-cell>
          <table:table-cell office:value-type="float" office:value="213254" table:style-name="ce72">
            <text:p>213.254</text:p>
          </table:table-cell>
          <table:table-cell office:value-type="percentage" office:value="0.89740147705514761" table:style-name="ce73">
            <text:p>89,7%</text:p>
          </table:table-cell>
          <table:table-cell office:value-type="float" office:value="176833" table:style-name="ce72">
            <text:p>176.833</text:p>
          </table:table-cell>
          <table:table-cell office:value-type="percentage" office:value="0.88764902241297094" table:style-name="ce73">
            <text:p>88,8%</text:p>
          </table:table-cell>
          <table:table-cell office:value-type="float" office:value="161245" table:style-name="ce72">
            <text:p>161.245</text:p>
          </table:table-cell>
          <table:table-cell office:value-type="percentage" office:value="0.93303899500627829" table:style-name="ce73">
            <text:p>93,3%</text:p>
          </table:table-cell>
          <table:table-cell office:value-type="float" office:value="1869347" table:style-name="ce72">
            <text:p>1.869.347</text:p>
          </table:table-cell>
          <table:table-cell office:value-type="float" office:value="1955253" table:style-name="ce72">
            <text:p>1.955.253</text:p>
          </table:table-cell>
          <table:table-cell office:value-type="percentage" office:value="0.95606399785603191" table:style-name="ce73">
            <text:p>95,6%</text:p>
          </table:table-cell>
          <table:table-cell office:value-type="percentage" office:value="0.85518100487303217" table:style-name="ce73">
            <text:p>85,5%</text:p>
          </table:table-cell>
          <table:table-cell table:number-columns-repeated="16363" table:style-name="ce58"/>
        </table:table-row>
        <table:table-row table:style-name="ro5">
          <table:table-cell office:value-type="string" table:style-name="ce71">
            <text:p>Ceuta</text:p>
          </table:table-cell>
          <table:table-cell office:value-type="float" office:value="2412" table:style-name="ce72">
            <text:p>2.412</text:p>
          </table:table-cell>
          <table:table-cell office:value-type="percentage" office:value="0.85019386676066266" table:style-name="ce73">
            <text:p>85,0%</text:p>
          </table:table-cell>
          <table:table-cell office:value-type="float" office:value="3938" table:style-name="ce72">
            <text:p>3.938</text:p>
          </table:table-cell>
          <table:table-cell office:value-type="percentage" office:value="0.89418710263396917" table:style-name="ce73">
            <text:p>89,4%</text:p>
          </table:table-cell>
          <table:table-cell office:value-type="float" office:value="7729" table:style-name="ce72">
            <text:p>7.729</text:p>
          </table:table-cell>
          <table:table-cell office:value-type="percentage" office:value="0.92796254052107097" table:style-name="ce73">
            <text:p>92,8%</text:p>
          </table:table-cell>
          <table:table-cell office:value-type="float" office:value="10710" table:style-name="ce72">
            <text:p>10.710</text:p>
          </table:table-cell>
          <table:table-cell office:value-type="percentage" office:value="0.92671108419139914" table:style-name="ce73">
            <text:p>92,7%</text:p>
          </table:table-cell>
          <table:table-cell office:value-type="float" office:value="11356" table:style-name="ce72">
            <text:p>11.356</text:p>
          </table:table-cell>
          <table:table-cell office:value-type="percentage" office:value="0.91899328315934292" table:style-name="ce73">
            <text:p>91,9%</text:p>
          </table:table-cell>
          <table:table-cell office:value-type="float" office:value="9672" table:style-name="ce72">
            <text:p>9.672</text:p>
          </table:table-cell>
          <table:table-cell office:value-type="percentage" office:value="0.84849548205982983" table:style-name="ce73">
            <text:p>84,8%</text:p>
          </table:table-cell>
          <table:table-cell office:value-type="float" office:value="9941" table:style-name="ce72">
            <text:p>9.941</text:p>
          </table:table-cell>
          <table:table-cell office:value-type="percentage" office:value="0.91495628163828813" table:style-name="ce73">
            <text:p>91,5%</text:p>
          </table:table-cell>
          <table:table-cell office:value-type="float" office:value="9829" table:style-name="ce72">
            <text:p>9.829</text:p>
          </table:table-cell>
          <table:table-cell office:value-type="percentage" office:value="1.0590453614912185" table:style-name="ce73">
            <text:p>105,9%</text:p>
          </table:table-cell>
          <table:table-cell office:value-type="float" office:value="65587" table:style-name="ce72">
            <text:p>65.587</text:p>
          </table:table-cell>
          <table:table-cell office:value-type="float" office:value="71029" table:style-name="ce72">
            <text:p>71.029</text:p>
          </table:table-cell>
          <table:table-cell office:value-type="percentage" office:value="0.9233834067775134" table:style-name="ce73">
            <text:p>92,3%</text:p>
          </table:table-cell>
          <table:table-cell office:value-type="percentage" office:value="0.78531316977381849" table:style-name="ce73">
            <text:p>78,5%</text:p>
          </table:table-cell>
          <table:table-cell table:number-columns-repeated="16363" table:style-name="ce58"/>
        </table:table-row>
        <table:table-row table:style-name="ro5">
          <table:table-cell office:value-type="string" table:style-name="ce71">
            <text:p>Melilla</text:p>
          </table:table-cell>
          <table:table-cell office:value-type="float" office:value="2102" table:style-name="ce72">
            <text:p>2.102</text:p>
          </table:table-cell>
          <table:table-cell office:value-type="percentage" office:value="0.83711668657905214" table:style-name="ce73">
            <text:p>83,7%</text:p>
          </table:table-cell>
          <table:table-cell office:value-type="float" office:value="3432" table:style-name="ce72">
            <text:p>3.432</text:p>
          </table:table-cell>
          <table:table-cell office:value-type="percentage" office:value="0.9024454378122535" table:style-name="ce73">
            <text:p>90,2%</text:p>
          </table:table-cell>
          <table:table-cell office:value-type="float" office:value="7520" table:style-name="ce72">
            <text:p>7.520</text:p>
          </table:table-cell>
          <table:table-cell office:value-type="percentage" office:value="0.93941286695815118" table:style-name="ce73">
            <text:p>93,9%</text:p>
          </table:table-cell>
          <table:table-cell office:value-type="float" office:value="10179" table:style-name="ce72">
            <text:p>10.179</text:p>
          </table:table-cell>
          <table:table-cell office:value-type="percentage" office:value="0.94241273956115179" table:style-name="ce73">
            <text:p>94,2%</text:p>
          </table:table-cell>
          <table:table-cell office:value-type="float" office:value="10723" table:style-name="ce72">
            <text:p>10.723</text:p>
          </table:table-cell>
          <table:table-cell office:value-type="percentage" office:value="0.9816900119014923" table:style-name="ce73">
            <text:p>98,2%</text:p>
          </table:table-cell>
          <table:table-cell office:value-type="float" office:value="9431" table:style-name="ce72">
            <text:p>9.431</text:p>
          </table:table-cell>
          <table:table-cell office:value-type="percentage" office:value="0.8611212563915267" table:style-name="ce73">
            <text:p>86,1%</text:p>
          </table:table-cell>
          <table:table-cell office:value-type="float" office:value="10455" table:style-name="ce72">
            <text:p>10.455</text:p>
          </table:table-cell>
          <table:table-cell office:value-type="percentage" office:value="0.89427764947395427" table:style-name="ce73">
            <text:p>89,4%</text:p>
          </table:table-cell>
          <table:table-cell office:value-type="float" office:value="9274" table:style-name="ce72">
            <text:p>9.274</text:p>
          </table:table-cell>
          <table:table-cell office:value-type="percentage" office:value="0.96805845511482258" table:style-name="ce73">
            <text:p>96,8%</text:p>
          </table:table-cell>
          <table:table-cell office:value-type="float" office:value="63116" table:style-name="ce72">
            <text:p>63.116</text:p>
          </table:table-cell>
          <table:table-cell office:value-type="float" office:value="68266" table:style-name="ce72">
            <text:p>68.266</text:p>
          </table:table-cell>
          <table:table-cell office:value-type="percentage" office:value="0.92455981015439603" table:style-name="ce73">
            <text:p>92,5%</text:p>
          </table:table-cell>
          <table:table-cell office:value-type="percentage" office:value="0.75118421365832755" table:style-name="ce73">
            <text:p>75,1%</text:p>
          </table:table-cell>
          <table:table-cell table:number-columns-repeated="16363" table:style-name="ce58"/>
        </table:table-row>
        <table:table-row table:style-name="ro5">
          <table:table-cell office:value-type="string" table:style-name="ce71">
            <text:p>Fuerzas Armadas</text:p>
          </table:table-cell>
          <table:table-cell office:value-type="float" office:value="30" table:style-name="ce72">
            <text:p>30</text:p>
          </table:table-cell>
          <table:table-cell office:value-type="string" table:style-name="ce73">
            <text:p>-</text:p>
          </table:table-cell>
          <table:table-cell office:value-type="float" office:value="20" table:style-name="ce72">
            <text:p>20</text:p>
          </table:table-cell>
          <table:table-cell office:value-type="string" table:style-name="ce73">
            <text:p>-</text:p>
          </table:table-cell>
          <table:table-cell office:value-type="float" office:value="3697" table:style-name="ce72">
            <text:p>3.697</text:p>
          </table:table-cell>
          <table:table-cell office:value-type="string" table:style-name="ce73">
            <text:p>-</text:p>
          </table:table-cell>
          <table:table-cell office:value-type="float" office:value="9665" table:style-name="ce72">
            <text:p>9.665</text:p>
          </table:table-cell>
          <table:table-cell office:value-type="string" table:style-name="ce73">
            <text:p>-</text:p>
          </table:table-cell>
          <table:table-cell office:value-type="float" office:value="22697" table:style-name="ce72">
            <text:p>22.697</text:p>
          </table:table-cell>
          <table:table-cell office:value-type="string" table:style-name="ce73">
            <text:p>-</text:p>
          </table:table-cell>
          <table:table-cell office:value-type="float" office:value="32682" table:style-name="ce72">
            <text:p>32.682</text:p>
          </table:table-cell>
          <table:table-cell office:value-type="string" table:style-name="ce73">
            <text:p>-</text:p>
          </table:table-cell>
          <table:table-cell office:value-type="float" office:value="25133" table:style-name="ce72">
            <text:p>25.133</text:p>
          </table:table-cell>
          <table:table-cell office:value-type="string" table:style-name="ce73">
            <text:p>-</text:p>
          </table:table-cell>
          <table:table-cell office:value-type="float" office:value="1236" table:style-name="ce72">
            <text:p>1.236</text:p>
          </table:table-cell>
          <table:table-cell office:value-type="string" table:style-name="ce73">
            <text:p>-</text:p>
          </table:table-cell>
          <table:table-cell office:value-type="float" office:value="95160" table:style-name="ce72">
            <text:p>95.160</text:p>
          </table:table-cell>
          <table:table-cell office:value-type="string" table:style-name="ce72">
            <text:p>-</text:p>
          </table:table-cell>
          <table:table-cell office:value-type="string" table:style-name="ce73">
            <text:p>-</text:p>
          </table:table-cell>
          <table:table-cell office:value-type="string" table:style-name="ce73">
            <text:p>-</text:p>
          </table:table-cell>
          <table:table-cell table:number-columns-repeated="16363" table:style-name="ce58"/>
        </table:table-row>
        <table:table-row table:style-name="ro5">
          <table:table-cell office:value-type="string" table:style-name="ce74">
            <text:p>Sanidad Exterior</text:p>
          </table:table-cell>
          <table:table-cell office:value-type="float" office:value="33" table:style-name="ce75">
            <text:p>33</text:p>
          </table:table-cell>
          <table:table-cell office:value-type="string" table:style-name="ce76">
            <text:p>-</text:p>
          </table:table-cell>
          <table:table-cell office:value-type="float" office:value="52" table:style-name="ce75">
            <text:p>52</text:p>
          </table:table-cell>
          <table:table-cell office:value-type="string" table:style-name="ce76">
            <text:p>-</text:p>
          </table:table-cell>
          <table:table-cell office:value-type="float" office:value="319" table:style-name="ce75">
            <text:p>319</text:p>
          </table:table-cell>
          <table:table-cell office:value-type="string" table:style-name="ce76">
            <text:p>-</text:p>
          </table:table-cell>
          <table:table-cell office:value-type="float" office:value="924" table:style-name="ce75">
            <text:p>924</text:p>
          </table:table-cell>
          <table:table-cell office:value-type="string" table:style-name="ce76">
            <text:p>-</text:p>
          </table:table-cell>
          <table:table-cell office:value-type="float" office:value="1969" table:style-name="ce75">
            <text:p>1.969</text:p>
          </table:table-cell>
          <table:table-cell office:value-type="string" table:style-name="ce76">
            <text:p>-</text:p>
          </table:table-cell>
          <table:table-cell office:value-type="float" office:value="2429" table:style-name="ce75">
            <text:p>2.429</text:p>
          </table:table-cell>
          <table:table-cell office:value-type="string" table:style-name="ce76">
            <text:p>-</text:p>
          </table:table-cell>
          <table:table-cell office:value-type="float" office:value="2128" table:style-name="ce75">
            <text:p>2.128</text:p>
          </table:table-cell>
          <table:table-cell office:value-type="string" table:style-name="ce76">
            <text:p>-</text:p>
          </table:table-cell>
          <table:table-cell office:value-type="float" office:value="271" table:style-name="ce75">
            <text:p>271</text:p>
          </table:table-cell>
          <table:table-cell office:value-type="string" table:style-name="ce76">
            <text:p>-</text:p>
          </table:table-cell>
          <table:table-cell office:value-type="float" office:value="8125" table:style-name="ce75">
            <text:p>8.125</text:p>
          </table:table-cell>
          <table:table-cell office:value-type="string" table:style-name="ce75">
            <text:p>-</text:p>
          </table:table-cell>
          <table:table-cell office:value-type="string" table:style-name="ce76">
            <text:p>-</text:p>
          </table:table-cell>
          <table:table-cell office:value-type="string" table:style-name="ce76">
            <text:p>-</text:p>
          </table:table-cell>
          <table:table-cell table:number-columns-repeated="24" table:style-name="ce58"/>
          <table:table-cell table:number-columns-repeated="16339" table:style-name="ce77"/>
        </table:table-row>
        <table:table-row table:style-name="ro5">
          <table:table-cell office:value-type="string" table:style-name="ce78">
            <text:p>Total España</text:p>
          </table:table-cell>
          <table:table-cell office:value-type="float" office:value="2951949" table:style-name="ce79">
            <text:p>2.951.949</text:p>
          </table:table-cell>
          <table:table-cell office:value-type="percentage" office:value="1" table:style-name="ce80">
            <text:p>100,0%</text:p>
          </table:table-cell>
          <table:table-cell office:value-type="float" office:value="3969660" table:style-name="ce79">
            <text:p>3.969.660</text:p>
          </table:table-cell>
          <table:table-cell office:value-type="percentage" office:value="0.99320236117181893" table:style-name="ce80">
            <text:p>99,3%</text:p>
          </table:table-cell>
          <table:table-cell office:value-type="float" office:value="5339691" table:style-name="ce79">
            <text:p>5.339.691</text:p>
          </table:table-cell>
          <table:table-cell office:value-type="percentage" office:value="0.96950265630049781" table:style-name="ce80">
            <text:p>97,0%</text:p>
          </table:table-cell>
          <table:table-cell office:value-type="float" office:value="6774716" table:style-name="ce79">
            <text:p>6.774.716</text:p>
          </table:table-cell>
          <table:table-cell office:value-type="percentage" office:value="0.95020866194632769" table:style-name="ce80">
            <text:p>95,0%</text:p>
          </table:table-cell>
          <table:table-cell office:value-type="float" office:value="7142105" table:style-name="ce79">
            <text:p>7.142.105</text:p>
          </table:table-cell>
          <table:table-cell office:value-type="percentage" office:value="0.91368561182518493" table:style-name="ce80">
            <text:p>91,4%</text:p>
          </table:table-cell>
          <table:table-cell office:value-type="float" office:value="5139757" table:style-name="ce79">
            <text:p>5.139.757</text:p>
          </table:table-cell>
          <table:table-cell office:value-type="percentage" office:value="0.86498480314775106" table:style-name="ce80">
            <text:p>86,5%</text:p>
          </table:table-cell>
          <table:table-cell office:value-type="float" office:value="4266720" table:style-name="ce79">
            <text:p>4.266.720</text:p>
          </table:table-cell>
          <table:table-cell office:value-type="percentage" office:value="0.86640857490093115" table:style-name="ce80">
            <text:p>86,6%</text:p>
          </table:table-cell>
          <table:table-cell office:value-type="float" office:value="3685004" table:style-name="ce79">
            <text:p>3.685.004</text:p>
          </table:table-cell>
          <table:table-cell office:value-type="percentage" office:value="0.92495962561891909" table:style-name="ce80">
            <text:p>92,5%</text:p>
          </table:table-cell>
          <table:table-cell office:value-type="float" office:value="39269602" table:style-name="ce79">
            <text:p>39.269.602</text:p>
          </table:table-cell>
          <table:table-cell office:value-type="float" office:value="42185033" table:style-name="ce79">
            <text:p>42.185.033</text:p>
          </table:table-cell>
          <table:table-cell office:value-type="percentage" office:value="0.93088944602698309" table:style-name="ce80">
            <text:p>93,1%</text:p>
          </table:table-cell>
          <table:table-cell office:value-type="percentage" office:value="0.8284953909176026" table:style-name="ce80">
            <text:p>82,8%</text:p>
          </table:table-cell>
          <table:table-cell table:number-columns-repeated="16363" table:style-name="ce58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58"/>
          <table:table-cell table:style-name="ce81"/>
          <table:table-cell table:style-name="ce58"/>
          <table:table-cell table:style-name="ce81"/>
          <table:table-cell table:style-name="ce77"/>
          <table:table-cell table:style-name="ce81"/>
          <table:table-cell table:style-name="ce58"/>
          <table:table-cell table:style-name="ce81"/>
          <table:table-cell table:number-columns-repeated="2" table:style-name="ce58"/>
          <table:table-cell table:style-name="ce81"/>
          <table:table-cell table:number-columns-repeated="16366" table:style-name="ce58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58"/>
        <table:table-column table:style-name="co8" table:default-cell-style-name="ce58"/>
        <table:table-column table:style-name="co8" table:default-cell-style-name="ce81"/>
        <table:table-column table:style-name="co8" table:default-cell-style-name="ce58"/>
        <table:table-column table:style-name="co8" table:default-cell-style-name="ce81"/>
        <table:table-column table:style-name="co8" table:default-cell-style-name="ce58"/>
        <table:table-column table:style-name="co8" table:default-cell-style-name="ce81"/>
        <table:table-column table:style-name="co8" table:default-cell-style-name="ce58"/>
        <table:table-column table:style-name="co8" table:default-cell-style-name="ce81"/>
        <table:table-column table:style-name="co8" table:default-cell-style-name="ce58"/>
        <table:table-column table:style-name="co8" table:default-cell-style-name="ce81"/>
        <table:table-column table:style-name="co8" table:default-cell-style-name="ce77"/>
        <table:table-column table:style-name="co4" table:default-cell-style-name="ce81"/>
        <table:table-column table:style-name="co4" table:default-cell-style-name="ce58"/>
        <table:table-column table:style-name="co4" table:default-cell-style-name="ce81"/>
        <table:table-column table:style-name="co4" table:number-columns-repeated="2" table:default-cell-style-name="ce58"/>
        <table:table-column table:style-name="co4" table:default-cell-style-name="ce81"/>
        <table:table-column table:style-name="co4" table:number-columns-repeated="3" table:default-cell-style-name="ce58"/>
        <table:table-column table:style-name="co3" table:number-columns-repeated="20" table:default-cell-style-name="ce58"/>
        <table:table-column table:style-name="co4" table:number-columns-repeated="16343" table:default-cell-style-name="ce58"/>
        <table:table-row table:style-name="ro10">
          <table:table-cell table:style-name="ce62"/>
          <table:table-cell office:value-type="string" table:style-name="ce63">
            <text:p>Personas pauta completa ≥80 años</text:p>
          </table:table-cell>
          <table:table-cell office:value-type="string" table:style-name="ce64">
            <text:p>%</text:p>
          </table:table-cell>
          <table:table-cell office:value-type="string" table:style-name="ce63">
            <text:p>Personas pauta completa 70-79 años</text:p>
          </table:table-cell>
          <table:table-cell office:value-type="string" table:style-name="ce64">
            <text:p>%</text:p>
          </table:table-cell>
          <table:table-cell office:value-type="string" table:style-name="ce63">
            <text:p>Personas pauta completa 60-69 años</text:p>
          </table:table-cell>
          <table:table-cell office:value-type="string" table:style-name="ce64">
            <text:p>%</text:p>
          </table:table-cell>
          <table:table-cell office:value-type="string" table:style-name="ce63">
            <text:p>Personas pauta completa 50-59 años</text:p>
          </table:table-cell>
          <table:table-cell office:value-type="string" table:style-name="ce64">
            <text:p>%</text:p>
          </table:table-cell>
          <table:table-cell office:value-type="string" table:style-name="ce63">
            <text:p>Personas pauta completa 40-49 años</text:p>
          </table:table-cell>
          <table:table-cell office:value-type="string" table:style-name="ce64">
            <text:p>%</text:p>
          </table:table-cell>
          <table:table-cell office:value-type="string" table:style-name="ce63">
            <text:p>Personas pauta completa 30-39 años</text:p>
          </table:table-cell>
          <table:table-cell office:value-type="string" table:style-name="ce64">
            <text:p>%</text:p>
          </table:table-cell>
          <table:table-cell office:value-type="string" table:style-name="ce63">
            <text:p>Personas pauta completa 20-29 años</text:p>
          </table:table-cell>
          <table:table-cell office:value-type="string" table:style-name="ce64">
            <text:p>%</text:p>
          </table:table-cell>
          <table:table-cell office:value-type="string" table:style-name="ce63">
            <text:p>Personas pauta completa 12-19 años</text:p>
          </table:table-cell>
          <table:table-cell office:value-type="string" table:style-name="ce64">
            <text:p>%</text:p>
          </table:table-cell>
          <table:table-cell office:value-type="string" table:style-name="ce65">
            <text:p>Total Personas pauta completa</text:p>
          </table:table-cell>
          <table:table-cell office:value-type="string" table:style-name="ce65">
            <text:p>Total Población INE Población a Vacunar (1)</text:p>
          </table:table-cell>
          <table:table-cell office:value-type="string" table:style-name="ce66">
            <text:p>% pauta completa sobre Población a Vacunar INE</text:p>
          </table:table-cell>
          <table:table-cell office:value-type="string" table:style-name="ce66">
            <text:p>% pauta completa sobre Total Población INE</text:p>
          </table:table-cell>
          <table:table-cell table:number-columns-repeated="16363" table:style-name="ce67"/>
        </table:table-row>
        <table:table-row table:style-name="ro5">
          <table:table-cell office:value-type="string" table:style-name="ce68">
            <text:p>Andalucía</text:p>
          </table:table-cell>
          <table:table-cell office:value-type="float" office:value="430908" table:style-name="ce82">
            <text:p>430.908</text:p>
          </table:table-cell>
          <table:table-cell office:value-type="percentage" office:value="1" table:style-name="ce83">
            <text:p>100,0%</text:p>
          </table:table-cell>
          <table:table-cell office:value-type="float" office:value="653180" table:style-name="ce82">
            <text:p>653.180</text:p>
          </table:table-cell>
          <table:table-cell office:value-type="percentage" office:value="0.9982531563157645" table:style-name="ce83">
            <text:p>99,8%</text:p>
          </table:table-cell>
          <table:table-cell office:value-type="float" office:value="935024" table:style-name="ce82">
            <text:p>935.024</text:p>
          </table:table-cell>
          <table:table-cell office:value-type="percentage" office:value="0.97578345051130788" table:style-name="ce83">
            <text:p>97,6%</text:p>
          </table:table-cell>
          <table:table-cell office:value-type="float" office:value="1225554" table:style-name="ce82">
            <text:p>1.225.554</text:p>
          </table:table-cell>
          <table:table-cell office:value-type="percentage" office:value="0.95181932772130284" table:style-name="ce83">
            <text:p>95,2%</text:p>
          </table:table-cell>
          <table:table-cell office:value-type="float" office:value="1272992" table:style-name="ce82">
            <text:p>1.272.992</text:p>
          </table:table-cell>
          <table:table-cell office:value-type="percentage" office:value="0.91956865963176571" table:style-name="ce83">
            <text:p>92,0%</text:p>
          </table:table-cell>
          <table:table-cell office:value-type="float" office:value="957931" table:style-name="ce82">
            <text:p>957.931</text:p>
          </table:table-cell>
          <table:table-cell office:value-type="percentage" office:value="0.86944497641528695" table:style-name="ce83">
            <text:p>86,9%</text:p>
          </table:table-cell>
          <table:table-cell office:value-type="float" office:value="799493" table:style-name="ce82">
            <text:p>799.493</text:p>
          </table:table-cell>
          <table:table-cell office:value-type="percentage" office:value="0.86327895546111055" table:style-name="ce83">
            <text:p>86,3%</text:p>
          </table:table-cell>
          <table:table-cell office:value-type="float" office:value="762907" table:style-name="ce82">
            <text:p>762.907</text:p>
          </table:table-cell>
          <table:table-cell office:value-type="percentage" office:value="0.98713974064690768" table:style-name="ce83">
            <text:p>98,7%</text:p>
          </table:table-cell>
          <table:table-cell office:value-type="float" office:value="7037989" table:style-name="ce82">
            <text:p>7.037.989</text:p>
          </table:table-cell>
          <table:table-cell office:value-type="float" office:value="7508005" table:style-name="ce82">
            <text:p>7.508.005</text:p>
          </table:table-cell>
          <table:table-cell office:value-type="percentage" office:value="0.93739801718299332" table:style-name="ce83">
            <text:p>93,7%</text:p>
          </table:table-cell>
          <table:table-cell office:value-type="percentage" office:value="0.82778280065070087" table:style-name="ce83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Aragón</text:p>
          </table:table-cell>
          <table:table-cell office:value-type="float" office:value="100539" table:style-name="ce84">
            <text:p>100.539</text:p>
          </table:table-cell>
          <table:table-cell office:value-type="percentage" office:value="1" table:style-name="ce85">
            <text:p>100,0%</text:p>
          </table:table-cell>
          <table:table-cell office:value-type="float" office:value="119283" table:style-name="ce84">
            <text:p>119.283</text:p>
          </table:table-cell>
          <table:table-cell office:value-type="percentage" office:value="0.99714106583072104" table:style-name="ce85">
            <text:p>99,7%</text:p>
          </table:table-cell>
          <table:table-cell office:value-type="float" office:value="155591" table:style-name="ce84">
            <text:p>155.591</text:p>
          </table:table-cell>
          <table:table-cell office:value-type="percentage" office:value="0.9645465253239105" table:style-name="ce85">
            <text:p>96,5%</text:p>
          </table:table-cell>
          <table:table-cell office:value-type="float" office:value="188549" table:style-name="ce84">
            <text:p>188.549</text:p>
          </table:table-cell>
          <table:table-cell office:value-type="percentage" office:value="0.93819475543613473" table:style-name="ce85">
            <text:p>93,8%</text:p>
          </table:table-cell>
          <table:table-cell office:value-type="float" office:value="191293" table:style-name="ce84">
            <text:p>191.293</text:p>
          </table:table-cell>
          <table:table-cell office:value-type="percentage" office:value="0.89541137537037119" table:style-name="ce85">
            <text:p>89,5%</text:p>
          </table:table-cell>
          <table:table-cell office:value-type="float" office:value="130293" table:style-name="ce84">
            <text:p>130.293</text:p>
          </table:table-cell>
          <table:table-cell office:value-type="percentage" office:value="0.82319084143090004" table:style-name="ce85">
            <text:p>82,3%</text:p>
          </table:table-cell>
          <table:table-cell office:value-type="float" office:value="108664" table:style-name="ce84">
            <text:p>108.664</text:p>
          </table:table-cell>
          <table:table-cell office:value-type="percentage" office:value="0.83077722900961792" table:style-name="ce85">
            <text:p>83,1%</text:p>
          </table:table-cell>
          <table:table-cell office:value-type="float" office:value="98376" table:style-name="ce84">
            <text:p>98.376</text:p>
          </table:table-cell>
          <table:table-cell office:value-type="percentage" office:value="0.91908405504638579" table:style-name="ce85">
            <text:p>91,9%</text:p>
          </table:table-cell>
          <table:table-cell office:value-type="float" office:value="1092588" table:style-name="ce84">
            <text:p>1.092.588</text:p>
          </table:table-cell>
          <table:table-cell office:value-type="float" office:value="1189408" table:style-name="ce84">
            <text:p>1.189.408</text:p>
          </table:table-cell>
          <table:table-cell office:value-type="percentage" office:value="0.9185981597567866" table:style-name="ce85">
            <text:p>91,9%</text:p>
          </table:table-cell>
          <table:table-cell office:value-type="percentage" office:value="0.82079551780325477" table:style-name="ce85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Asturias<text:s/></text:p>
          </table:table-cell>
          <table:table-cell office:value-type="float" office:value="88640" table:style-name="ce84">
            <text:p>88.640</text:p>
          </table:table-cell>
          <table:table-cell office:value-type="percentage" office:value="1" table:style-name="ce85">
            <text:p>100,0%</text:p>
          </table:table-cell>
          <table:table-cell office:value-type="float" office:value="114698" table:style-name="ce84">
            <text:p>114.698</text:p>
          </table:table-cell>
          <table:table-cell office:value-type="percentage" office:value="1" table:style-name="ce85">
            <text:p>100,0%</text:p>
          </table:table-cell>
          <table:table-cell office:value-type="float" office:value="149559" table:style-name="ce84">
            <text:p>149.559</text:p>
          </table:table-cell>
          <table:table-cell office:value-type="percentage" office:value="0.98400552667938679" table:style-name="ce85">
            <text:p>98,4%</text:p>
          </table:table-cell>
          <table:table-cell office:value-type="float" office:value="155016" table:style-name="ce84">
            <text:p>155.016</text:p>
          </table:table-cell>
          <table:table-cell office:value-type="percentage" office:value="0.95639888205425616" table:style-name="ce85">
            <text:p>95,6%</text:p>
          </table:table-cell>
          <table:table-cell office:value-type="float" office:value="152427" table:style-name="ce84">
            <text:p>152.427</text:p>
          </table:table-cell>
          <table:table-cell office:value-type="percentage" office:value="0.9186776759884282" table:style-name="ce85">
            <text:p>91,9%</text:p>
          </table:table-cell>
          <table:table-cell office:value-type="float" office:value="91973" table:style-name="ce84">
            <text:p>91.973</text:p>
          </table:table-cell>
          <table:table-cell office:value-type="percentage" office:value="0.84696705988525756" table:style-name="ce85">
            <text:p>84,7%</text:p>
          </table:table-cell>
          <table:table-cell office:value-type="float" office:value="67473" table:style-name="ce84">
            <text:p>67.473</text:p>
          </table:table-cell>
          <table:table-cell office:value-type="percentage" office:value="0.85148027561141815" table:style-name="ce85">
            <text:p>85,1%</text:p>
          </table:table-cell>
          <table:table-cell office:value-type="float" office:value="67213" table:style-name="ce84">
            <text:p>67.213</text:p>
          </table:table-cell>
          <table:table-cell office:value-type="percentage" office:value="1.029989579502268" table:style-name="ce85">
            <text:p>103,0%</text:p>
          </table:table-cell>
          <table:table-cell office:value-type="float" office:value="886999" table:style-name="ce84">
            <text:p>886.999</text:p>
          </table:table-cell>
          <table:table-cell office:value-type="float" office:value="930447" table:style-name="ce84">
            <text:p>930.447</text:p>
          </table:table-cell>
          <table:table-cell office:value-type="percentage" office:value="0.95330416455746536" table:style-name="ce85">
            <text:p>95,3%</text:p>
          </table:table-cell>
          <table:table-cell office:value-type="percentage" office:value="0.87571194869329216" table:style-name="ce85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Baleares</text:p>
          </table:table-cell>
          <table:table-cell office:value-type="float" office:value="51439" table:style-name="ce84">
            <text:p>51.439</text:p>
          </table:table-cell>
          <table:table-cell office:value-type="percentage" office:value="0.95909234985922842" table:style-name="ce85">
            <text:p>95,9%</text:p>
          </table:table-cell>
          <table:table-cell office:value-type="float" office:value="79882" table:style-name="ce84">
            <text:p>79.882</text:p>
          </table:table-cell>
          <table:table-cell office:value-type="percentage" office:value="0.91572093449801684" table:style-name="ce85">
            <text:p>91,6%</text:p>
          </table:table-cell>
          <table:table-cell office:value-type="float" office:value="112201" table:style-name="ce84">
            <text:p>112.201</text:p>
          </table:table-cell>
          <table:table-cell office:value-type="percentage" office:value="0.88074697981835737" table:style-name="ce85">
            <text:p>88,1%</text:p>
          </table:table-cell>
          <table:table-cell office:value-type="float" office:value="153188" table:style-name="ce84">
            <text:p>153.188</text:p>
          </table:table-cell>
          <table:table-cell office:value-type="percentage" office:value="0.86299209049732972" table:style-name="ce85">
            <text:p>86,3%</text:p>
          </table:table-cell>
          <table:table-cell office:value-type="float" office:value="172977" table:style-name="ce84">
            <text:p>172.977</text:p>
          </table:table-cell>
          <table:table-cell office:value-type="percentage" office:value="0.79851631636529818" table:style-name="ce85">
            <text:p>79,9%</text:p>
          </table:table-cell>
          <table:table-cell office:value-type="float" office:value="133720" table:style-name="ce84">
            <text:p>133.720</text:p>
          </table:table-cell>
          <table:table-cell office:value-type="percentage" office:value="0.72655354338837363" table:style-name="ce85">
            <text:p>72,7%</text:p>
          </table:table-cell>
          <table:table-cell office:value-type="float" office:value="103031" table:style-name="ce84">
            <text:p>103.031</text:p>
          </table:table-cell>
          <table:table-cell office:value-type="percentage" office:value="0.75088366262671902" table:style-name="ce85">
            <text:p>75,1%</text:p>
          </table:table-cell>
          <table:table-cell office:value-type="float" office:value="85916" table:style-name="ce84">
            <text:p>85.916</text:p>
          </table:table-cell>
          <table:table-cell office:value-type="percentage" office:value="0.86316508599903552" table:style-name="ce85">
            <text:p>86,3%</text:p>
          </table:table-cell>
          <table:table-cell office:value-type="float" office:value="892354" table:style-name="ce84">
            <text:p>892.354</text:p>
          </table:table-cell>
          <table:table-cell office:value-type="float" office:value="1083187" table:style-name="ce84">
            <text:p>1.083.187</text:p>
          </table:table-cell>
          <table:table-cell office:value-type="percentage" office:value="0.82382266404600502" table:style-name="ce85">
            <text:p>82,4%</text:p>
          </table:table-cell>
          <table:table-cell office:value-type="percentage" office:value="0.7315726260990757" table:style-name="ce85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Canarias</text:p>
          </table:table-cell>
          <table:table-cell office:value-type="float" office:value="93082" table:style-name="ce84">
            <text:p>93.082</text:p>
          </table:table-cell>
          <table:table-cell office:value-type="percentage" office:value="0.9274625854407047" table:style-name="ce85">
            <text:p>92,7%</text:p>
          </table:table-cell>
          <table:table-cell office:value-type="float" office:value="152289" table:style-name="ce84">
            <text:p>152.289</text:p>
          </table:table-cell>
          <table:table-cell office:value-type="percentage" office:value="0.90948126560204479" table:style-name="ce85">
            <text:p>90,9%</text:p>
          </table:table-cell>
          <table:table-cell office:value-type="float" office:value="225848" table:style-name="ce84">
            <text:p>225.848</text:p>
          </table:table-cell>
          <table:table-cell office:value-type="percentage" office:value="0.89780763650096396" table:style-name="ce85">
            <text:p>89,8%</text:p>
          </table:table-cell>
          <table:table-cell office:value-type="float" office:value="324955" table:style-name="ce84">
            <text:p>324.955</text:p>
          </table:table-cell>
          <table:table-cell office:value-type="percentage" office:value="0.88243760302188479" table:style-name="ce85">
            <text:p>88,2%</text:p>
          </table:table-cell>
          <table:table-cell office:value-type="float" office:value="322709" table:style-name="ce84">
            <text:p>322.709</text:p>
          </table:table-cell>
          <table:table-cell office:value-type="percentage" office:value="0.8188401568110022" table:style-name="ce85">
            <text:p>81,9%</text:p>
          </table:table-cell>
          <table:table-cell office:value-type="float" office:value="234309" table:style-name="ce84">
            <text:p>234.309</text:p>
          </table:table-cell>
          <table:table-cell office:value-type="percentage" office:value="0.74892124962443507" table:style-name="ce85">
            <text:p>74,9%</text:p>
          </table:table-cell>
          <table:table-cell office:value-type="float" office:value="192475" table:style-name="ce84">
            <text:p>192.475</text:p>
          </table:table-cell>
          <table:table-cell office:value-type="percentage" office:value="0.75577902470245928" table:style-name="ce85">
            <text:p>75,6%</text:p>
          </table:table-cell>
          <table:table-cell office:value-type="float" office:value="171033" table:style-name="ce84">
            <text:p>171.033</text:p>
          </table:table-cell>
          <table:table-cell office:value-type="percentage" office:value="0.92819037798822346" table:style-name="ce85">
            <text:p>92,8%</text:p>
          </table:table-cell>
          <table:table-cell office:value-type="float" office:value="1716700" table:style-name="ce84">
            <text:p>1.716.700</text:p>
          </table:table-cell>
          <table:table-cell office:value-type="float" office:value="2033513" table:style-name="ce84">
            <text:p>2.033.513</text:p>
          </table:table-cell>
          <table:table-cell office:value-type="percentage" office:value="0.84420409409725927" table:style-name="ce85">
            <text:p>84,4%</text:p>
          </table:table-cell>
          <table:table-cell office:value-type="percentage" office:value="0.76489204760892704" table:style-name="ce85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Cantabria</text:p>
          </table:table-cell>
          <table:table-cell office:value-type="float" office:value="42302" table:style-name="ce84">
            <text:p>42.302</text:p>
          </table:table-cell>
          <table:table-cell office:value-type="percentage" office:value="1" table:style-name="ce85">
            <text:p>100,0%</text:p>
          </table:table-cell>
          <table:table-cell office:value-type="float" office:value="56119" table:style-name="ce84">
            <text:p>56.119</text:p>
          </table:table-cell>
          <table:table-cell office:value-type="percentage" office:value="1" table:style-name="ce85">
            <text:p>100,0%</text:p>
          </table:table-cell>
          <table:table-cell office:value-type="float" office:value="77192" table:style-name="ce84">
            <text:p>77.192</text:p>
          </table:table-cell>
          <table:table-cell office:value-type="percentage" office:value="0.97394551900778481" table:style-name="ce85">
            <text:p>97,4%</text:p>
          </table:table-cell>
          <table:table-cell office:value-type="float" office:value="85148" table:style-name="ce84">
            <text:p>85.148</text:p>
          </table:table-cell>
          <table:table-cell office:value-type="percentage" office:value="0.93600087941079479" table:style-name="ce85">
            <text:p>93,6%</text:p>
          </table:table-cell>
          <table:table-cell office:value-type="float" office:value="89350" table:style-name="ce84">
            <text:p>89.350</text:p>
          </table:table-cell>
          <table:table-cell office:value-type="percentage" office:value="0.91748300577085007" table:style-name="ce85">
            <text:p>91,7%</text:p>
          </table:table-cell>
          <table:table-cell office:value-type="float" office:value="56815" table:style-name="ce84">
            <text:p>56.815</text:p>
          </table:table-cell>
          <table:table-cell office:value-type="percentage" office:value="0.84599005330712651" table:style-name="ce85">
            <text:p>84,6%</text:p>
          </table:table-cell>
          <table:table-cell office:value-type="float" office:value="43406" table:style-name="ce84">
            <text:p>43.406</text:p>
          </table:table-cell>
          <table:table-cell office:value-type="percentage" office:value="0.85322273111473668" table:style-name="ce85">
            <text:p>85,3%</text:p>
          </table:table-cell>
          <table:table-cell office:value-type="float" office:value="46216" table:style-name="ce84">
            <text:p>46.216</text:p>
          </table:table-cell>
          <table:table-cell office:value-type="percentage" office:value="1.0206037585848995" table:style-name="ce85">
            <text:p>102,1%</text:p>
          </table:table-cell>
          <table:table-cell office:value-type="float" office:value="496548" table:style-name="ce84">
            <text:p>496.548</text:p>
          </table:table-cell>
          <table:table-cell office:value-type="float" office:value="527062" table:style-name="ce84">
            <text:p>527.062</text:p>
          </table:table-cell>
          <table:table-cell office:value-type="percentage" office:value="0.94210548284642037" table:style-name="ce85">
            <text:p>94,2%</text:p>
          </table:table-cell>
          <table:table-cell office:value-type="percentage" office:value="0.85075601168498516" table:style-name="ce85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Castilla y Leon</text:p>
          </table:table-cell>
          <table:table-cell office:value-type="float" office:value="228276" table:style-name="ce84">
            <text:p>228.276</text:p>
          </table:table-cell>
          <table:table-cell office:value-type="percentage" office:value="1" table:style-name="ce85">
            <text:p>100,0%</text:p>
          </table:table-cell>
          <table:table-cell office:value-type="float" office:value="250770" table:style-name="ce84">
            <text:p>250.770</text:p>
          </table:table-cell>
          <table:table-cell office:value-type="percentage" office:value="1" table:style-name="ce85">
            <text:p>100,0%</text:p>
          </table:table-cell>
          <table:table-cell office:value-type="float" office:value="323988" table:style-name="ce84">
            <text:p>323.988</text:p>
          </table:table-cell>
          <table:table-cell office:value-type="percentage" office:value="0.99005326317140474" table:style-name="ce85">
            <text:p>99,0%</text:p>
          </table:table-cell>
          <table:table-cell office:value-type="float" office:value="355561" table:style-name="ce84">
            <text:p>355.561</text:p>
          </table:table-cell>
          <table:table-cell office:value-type="percentage" office:value="0.93273400261802764" table:style-name="ce85">
            <text:p>93,3%</text:p>
          </table:table-cell>
          <table:table-cell office:value-type="float" office:value="324112" table:style-name="ce84">
            <text:p>324.112</text:p>
          </table:table-cell>
          <table:table-cell office:value-type="percentage" office:value="0.89980621984331011" table:style-name="ce85">
            <text:p>90,0%</text:p>
          </table:table-cell>
          <table:table-cell office:value-type="float" office:value="216498" table:style-name="ce84">
            <text:p>216.498</text:p>
          </table:table-cell>
          <table:table-cell office:value-type="percentage" office:value="0.83621601996122086" table:style-name="ce85">
            <text:p>83,6%</text:p>
          </table:table-cell>
          <table:table-cell office:value-type="float" office:value="178711" table:style-name="ce84">
            <text:p>178.711</text:p>
          </table:table-cell>
          <table:table-cell office:value-type="percentage" office:value="0.84385609526912486" table:style-name="ce85">
            <text:p>84,4%</text:p>
          </table:table-cell>
          <table:table-cell office:value-type="float" office:value="164144" table:style-name="ce84">
            <text:p>164.144</text:p>
          </table:table-cell>
          <table:table-cell office:value-type="percentage" office:value="0.97589745419089402" table:style-name="ce85">
            <text:p>97,6%</text:p>
          </table:table-cell>
          <table:table-cell office:value-type="float" office:value="2042060" table:style-name="ce84">
            <text:p>2.042.060</text:p>
          </table:table-cell>
          <table:table-cell office:value-type="float" office:value="2172149" table:style-name="ce84">
            <text:p>2.172.149</text:p>
          </table:table-cell>
          <table:table-cell office:value-type="percentage" office:value="0.9401104620355234" table:style-name="ce85">
            <text:p>94,0%</text:p>
          </table:table-cell>
          <table:table-cell office:value-type="percentage" office:value="0.85561806532925455" table:style-name="ce85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Castilla - La Mancha</text:p>
          </table:table-cell>
          <table:table-cell office:value-type="float" office:value="137176" table:style-name="ce84">
            <text:p>137.176</text:p>
          </table:table-cell>
          <table:table-cell office:value-type="percentage" office:value="1" table:style-name="ce85">
            <text:p>100,0%</text:p>
          </table:table-cell>
          <table:table-cell office:value-type="float" office:value="158414" table:style-name="ce84">
            <text:p>158.414</text:p>
          </table:table-cell>
          <table:table-cell office:value-type="percentage" office:value="1" table:style-name="ce85">
            <text:p>100,0%</text:p>
          </table:table-cell>
          <table:table-cell office:value-type="float" office:value="223287" table:style-name="ce84">
            <text:p>223.287</text:p>
          </table:table-cell>
          <table:table-cell office:value-type="percentage" office:value="0.97920869366919849" table:style-name="ce85">
            <text:p>97,9%</text:p>
          </table:table-cell>
          <table:table-cell office:value-type="float" office:value="286845" table:style-name="ce84">
            <text:p>286.845</text:p>
          </table:table-cell>
          <table:table-cell office:value-type="percentage" office:value="0.92112572935097803" table:style-name="ce85">
            <text:p>92,1%</text:p>
          </table:table-cell>
          <table:table-cell office:value-type="float" office:value="287347" table:style-name="ce84">
            <text:p>287.347</text:p>
          </table:table-cell>
          <table:table-cell office:value-type="percentage" office:value="0.8689552771402046" table:style-name="ce85">
            <text:p>86,9%</text:p>
          </table:table-cell>
          <table:table-cell office:value-type="float" office:value="207097" table:style-name="ce84">
            <text:p>207.097</text:p>
          </table:table-cell>
          <table:table-cell office:value-type="percentage" office:value="0.80347699911930504" table:style-name="ce85">
            <text:p>80,3%</text:p>
          </table:table-cell>
          <table:table-cell office:value-type="float" office:value="174878" table:style-name="ce84">
            <text:p>174.878</text:p>
          </table:table-cell>
          <table:table-cell office:value-type="percentage" office:value="0.79855885146489369" table:style-name="ce85">
            <text:p>79,9%</text:p>
          </table:table-cell>
          <table:table-cell office:value-type="float" office:value="167879" table:style-name="ce84">
            <text:p>167.879</text:p>
          </table:table-cell>
          <table:table-cell office:value-type="percentage" office:value="0.9441163899761551" table:style-name="ce85">
            <text:p>94,4%</text:p>
          </table:table-cell>
          <table:table-cell office:value-type="float" office:value="1642923" table:style-name="ce84">
            <text:p>1.642.923</text:p>
          </table:table-cell>
          <table:table-cell office:value-type="float" office:value="1816082" table:style-name="ce84">
            <text:p>1.816.082</text:p>
          </table:table-cell>
          <table:table-cell office:value-type="percentage" office:value="0.90465243309498145" table:style-name="ce85">
            <text:p>90,5%</text:p>
          </table:table-cell>
          <table:table-cell office:value-type="percentage" office:value="0.8019516209651596" table:style-name="ce8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Cataluña</text:p>
          </table:table-cell>
          <table:table-cell office:value-type="float" office:value="455821" table:style-name="ce84">
            <text:p>455.821</text:p>
          </table:table-cell>
          <table:table-cell office:value-type="percentage" office:value="1" table:style-name="ce85">
            <text:p>100,0%</text:p>
          </table:table-cell>
          <table:table-cell office:value-type="float" office:value="618692" table:style-name="ce84">
            <text:p>618.692</text:p>
          </table:table-cell>
          <table:table-cell office:value-type="percentage" office:value="0.9731901292360351" table:style-name="ce85">
            <text:p>97,3%</text:p>
          </table:table-cell>
          <table:table-cell office:value-type="float" office:value="802561" table:style-name="ce84">
            <text:p>802.561</text:p>
          </table:table-cell>
          <table:table-cell office:value-type="percentage" office:value="0.94143819708053167" table:style-name="ce85">
            <text:p>94,1%</text:p>
          </table:table-cell>
          <table:table-cell office:value-type="float" office:value="1040350" table:style-name="ce84">
            <text:p>1.040.350</text:p>
          </table:table-cell>
          <table:table-cell office:value-type="percentage" office:value="0.948012622550918" table:style-name="ce85">
            <text:p>94,8%</text:p>
          </table:table-cell>
          <table:table-cell office:value-type="float" office:value="1156915" table:style-name="ce84">
            <text:p>1.156.915</text:p>
          </table:table-cell>
          <table:table-cell office:value-type="percentage" office:value="0.907007283246964" table:style-name="ce85">
            <text:p>90,7%</text:p>
          </table:table-cell>
          <table:table-cell office:value-type="float" office:value="820463" table:style-name="ce84">
            <text:p>820.463</text:p>
          </table:table-cell>
          <table:table-cell office:value-type="percentage" office:value="0.84878877913737238" table:style-name="ce85">
            <text:p>84,9%</text:p>
          </table:table-cell>
          <table:table-cell office:value-type="float" office:value="685583" table:style-name="ce84">
            <text:p>685.583</text:p>
          </table:table-cell>
          <table:table-cell office:value-type="percentage" office:value="0.82695112110381896" table:style-name="ce85">
            <text:p>82,7%</text:p>
          </table:table-cell>
          <table:table-cell office:value-type="float" office:value="613195" table:style-name="ce84">
            <text:p>613.195</text:p>
          </table:table-cell>
          <table:table-cell office:value-type="percentage" office:value="0.91335834712368713" table:style-name="ce85">
            <text:p>91,3%</text:p>
          </table:table-cell>
          <table:table-cell office:value-type="float" office:value="6193580" table:style-name="ce84">
            <text:p>6.193.580</text:p>
          </table:table-cell>
          <table:table-cell office:value-type="float" office:value="6782414" table:style-name="ce84">
            <text:p>6.782.414</text:p>
          </table:table-cell>
          <table:table-cell office:value-type="percentage" office:value="0.91318223865426085" table:style-name="ce85">
            <text:p>91,3%</text:p>
          </table:table-cell>
          <table:table-cell office:value-type="percentage" office:value="0.80737527493878769" table:style-name="ce85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C. Valenciana</text:p>
          </table:table-cell>
          <table:table-cell office:value-type="float" office:value="295557" table:style-name="ce84">
            <text:p>295.557</text:p>
          </table:table-cell>
          <table:table-cell office:value-type="percentage" office:value="1" table:style-name="ce85">
            <text:p>100,0%</text:p>
          </table:table-cell>
          <table:table-cell office:value-type="float" office:value="435719" table:style-name="ce84">
            <text:p>435.719</text:p>
          </table:table-cell>
          <table:table-cell office:value-type="percentage" office:value="0.99077484901404356" table:style-name="ce85">
            <text:p>99,1%</text:p>
          </table:table-cell>
          <table:table-cell office:value-type="float" office:value="579725" table:style-name="ce84">
            <text:p>579.725</text:p>
          </table:table-cell>
          <table:table-cell office:value-type="percentage" office:value="0.97083598486117162" table:style-name="ce85">
            <text:p>97,1%</text:p>
          </table:table-cell>
          <table:table-cell office:value-type="float" office:value="733719" table:style-name="ce84">
            <text:p>733.719</text:p>
          </table:table-cell>
          <table:table-cell office:value-type="percentage" office:value="0.96251193762003207" table:style-name="ce85">
            <text:p>96,3%</text:p>
          </table:table-cell>
          <table:table-cell office:value-type="float" office:value="769968" table:style-name="ce84">
            <text:p>769.968</text:p>
          </table:table-cell>
          <table:table-cell office:value-type="percentage" office:value="0.9158402946035733" table:style-name="ce85">
            <text:p>91,6%</text:p>
          </table:table-cell>
          <table:table-cell office:value-type="float" office:value="530567" table:style-name="ce84">
            <text:p>530.567</text:p>
          </table:table-cell>
          <table:table-cell office:value-type="percentage" office:value="0.86422683048796178" table:style-name="ce85">
            <text:p>86,4%</text:p>
          </table:table-cell>
          <table:table-cell office:value-type="float" office:value="447284" table:style-name="ce84">
            <text:p>447.284</text:p>
          </table:table-cell>
          <table:table-cell office:value-type="percentage" office:value="0.87228461716978078" table:style-name="ce85">
            <text:p>87,2%</text:p>
          </table:table-cell>
          <table:table-cell office:value-type="float" office:value="430066" table:style-name="ce84">
            <text:p>430.066</text:p>
          </table:table-cell>
          <table:table-cell office:value-type="percentage" office:value="0.99375417370467845" table:style-name="ce85">
            <text:p>99,4%</text:p>
          </table:table-cell>
          <table:table-cell office:value-type="float" office:value="4222605" table:style-name="ce84">
            <text:p>4.222.605</text:p>
          </table:table-cell>
          <table:table-cell office:value-type="float" office:value="4492026" table:style-name="ce84">
            <text:p>4.492.026</text:p>
          </table:table-cell>
          <table:table-cell office:value-type="percentage" office:value="0.9400223863352527" table:style-name="ce85">
            <text:p>94,0%</text:p>
          </table:table-cell>
          <table:table-cell office:value-type="percentage" office:value="0.83664896984274961" table:style-name="ce85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Extremadura</text:p>
          </table:table-cell>
          <table:table-cell office:value-type="float" office:value="77693" table:style-name="ce84">
            <text:p>77.693</text:p>
          </table:table-cell>
          <table:table-cell office:value-type="percentage" office:value="1" table:style-name="ce85">
            <text:p>100,0%</text:p>
          </table:table-cell>
          <table:table-cell office:value-type="float" office:value="95778" table:style-name="ce84">
            <text:p>95.778</text:p>
          </table:table-cell>
          <table:table-cell office:value-type="percentage" office:value="1" table:style-name="ce85">
            <text:p>100,0%</text:p>
          </table:table-cell>
          <table:table-cell office:value-type="float" office:value="132900" table:style-name="ce84">
            <text:p>132.900</text:p>
          </table:table-cell>
          <table:table-cell office:value-type="percentage" office:value="1.0169491525423728" table:style-name="ce85">
            <text:p>101,7%</text:p>
          </table:table-cell>
          <table:table-cell office:value-type="float" office:value="161617" table:style-name="ce84">
            <text:p>161.617</text:p>
          </table:table-cell>
          <table:table-cell office:value-type="percentage" office:value="0.96227516031270655" table:style-name="ce85">
            <text:p>96,2%</text:p>
          </table:table-cell>
          <table:table-cell office:value-type="float" office:value="146266" table:style-name="ce84">
            <text:p>146.266</text:p>
          </table:table-cell>
          <table:table-cell office:value-type="percentage" office:value="0.9284607962624416" table:style-name="ce85">
            <text:p>92,8%</text:p>
          </table:table-cell>
          <table:table-cell office:value-type="float" office:value="113402" table:style-name="ce84">
            <text:p>113.402</text:p>
          </table:table-cell>
          <table:table-cell office:value-type="percentage" office:value="0.87338457509896639" table:style-name="ce85">
            <text:p>87,3%</text:p>
          </table:table-cell>
          <table:table-cell office:value-type="float" office:value="93644" table:style-name="ce84">
            <text:p>93.644</text:p>
          </table:table-cell>
          <table:table-cell office:value-type="percentage" office:value="0.8323467192860825" table:style-name="ce85">
            <text:p>83,2%</text:p>
          </table:table-cell>
          <table:table-cell office:value-type="float" office:value="86619" table:style-name="ce84">
            <text:p>86.619</text:p>
          </table:table-cell>
          <table:table-cell office:value-type="percentage" office:value="1.0106173214014864" table:style-name="ce85">
            <text:p>101,1%</text:p>
          </table:table-cell>
          <table:table-cell office:value-type="float" office:value="907919" table:style-name="ce84">
            <text:p>907.919</text:p>
          </table:table-cell>
          <table:table-cell office:value-type="float" office:value="949890" table:style-name="ce84">
            <text:p>949.890</text:p>
          </table:table-cell>
          <table:table-cell office:value-type="percentage" office:value="0.95581488382865387" table:style-name="ce85">
            <text:p>95,6%</text:p>
          </table:table-cell>
          <table:table-cell office:value-type="percentage" office:value="0.85814731393886001" table:style-name="ce85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Galicia</text:p>
          </table:table-cell>
          <table:table-cell office:value-type="float" office:value="241807" table:style-name="ce84">
            <text:p>241.807</text:p>
          </table:table-cell>
          <table:table-cell office:value-type="percentage" office:value="1" table:style-name="ce85">
            <text:p>100,0%</text:p>
          </table:table-cell>
          <table:table-cell office:value-type="float" office:value="291582" table:style-name="ce84">
            <text:p>291.582</text:p>
          </table:table-cell>
          <table:table-cell office:value-type="percentage" office:value="0.99860611187407744" table:style-name="ce85">
            <text:p>99,9%</text:p>
          </table:table-cell>
          <table:table-cell office:value-type="float" office:value="348236" table:style-name="ce84">
            <text:p>348.236</text:p>
          </table:table-cell>
          <table:table-cell office:value-type="percentage" office:value="0.98492502107103064" table:style-name="ce85">
            <text:p>98,5%</text:p>
          </table:table-cell>
          <table:table-cell office:value-type="float" office:value="393119" table:style-name="ce84">
            <text:p>393.119</text:p>
          </table:table-cell>
          <table:table-cell office:value-type="percentage" office:value="0.96070136852394916" table:style-name="ce85">
            <text:p>96,1%</text:p>
          </table:table-cell>
          <table:table-cell office:value-type="float" office:value="411523" table:style-name="ce84">
            <text:p>411.523</text:p>
          </table:table-cell>
          <table:table-cell office:value-type="percentage" office:value="0.92928775147514775" table:style-name="ce85">
            <text:p>92,9%</text:p>
          </table:table-cell>
          <table:table-cell office:value-type="float" office:value="267565" table:style-name="ce84">
            <text:p>267.565</text:p>
          </table:table-cell>
          <table:table-cell office:value-type="percentage" office:value="0.86703413502355819" table:style-name="ce85">
            <text:p>86,7%</text:p>
          </table:table-cell>
          <table:table-cell office:value-type="float" office:value="202726" table:style-name="ce84">
            <text:p>202.726</text:p>
          </table:table-cell>
          <table:table-cell office:value-type="percentage" office:value="0.88003229699342778" table:style-name="ce85">
            <text:p>88,0%</text:p>
          </table:table-cell>
          <table:table-cell office:value-type="float" office:value="193155" table:style-name="ce84">
            <text:p>193.155</text:p>
          </table:table-cell>
          <table:table-cell office:value-type="percentage" office:value="1.0535114320621346" table:style-name="ce85">
            <text:p>105,4%</text:p>
          </table:table-cell>
          <table:table-cell office:value-type="float" office:value="2349713" table:style-name="ce84">
            <text:p>2.349.713</text:p>
          </table:table-cell>
          <table:table-cell office:value-type="float" office:value="2456127" table:style-name="ce84">
            <text:p>2.456.127</text:p>
          </table:table-cell>
          <table:table-cell office:value-type="percentage" office:value="0.9566740644925934" table:style-name="ce85">
            <text:p>95,7%</text:p>
          </table:table-cell>
          <table:table-cell office:value-type="percentage" office:value="0.87127216824206977" table:style-name="ce85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La Rioja</text:p>
          </table:table-cell>
          <table:table-cell office:value-type="float" office:value="25124" table:style-name="ce84">
            <text:p>25.124</text:p>
          </table:table-cell>
          <table:table-cell office:value-type="percentage" office:value="1" table:style-name="ce85">
            <text:p>100,0%</text:p>
          </table:table-cell>
          <table:table-cell office:value-type="float" office:value="30716" table:style-name="ce84">
            <text:p>30.716</text:p>
          </table:table-cell>
          <table:table-cell office:value-type="percentage" office:value="1" table:style-name="ce85">
            <text:p>100,0%</text:p>
          </table:table-cell>
          <table:table-cell office:value-type="float" office:value="39714" table:style-name="ce84">
            <text:p>39.714</text:p>
          </table:table-cell>
          <table:table-cell office:value-type="percentage" office:value="1.0284870772258767" table:style-name="ce85">
            <text:p>102,8%</text:p>
          </table:table-cell>
          <table:table-cell office:value-type="float" office:value="46320" table:style-name="ce84">
            <text:p>46.320</text:p>
          </table:table-cell>
          <table:table-cell office:value-type="percentage" office:value="0.97515789473684211" table:style-name="ce85">
            <text:p>97,5%</text:p>
          </table:table-cell>
          <table:table-cell office:value-type="float" office:value="48662" table:style-name="ce84">
            <text:p>48.662</text:p>
          </table:table-cell>
          <table:table-cell office:value-type="percentage" office:value="0.94080117546980124" table:style-name="ce85">
            <text:p>94,1%</text:p>
          </table:table-cell>
          <table:table-cell office:value-type="float" office:value="32467" table:style-name="ce84">
            <text:p>32.467</text:p>
          </table:table-cell>
          <table:table-cell office:value-type="percentage" office:value="0.87663354573928065" table:style-name="ce85">
            <text:p>87,7%</text:p>
          </table:table-cell>
          <table:table-cell office:value-type="float" office:value="25544" table:style-name="ce84">
            <text:p>25.544</text:p>
          </table:table-cell>
          <table:table-cell office:value-type="percentage" office:value="0.84678114433468143" table:style-name="ce85">
            <text:p>84,7%</text:p>
          </table:table-cell>
          <table:table-cell office:value-type="float" office:value="25728" table:style-name="ce84">
            <text:p>25.728</text:p>
          </table:table-cell>
          <table:table-cell office:value-type="percentage" office:value="0.99010967866076582" table:style-name="ce85">
            <text:p>99,0%</text:p>
          </table:table-cell>
          <table:table-cell office:value-type="float" office:value="274275" table:style-name="ce84">
            <text:p>274.275</text:p>
          </table:table-cell>
          <table:table-cell office:value-type="float" office:value="281479" table:style-name="ce84">
            <text:p>281.479</text:p>
          </table:table-cell>
          <table:table-cell office:value-type="percentage" office:value="0.97440661647938209" table:style-name="ce85">
            <text:p>97,4%</text:p>
          </table:table-cell>
          <table:table-cell office:value-type="percentage" office:value="0.86747570973128896" table:style-name="ce85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Madrid</text:p>
          </table:table-cell>
          <table:table-cell office:value-type="float" office:value="372165" table:style-name="ce84">
            <text:p>372.165</text:p>
          </table:table-cell>
          <table:table-cell office:value-type="percentage" office:value="1" table:style-name="ce85">
            <text:p>100,0%</text:p>
          </table:table-cell>
          <table:table-cell office:value-type="float" office:value="511267" table:style-name="ce84">
            <text:p>511.267</text:p>
          </table:table-cell>
          <table:table-cell office:value-type="percentage" office:value="0.97005407456598047" table:style-name="ce85">
            <text:p>97,0%</text:p>
          </table:table-cell>
          <table:table-cell office:value-type="float" office:value="691385" table:style-name="ce84">
            <text:p>691.385</text:p>
          </table:table-cell>
          <table:table-cell office:value-type="percentage" office:value="0.9596465026413753" table:style-name="ce85">
            <text:p>96,0%</text:p>
          </table:table-cell>
          <table:table-cell office:value-type="float" office:value="962281" table:style-name="ce84">
            <text:p>962.281</text:p>
          </table:table-cell>
          <table:table-cell office:value-type="percentage" office:value="0.97223768614379869" table:style-name="ce85">
            <text:p>97,2%</text:p>
          </table:table-cell>
          <table:table-cell office:value-type="float" office:value="1053643" table:style-name="ce84">
            <text:p>1.053.643</text:p>
          </table:table-cell>
          <table:table-cell office:value-type="percentage" office:value="0.91142986402637294" table:style-name="ce85">
            <text:p>91,1%</text:p>
          </table:table-cell>
          <table:table-cell office:value-type="float" office:value="774645" table:style-name="ce84">
            <text:p>774.645</text:p>
          </table:table-cell>
          <table:table-cell office:value-type="percentage" office:value="0.85991026193214359" table:style-name="ce85">
            <text:p>86,0%</text:p>
          </table:table-cell>
          <table:table-cell office:value-type="float" office:value="630733" table:style-name="ce84">
            <text:p>630.733</text:p>
          </table:table-cell>
          <table:table-cell office:value-type="percentage" office:value="0.85749031006434584" table:style-name="ce85">
            <text:p>85,7%</text:p>
          </table:table-cell>
          <table:table-cell office:value-type="float" office:value="539952" table:style-name="ce84">
            <text:p>539.952</text:p>
          </table:table-cell>
          <table:table-cell office:value-type="percentage" office:value="0.94605599747695979" table:style-name="ce85">
            <text:p>94,6%</text:p>
          </table:table-cell>
          <table:table-cell office:value-type="float" office:value="5536071" table:style-name="ce84">
            <text:p>5.536.071</text:p>
          </table:table-cell>
          <table:table-cell office:value-type="float" office:value="5970908" table:style-name="ce84">
            <text:p>5.970.908</text:p>
          </table:table-cell>
          <table:table-cell office:value-type="percentage" office:value="0.92717405794897523" table:style-name="ce85">
            <text:p>92,7%</text:p>
          </table:table-cell>
          <table:table-cell office:value-type="percentage" office:value="0.81945114647679007" table:style-name="ce8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Murcia</text:p>
          </table:table-cell>
          <table:table-cell office:value-type="float" office:value="75968" table:style-name="ce84">
            <text:p>75.968</text:p>
          </table:table-cell>
          <table:table-cell office:value-type="percentage" office:value="1" table:style-name="ce85">
            <text:p>100,0%</text:p>
          </table:table-cell>
          <table:table-cell office:value-type="float" office:value="108334" table:style-name="ce84">
            <text:p>108.334</text:p>
          </table:table-cell>
          <table:table-cell office:value-type="percentage" office:value="1" table:style-name="ce85">
            <text:p>100,0%</text:p>
          </table:table-cell>
          <table:table-cell office:value-type="float" office:value="154032" table:style-name="ce84">
            <text:p>154.032</text:p>
          </table:table-cell>
          <table:table-cell office:value-type="percentage" office:value="1.0031978429214348" table:style-name="ce85">
            <text:p>100,3%</text:p>
          </table:table-cell>
          <table:table-cell office:value-type="float" office:value="212055" table:style-name="ce84">
            <text:p>212.055</text:p>
          </table:table-cell>
          <table:table-cell office:value-type="percentage" office:value="0.97226998253118935" table:style-name="ce85">
            <text:p>97,2%</text:p>
          </table:table-cell>
          <table:table-cell office:value-type="float" office:value="236076" table:style-name="ce84">
            <text:p>236.076</text:p>
          </table:table-cell>
          <table:table-cell office:value-type="percentage" office:value="0.93507295974143256" table:style-name="ce85">
            <text:p>93,5%</text:p>
          </table:table-cell>
          <table:table-cell office:value-type="float" office:value="172136" table:style-name="ce84">
            <text:p>172.136</text:p>
          </table:table-cell>
          <table:table-cell office:value-type="percentage" office:value="0.86468348453338961" table:style-name="ce85">
            <text:p>86,5%</text:p>
          </table:table-cell>
          <table:table-cell office:value-type="float" office:value="145853" table:style-name="ce84">
            <text:p>145.853</text:p>
          </table:table-cell>
          <table:table-cell office:value-type="percentage" office:value="0.83852959945728101" table:style-name="ce85">
            <text:p>83,9%</text:p>
          </table:table-cell>
          <table:table-cell office:value-type="float" office:value="134114" table:style-name="ce84">
            <text:p>134.114</text:p>
          </table:table-cell>
          <table:table-cell office:value-type="percentage" office:value="0.92738009625490958" table:style-name="ce85">
            <text:p>92,7%</text:p>
          </table:table-cell>
          <table:table-cell office:value-type="float" office:value="1238568" table:style-name="ce84">
            <text:p>1.238.568</text:p>
          </table:table-cell>
          <table:table-cell office:value-type="float" office:value="1317614" table:style-name="ce84">
            <text:p>1.317.614</text:p>
          </table:table-cell>
          <table:table-cell office:value-type="percentage" office:value="0.94000822699212361" table:style-name="ce85">
            <text:p>94,0%</text:p>
          </table:table-cell>
          <table:table-cell office:value-type="percentage" office:value="0.81857619841964313" table:style-name="ce8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71">
            <text:p>Navarra</text:p>
          </table:table-cell>
          <table:table-cell office:value-type="float" office:value="42321" table:style-name="ce84">
            <text:p>42.321</text:p>
          </table:table-cell>
          <table:table-cell office:value-type="percentage" office:value="1" table:style-name="ce85">
            <text:p>100,0%</text:p>
          </table:table-cell>
          <table:table-cell office:value-type="float" office:value="55907" table:style-name="ce84">
            <text:p>55.907</text:p>
          </table:table-cell>
          <table:table-cell office:value-type="percentage" office:value="0.98705861581920906" table:style-name="ce85">
            <text:p>98,7%</text:p>
          </table:table-cell>
          <table:table-cell office:value-type="float" office:value="72604" table:style-name="ce84">
            <text:p>72.604</text:p>
          </table:table-cell>
          <table:table-cell office:value-type="percentage" office:value="0.95948196114708606" table:style-name="ce85">
            <text:p>95,9%</text:p>
          </table:table-cell>
          <table:table-cell office:value-type="float" office:value="92704" table:style-name="ce84">
            <text:p>92.704</text:p>
          </table:table-cell>
          <table:table-cell office:value-type="percentage" office:value="0.94888329341439948" table:style-name="ce85">
            <text:p>94,9%</text:p>
          </table:table-cell>
          <table:table-cell office:value-type="float" office:value="96523" table:style-name="ce84">
            <text:p>96.523</text:p>
          </table:table-cell>
          <table:table-cell office:value-type="percentage" office:value="0.91298014623118906" table:style-name="ce85">
            <text:p>91,3%</text:p>
          </table:table-cell>
          <table:table-cell office:value-type="float" office:value="65768" table:style-name="ce84">
            <text:p>65.768</text:p>
          </table:table-cell>
          <table:table-cell office:value-type="percentage" office:value="0.85714658082341744" table:style-name="ce85">
            <text:p>85,7%</text:p>
          </table:table-cell>
          <table:table-cell office:value-type="float" office:value="59446" table:style-name="ce84">
            <text:p>59.446</text:p>
          </table:table-cell>
          <table:table-cell office:value-type="percentage" office:value="0.86401558094241449" table:style-name="ce85">
            <text:p>86,4%</text:p>
          </table:table-cell>
          <table:table-cell office:value-type="float" office:value="56176" table:style-name="ce84">
            <text:p>56.176</text:p>
          </table:table-cell>
          <table:table-cell office:value-type="percentage" office:value="0.97661723544444634" table:style-name="ce85">
            <text:p>97,7%</text:p>
          </table:table-cell>
          <table:table-cell office:value-type="float" office:value="541449" table:style-name="ce84">
            <text:p>541.449</text:p>
          </table:table-cell>
          <table:table-cell office:value-type="float" office:value="580174" table:style-name="ce84">
            <text:p>580.174</text:p>
          </table:table-cell>
          <table:table-cell office:value-type="percentage" office:value="0.93325278278585388" table:style-name="ce85">
            <text:p>93,3%</text:p>
          </table:table-cell>
          <table:table-cell office:value-type="percentage" office:value="0.8233037433057504" table:style-name="ce85">
            <text:p>82,3%</text:p>
          </table:table-cell>
          <table:table-cell table:number-columns-repeated="16363" table:style-name="ce58"/>
        </table:table-row>
        <table:table-row table:style-name="ro5">
          <table:table-cell office:value-type="string" table:style-name="ce71">
            <text:p>País Vasco</text:p>
          </table:table-cell>
          <table:table-cell office:value-type="float" office:value="163442" table:style-name="ce84">
            <text:p>163.442</text:p>
          </table:table-cell>
          <table:table-cell office:value-type="percentage" office:value="1.0245477226282862" table:style-name="ce85">
            <text:p>102,5%</text:p>
          </table:table-cell>
          <table:table-cell office:value-type="float" office:value="214330" table:style-name="ce84">
            <text:p>214.330</text:p>
          </table:table-cell>
          <table:table-cell office:value-type="percentage" office:value="0.99059001876450092" table:style-name="ce85">
            <text:p>99,1%</text:p>
          </table:table-cell>
          <table:table-cell office:value-type="float" office:value="278147" table:style-name="ce84">
            <text:p>278.147</text:p>
          </table:table-cell>
          <table:table-cell office:value-type="percentage" office:value="0.97882905233967832" table:style-name="ce85">
            <text:p>97,9%</text:p>
          </table:table-cell>
          <table:table-cell office:value-type="float" office:value="326906" table:style-name="ce84">
            <text:p>326.906</text:p>
          </table:table-cell>
          <table:table-cell office:value-type="percentage" office:value="0.9687050882012167" table:style-name="ce85">
            <text:p>96,9%</text:p>
          </table:table-cell>
          <table:table-cell office:value-type="float" office:value="325067" table:style-name="ce84">
            <text:p>325.067</text:p>
          </table:table-cell>
          <table:table-cell office:value-type="percentage" office:value="0.93392881768870095" table:style-name="ce85">
            <text:p>93,4%</text:p>
          </table:table-cell>
          <table:table-cell office:value-type="float" office:value="209829" table:style-name="ce84">
            <text:p>209.829</text:p>
          </table:table-cell>
          <table:table-cell office:value-type="percentage" office:value="0.88298861699665454" table:style-name="ce85">
            <text:p>88,3%</text:p>
          </table:table-cell>
          <table:table-cell office:value-type="float" office:value="173629" table:style-name="ce84">
            <text:p>173.629</text:p>
          </table:table-cell>
          <table:table-cell office:value-type="percentage" office:value="0.8715658961423588" table:style-name="ce85">
            <text:p>87,2%</text:p>
          </table:table-cell>
          <table:table-cell office:value-type="float" office:value="166997" table:style-name="ce84">
            <text:p>166.997</text:p>
          </table:table-cell>
          <table:table-cell office:value-type="percentage" office:value="0.96632275759907882" table:style-name="ce85">
            <text:p>96,6%</text:p>
          </table:table-cell>
          <table:table-cell office:value-type="float" office:value="1858347" table:style-name="ce84">
            <text:p>1.858.347</text:p>
          </table:table-cell>
          <table:table-cell office:value-type="float" office:value="1955253" table:style-name="ce84">
            <text:p>1.955.253</text:p>
          </table:table-cell>
          <table:table-cell office:value-type="percentage" office:value="0.95043812744437672" table:style-name="ce85">
            <text:p>95,0%</text:p>
          </table:table-cell>
          <table:table-cell office:value-type="percentage" office:value="0.85014877112851961" table:style-name="ce85">
            <text:p>85,0%</text:p>
          </table:table-cell>
          <table:table-cell table:number-columns-repeated="16363" table:style-name="ce58"/>
        </table:table-row>
        <table:table-row table:style-name="ro5">
          <table:table-cell office:value-type="string" table:style-name="ce71">
            <text:p>Ceuta</text:p>
          </table:table-cell>
          <table:table-cell office:value-type="float" office:value="2397" table:style-name="ce84">
            <text:p>2.397</text:p>
          </table:table-cell>
          <table:table-cell office:value-type="percentage" office:value="0.84490659146986258" table:style-name="ce85">
            <text:p>84,5%</text:p>
          </table:table-cell>
          <table:table-cell office:value-type="float" office:value="3908" table:style-name="ce84">
            <text:p>3.908</text:p>
          </table:table-cell>
          <table:table-cell office:value-type="percentage" office:value="0.88737511353315168" table:style-name="ce85">
            <text:p>88,7%</text:p>
          </table:table-cell>
          <table:table-cell office:value-type="float" office:value="7657" table:style-name="ce84">
            <text:p>7.657</text:p>
          </table:table-cell>
          <table:table-cell office:value-type="percentage" office:value="0.91931804538359951" table:style-name="ce85">
            <text:p>91,9%</text:p>
          </table:table-cell>
          <table:table-cell office:value-type="float" office:value="10625" table:style-name="ce84">
            <text:p>10.625</text:p>
          </table:table-cell>
          <table:table-cell office:value-type="percentage" office:value="0.9193562343168642" table:style-name="ce85">
            <text:p>91,9%</text:p>
          </table:table-cell>
          <table:table-cell office:value-type="float" office:value="11218" table:style-name="ce84">
            <text:p>11.218</text:p>
          </table:table-cell>
          <table:table-cell office:value-type="percentage" office:value="0.90782552399449701" table:style-name="ce85">
            <text:p>90,8%</text:p>
          </table:table-cell>
          <table:table-cell office:value-type="float" office:value="9405" table:style-name="ce84">
            <text:p>9.405</text:p>
          </table:table-cell>
          <table:table-cell office:value-type="percentage" office:value="0.82507237476971662" table:style-name="ce85">
            <text:p>82,5%</text:p>
          </table:table-cell>
          <table:table-cell office:value-type="float" office:value="9265" table:style-name="ce84">
            <text:p>9.265</text:p>
          </table:table-cell>
          <table:table-cell office:value-type="percentage" office:value="0.85273815002300968" table:style-name="ce85">
            <text:p>85,3%</text:p>
          </table:table-cell>
          <table:table-cell office:value-type="float" office:value="9389" table:style-name="ce84">
            <text:p>9.389</text:p>
          </table:table-cell>
          <table:table-cell office:value-type="percentage" office:value="1.0116366770822109" table:style-name="ce85">
            <text:p>101,2%</text:p>
          </table:table-cell>
          <table:table-cell office:value-type="float" office:value="63864" table:style-name="ce84">
            <text:p>63.864</text:p>
          </table:table-cell>
          <table:table-cell office:value-type="float" office:value="71029" table:style-name="ce84">
            <text:p>71.029</text:p>
          </table:table-cell>
          <table:table-cell office:value-type="percentage" office:value="0.8991257092173619" table:style-name="ce85">
            <text:p>89,9%</text:p>
          </table:table-cell>
          <table:table-cell office:value-type="percentage" office:value="0.76468263946262438" table:style-name="ce85">
            <text:p>76,5%</text:p>
          </table:table-cell>
          <table:table-cell table:number-columns-repeated="16363" table:style-name="ce58"/>
        </table:table-row>
        <table:table-row table:style-name="ro5">
          <table:table-cell office:value-type="string" table:style-name="ce71">
            <text:p>Melilla</text:p>
          </table:table-cell>
          <table:table-cell office:value-type="float" office:value="2057" table:style-name="ce84">
            <text:p>2.057</text:p>
          </table:table-cell>
          <table:table-cell office:value-type="percentage" office:value="0.81919553962564717" table:style-name="ce85">
            <text:p>81,9%</text:p>
          </table:table-cell>
          <table:table-cell office:value-type="float" office:value="3372" table:style-name="ce84">
            <text:p>3.372</text:p>
          </table:table-cell>
          <table:table-cell office:value-type="percentage" office:value="0.88666841966868259" table:style-name="ce85">
            <text:p>88,7%</text:p>
          </table:table-cell>
          <table:table-cell office:value-type="float" office:value="7416" table:style-name="ce84">
            <text:p>7.416</text:p>
          </table:table-cell>
          <table:table-cell office:value-type="percentage" office:value="0.92642098688319796" table:style-name="ce85">
            <text:p>92,6%</text:p>
          </table:table-cell>
          <table:table-cell office:value-type="float" office:value="10074" table:style-name="ce84">
            <text:p>10.074</text:p>
          </table:table-cell>
          <table:table-cell office:value-type="percentage" office:value="0.93269141746134621" table:style-name="ce85">
            <text:p>93,3%</text:p>
          </table:table-cell>
          <table:table-cell office:value-type="float" office:value="10596" table:style-name="ce84">
            <text:p>10.596</text:p>
          </table:table-cell>
          <table:table-cell office:value-type="percentage" office:value="0.97006316945893989" table:style-name="ce85">
            <text:p>97,0%</text:p>
          </table:table-cell>
          <table:table-cell office:value-type="float" office:value="9176" table:style-name="ce84">
            <text:p>9.176</text:p>
          </table:table-cell>
          <table:table-cell office:value-type="percentage" office:value="0.83783783783783783" table:style-name="ce85">
            <text:p>83,8%</text:p>
          </table:table-cell>
          <table:table-cell office:value-type="float" office:value="9768" table:style-name="ce84">
            <text:p>9.768</text:p>
          </table:table-cell>
          <table:table-cell office:value-type="percentage" office:value="0.83551449833205027" table:style-name="ce85">
            <text:p>83,6%</text:p>
          </table:table-cell>
          <table:table-cell office:value-type="float" office:value="9044" table:style-name="ce84">
            <text:p>9.044</text:p>
          </table:table-cell>
          <table:table-cell office:value-type="percentage" office:value="0.94405010438413361" table:style-name="ce85">
            <text:p>94,4%</text:p>
          </table:table-cell>
          <table:table-cell office:value-type="float" office:value="61503" table:style-name="ce84">
            <text:p>61.503</text:p>
          </table:table-cell>
          <table:table-cell office:value-type="float" office:value="68266" table:style-name="ce84">
            <text:p>68.266</text:p>
          </table:table-cell>
          <table:table-cell office:value-type="percentage" office:value="0.90093164972314188" table:style-name="ce85">
            <text:p>90,1%</text:p>
          </table:table-cell>
          <table:table-cell office:value-type="percentage" office:value="0.73198686058413276" table:style-name="ce85">
            <text:p>73,2%</text:p>
          </table:table-cell>
          <table:table-cell table:number-columns-repeated="16363" table:style-name="ce58"/>
        </table:table-row>
        <table:table-row table:style-name="ro5">
          <table:table-cell office:value-type="string" table:style-name="ce71">
            <text:p>Fuerzas Armadas</text:p>
          </table:table-cell>
          <table:table-cell office:value-type="float" office:value="23" table:style-name="ce84">
            <text:p>23</text:p>
          </table:table-cell>
          <table:table-cell office:value-type="string" table:style-name="ce85">
            <text:p>-</text:p>
          </table:table-cell>
          <table:table-cell office:value-type="float" office:value="19" table:style-name="ce84">
            <text:p>19</text:p>
          </table:table-cell>
          <table:table-cell office:value-type="string" table:style-name="ce85">
            <text:p>-</text:p>
          </table:table-cell>
          <table:table-cell office:value-type="float" office:value="3703" table:style-name="ce84">
            <text:p>3.703</text:p>
          </table:table-cell>
          <table:table-cell office:value-type="string" table:style-name="ce85">
            <text:p>-</text:p>
          </table:table-cell>
          <table:table-cell office:value-type="float" office:value="9844" table:style-name="ce84">
            <text:p>9.844</text:p>
          </table:table-cell>
          <table:table-cell office:value-type="string" table:style-name="ce85">
            <text:p>-</text:p>
          </table:table-cell>
          <table:table-cell office:value-type="float" office:value="22740" table:style-name="ce84">
            <text:p>22.740</text:p>
          </table:table-cell>
          <table:table-cell office:value-type="string" table:style-name="ce85">
            <text:p>-</text:p>
          </table:table-cell>
          <table:table-cell office:value-type="float" office:value="32577" table:style-name="ce84">
            <text:p>32.577</text:p>
          </table:table-cell>
          <table:table-cell office:value-type="string" table:style-name="ce85">
            <text:p>-</text:p>
          </table:table-cell>
          <table:table-cell office:value-type="float" office:value="24576" table:style-name="ce84">
            <text:p>24.576</text:p>
          </table:table-cell>
          <table:table-cell office:value-type="string" table:style-name="ce85">
            <text:p>-</text:p>
          </table:table-cell>
          <table:table-cell office:value-type="float" office:value="1338" table:style-name="ce84">
            <text:p>1.338</text:p>
          </table:table-cell>
          <table:table-cell office:value-type="string" table:style-name="ce85">
            <text:p>-</text:p>
          </table:table-cell>
          <table:table-cell office:value-type="float" office:value="94820" table:style-name="ce84">
            <text:p>94.820</text:p>
          </table:table-cell>
          <table:table-cell office:value-type="string" table:style-name="ce84">
            <text:p>-</text:p>
          </table:table-cell>
          <table:table-cell office:value-type="string" table:style-name="ce85">
            <text:p>-</text:p>
          </table:table-cell>
          <table:table-cell office:value-type="string" table:style-name="ce85">
            <text:p>-</text:p>
          </table:table-cell>
          <table:table-cell table:number-columns-repeated="16363" table:style-name="ce58"/>
        </table:table-row>
        <table:table-row table:style-name="ro5">
          <table:table-cell office:value-type="string" table:style-name="ce86">
            <text:p>Sanidad Exterior</text:p>
          </table:table-cell>
          <table:table-cell office:value-type="float" office:value="31" table:style-name="ce87">
            <text:p>31</text:p>
          </table:table-cell>
          <table:table-cell office:value-type="string" table:style-name="ce88">
            <text:p>-</text:p>
          </table:table-cell>
          <table:table-cell office:value-type="float" office:value="49" table:style-name="ce87">
            <text:p>49</text:p>
          </table:table-cell>
          <table:table-cell office:value-type="string" table:style-name="ce88">
            <text:p>-</text:p>
          </table:table-cell>
          <table:table-cell office:value-type="float" office:value="312" table:style-name="ce87">
            <text:p>312</text:p>
          </table:table-cell>
          <table:table-cell office:value-type="string" table:style-name="ce88">
            <text:p>-</text:p>
          </table:table-cell>
          <table:table-cell office:value-type="float" office:value="922" table:style-name="ce87">
            <text:p>922</text:p>
          </table:table-cell>
          <table:table-cell office:value-type="string" table:style-name="ce88">
            <text:p>-</text:p>
          </table:table-cell>
          <table:table-cell office:value-type="float" office:value="1983" table:style-name="ce87">
            <text:p>1.983</text:p>
          </table:table-cell>
          <table:table-cell office:value-type="string" table:style-name="ce88">
            <text:p>-</text:p>
          </table:table-cell>
          <table:table-cell office:value-type="float" office:value="2449" table:style-name="ce87">
            <text:p>2.449</text:p>
          </table:table-cell>
          <table:table-cell office:value-type="string" table:style-name="ce88">
            <text:p>-</text:p>
          </table:table-cell>
          <table:table-cell office:value-type="float" office:value="2140" table:style-name="ce87">
            <text:p>2.140</text:p>
          </table:table-cell>
          <table:table-cell office:value-type="string" table:style-name="ce88">
            <text:p>-</text:p>
          </table:table-cell>
          <table:table-cell office:value-type="float" office:value="257" table:style-name="ce87">
            <text:p>257</text:p>
          </table:table-cell>
          <table:table-cell office:value-type="string" table:style-name="ce88">
            <text:p>-</text:p>
          </table:table-cell>
          <table:table-cell office:value-type="float" office:value="8143" table:style-name="ce87">
            <text:p>8.143</text:p>
          </table:table-cell>
          <table:table-cell office:value-type="string" table:style-name="ce87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88">
            <text:p>-</text:p>
          </table:table-cell>
          <table:table-cell table:number-columns-repeated="20" table:style-name="ce58"/>
          <table:table-cell table:number-columns-repeated="16343" table:style-name="ce77"/>
        </table:table-row>
        <table:table-row table:style-name="ro5">
          <table:table-cell office:value-type="string" table:style-name="ce78">
            <text:p>Total España</text:p>
          </table:table-cell>
          <table:table-cell office:value-type="float" office:value="2926768" table:style-name="ce89">
            <text:p>2.926.768</text:p>
          </table:table-cell>
          <table:table-cell office:value-type="percentage" office:value="1" table:style-name="ce90">
            <text:p>100,0%</text:p>
          </table:table-cell>
          <table:table-cell office:value-type="float" office:value="3954308" table:style-name="ce89">
            <text:p>3.954.308</text:p>
          </table:table-cell>
          <table:table-cell office:value-type="percentage" office:value="0.98936131618340439" table:style-name="ce90">
            <text:p>98,9%</text:p>
          </table:table-cell>
          <table:table-cell office:value-type="float" office:value="5321082" table:style-name="ce89">
            <text:p>5.321.082</text:p>
          </table:table-cell>
          <table:table-cell office:value-type="percentage" office:value="0.96612390743074195" table:style-name="ce90">
            <text:p>96,6%</text:p>
          </table:table-cell>
          <table:table-cell office:value-type="float" office:value="6775352" table:style-name="ce89">
            <text:p>6.775.352</text:p>
          </table:table-cell>
          <table:table-cell office:value-type="percentage" office:value="0.95029786608551203" table:style-name="ce90">
            <text:p>95,0%</text:p>
          </table:table-cell>
          <table:table-cell office:value-type="float" office:value="7104387" table:style-name="ce89">
            <text:p>7.104.387</text:p>
          </table:table-cell>
          <table:table-cell office:value-type="percentage" office:value="0.9088603685801161" table:style-name="ce90">
            <text:p>90,9%</text:p>
          </table:table-cell>
          <table:table-cell office:value-type="float" office:value="5069085" table:style-name="ce89">
            <text:p>5.069.085</text:p>
          </table:table-cell>
          <table:table-cell office:value-type="percentage" office:value="0.85309120467450461" table:style-name="ce90">
            <text:p>85,3%</text:p>
          </table:table-cell>
          <table:table-cell office:value-type="float" office:value="4178322" table:style-name="ce89">
            <text:p>4.178.322</text:p>
          </table:table-cell>
          <table:table-cell office:value-type="percentage" office:value="0.84845830274712386" table:style-name="ce90">
            <text:p>84,8%</text:p>
          </table:table-cell>
          <table:table-cell office:value-type="float" office:value="3829714" table:style-name="ce89">
            <text:p>3.829.714</text:p>
          </table:table-cell>
          <table:table-cell office:value-type="percentage" office:value="0.96128276323920758" table:style-name="ce90">
            <text:p>96,1%</text:p>
          </table:table-cell>
          <table:table-cell office:value-type="float" office:value="39159018" table:style-name="ce89">
            <text:p>39.159.018</text:p>
          </table:table-cell>
          <table:table-cell office:value-type="float" office:value="42185033" table:style-name="ce89">
            <text:p>42.185.033</text:p>
          </table:table-cell>
          <table:table-cell office:value-type="percentage" office:value="0.92826804236469362" table:style-name="ce90">
            <text:p>92,8%</text:p>
          </table:table-cell>
          <table:table-cell office:value-type="percentage" office:value="0.8261623310024746" table:style-name="ce90">
            <text:p>82,6%</text:p>
          </table:table-cell>
          <table:table-cell table:number-columns-repeated="16363" table:style-name="ce58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58"/>
          <table:table-cell table:style-name="ce81"/>
          <table:table-cell table:style-name="ce58"/>
          <table:table-cell table:style-name="ce81"/>
          <table:table-cell table:style-name="ce77"/>
          <table:table-cell table:style-name="ce81"/>
          <table:table-cell table:style-name="ce58"/>
          <table:table-cell table:style-name="ce81"/>
          <table:table-cell table:number-columns-repeated="2" table:style-name="ce58"/>
          <table:table-cell table:style-name="ce81"/>
          <table:table-cell table:number-columns-repeated="16366" table:style-name="ce58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91"/>
        <table:table-row table:style-name="ro12">
          <table:table-cell table:number-columns-spanned="1" table:number-rows-spanned="2" table:style-name="ce102"/>
          <table:table-cell office:value-type="string" table:number-columns-spanned="2" table:number-rows-spanned="1" table:style-name="ce103">
            <text:p><text:s/>Mayores de 70 años</text:p>
          </table:table-cell>
          <table:covered-table-cell/>
          <table:table-cell office:value-type="string" table:number-columns-spanned="2" table:number-rows-spanned="1" table:style-name="ce103">
            <text:p>60-69 años</text:p>
          </table:table-cell>
          <table:covered-table-cell/>
          <table:table-cell office:value-type="string" table:number-columns-spanned="2" table:number-rows-spanned="1" table:style-name="ce103">
            <text:p>50-59 años</text:p>
          </table:table-cell>
          <table:covered-table-cell/>
          <table:table-cell office:value-type="string" table:number-columns-spanned="2" table:number-rows-spanned="1" table:style-name="ce103">
            <text:p>40-49 años</text:p>
          </table:table-cell>
          <table:covered-table-cell/>
          <table:table-cell office:value-type="string" table:number-columns-spanned="2" table:number-rows-spanned="1" table:style-name="ce103">
            <text:p>30-39 años</text:p>
          </table:table-cell>
          <table:covered-table-cell/>
          <table:table-cell office:value-type="string" table:number-columns-spanned="2" table:number-rows-spanned="1" table:style-name="ce103">
            <text:p>20-29 años</text:p>
          </table:table-cell>
          <table:covered-table-cell/>
          <table:table-cell office:value-type="string" table:number-columns-spanned="2" table:number-rows-spanned="1" table:style-name="ce104">
            <text:p>18-19 años</text:p>
          </table:table-cell>
          <table:covered-table-cell/>
          <table:table-cell table:number-columns-repeated="16369"/>
        </table:table-row>
        <table:table-row table:style-name="ro13">
          <table:covered-table-cell/>
          <table:table-cell office:value-type="string" table:style-name="ce92">
            <text:p>Nº Personas &gt; 70 años con <text:s/>dosis de recuerdo</text:p>
          </table:table-cell>
          <table:table-cell office:value-type="string" table:style-name="ce92">
            <text:p>% Dosis de recuerdo en &gt; 70 años</text:p>
          </table:table-cell>
          <table:table-cell office:value-type="string" table:style-name="ce92">
            <text:p>Nº Personas 60-69 años con <text:s/>dosis de recuerdo</text:p>
          </table:table-cell>
          <table:table-cell office:value-type="string" table:style-name="ce92">
            <text:p>% Dosis de recuerdo en 60-69 años</text:p>
          </table:table-cell>
          <table:table-cell office:value-type="string" table:style-name="ce92">
            <text:p>Nº Personas 50-59 años con <text:s/>dosis de recuerdo</text:p>
          </table:table-cell>
          <table:table-cell office:value-type="string" table:style-name="ce92">
            <text:p>% Dosis de recuerdo en 50-59 años</text:p>
          </table:table-cell>
          <table:table-cell office:value-type="string" table:style-name="ce92">
            <text:p>Nº Personas 40-49 años con <text:s/>dosis de recuerdo</text:p>
          </table:table-cell>
          <table:table-cell office:value-type="string" table:style-name="ce92">
            <text:p>% Dosis de recuerdo en 40-49 años</text:p>
          </table:table-cell>
          <table:table-cell office:value-type="string" table:style-name="ce92">
            <text:p>Nº Personas 30-39 años con <text:s/>dosis de recuerdo</text:p>
          </table:table-cell>
          <table:table-cell office:value-type="string" table:style-name="ce92">
            <text:p>% Dosis de recuerdo en 30-39 años</text:p>
          </table:table-cell>
          <table:table-cell office:value-type="string" table:style-name="ce92">
            <text:p>Nº Personas 20-29 años con <text:s/>dosis de recuerdo</text:p>
          </table:table-cell>
          <table:table-cell office:value-type="string" table:style-name="ce92">
            <text:p>% Dosis de recuerdo en 20-29 años</text:p>
          </table:table-cell>
          <table:table-cell office:value-type="string" table:style-name="ce92">
            <text:p>Nº Personas 18-19 años con <text:s/>dosis de recuerdo</text:p>
          </table:table-cell>
          <table:table-cell office:value-type="string" table:style-name="ce92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93">
            <text:p>Andalucía</text:p>
          </table:table-cell>
          <table:table-cell office:value-type="float" office:value="1003169" table:style-name="ce94">
            <text:p>1.003.169</text:p>
          </table:table-cell>
          <table:table-cell office:value-type="percentage" office:value="0.9253575355506195" table:style-name="ce95">
            <text:p>92,5%</text:p>
          </table:table-cell>
          <table:table-cell office:value-type="float" office:value="875864" table:style-name="ce94">
            <text:p>875.864</text:p>
          </table:table-cell>
          <table:table-cell office:value-type="percentage" office:value="0.9367288967983709" table:style-name="ce95">
            <text:p>93,7%</text:p>
          </table:table-cell>
          <table:table-cell office:value-type="float" office:value="895164" table:style-name="ce94">
            <text:p>895.164</text:p>
          </table:table-cell>
          <table:table-cell office:value-type="percentage" office:value="0.7304157956320162" table:style-name="ce95">
            <text:p>73,0%</text:p>
          </table:table-cell>
          <table:table-cell office:value-type="float" office:value="727695" table:style-name="ce94">
            <text:p>727.695</text:p>
          </table:table-cell>
          <table:table-cell office:value-type="percentage" office:value="0.57164145572006742" table:style-name="ce95">
            <text:p>57,2%</text:p>
          </table:table-cell>
          <table:table-cell office:value-type="float" office:value="407622" table:style-name="ce94">
            <text:p>407.622</text:p>
          </table:table-cell>
          <table:table-cell office:value-type="percentage" office:value="0.42552334145152415" table:style-name="ce95">
            <text:p>42,6%</text:p>
          </table:table-cell>
          <table:table-cell office:value-type="float" office:value="291134" table:style-name="ce94">
            <text:p>291.134</text:p>
          </table:table-cell>
          <table:table-cell office:value-type="percentage" office:value="0.36414827897179836" table:style-name="ce95">
            <text:p>36,4%</text:p>
          </table:table-cell>
          <table:table-cell office:value-type="float" office:value="35160" table:style-name="ce94">
            <text:p>35.160</text:p>
          </table:table-cell>
          <table:table-cell office:value-type="percentage" office:value="0.20804610623605777" table:style-name="ce95">
            <text:p>20,8%</text:p>
          </table:table-cell>
          <table:table-cell table:number-columns-repeated="16369"/>
        </table:table-row>
        <table:table-row table:style-name="ro5">
          <table:table-cell office:value-type="string" table:style-name="ce96">
            <text:p>Aragón</text:p>
          </table:table-cell>
          <table:table-cell office:value-type="float" office:value="203628" table:style-name="ce97">
            <text:p>203.628</text:p>
          </table:table-cell>
          <table:table-cell office:value-type="percentage" office:value="0.92633130441902989" table:style-name="ce73">
            <text:p>92,6%</text:p>
          </table:table-cell>
          <table:table-cell office:value-type="float" office:value="146604" table:style-name="ce97">
            <text:p>146.604</text:p>
          </table:table-cell>
          <table:table-cell office:value-type="percentage" office:value="0.94223958969349131" table:style-name="ce73">
            <text:p>94,2%</text:p>
          </table:table-cell>
          <table:table-cell office:value-type="float" office:value="146115" table:style-name="ce97">
            <text:p>146.115</text:p>
          </table:table-cell>
          <table:table-cell office:value-type="percentage" office:value="0.77494444414979657" table:style-name="ce73">
            <text:p>77,5%</text:p>
          </table:table-cell>
          <table:table-cell office:value-type="float" office:value="117648" table:style-name="ce97">
            <text:p>117.648</text:p>
          </table:table-cell>
          <table:table-cell office:value-type="percentage" office:value="0.61501466336980448" table:style-name="ce73">
            <text:p>61,5%</text:p>
          </table:table-cell>
          <table:table-cell office:value-type="float" office:value="61656" table:style-name="ce97">
            <text:p>61.656</text:p>
          </table:table-cell>
          <table:table-cell office:value-type="percentage" office:value="0.47321037968271512" table:style-name="ce73">
            <text:p>47,3%</text:p>
          </table:table-cell>
          <table:table-cell office:value-type="float" office:value="47217" table:style-name="ce97">
            <text:p>47.217</text:p>
          </table:table-cell>
          <table:table-cell office:value-type="percentage" office:value="0.43452293307811235" table:style-name="ce73">
            <text:p>43,5%</text:p>
          </table:table-cell>
          <table:table-cell office:value-type="float" office:value="10584" table:style-name="ce94">
            <text:p>10.584</text:p>
          </table:table-cell>
          <table:table-cell office:value-type="percentage" office:value="0.46778042959427207" table:style-name="ce95">
            <text:p>46,8%</text:p>
          </table:table-cell>
          <table:table-cell table:number-columns-repeated="16369"/>
        </table:table-row>
        <table:table-row table:style-name="ro5">
          <table:table-cell office:value-type="string" table:style-name="ce96">
            <text:p>Asturias<text:s/></text:p>
          </table:table-cell>
          <table:table-cell office:value-type="float" office:value="192743" table:style-name="ce97">
            <text:p>192.743</text:p>
          </table:table-cell>
          <table:table-cell office:value-type="percentage" office:value="0.94789463848370692" table:style-name="ce73">
            <text:p>94,8%</text:p>
          </table:table-cell>
          <table:table-cell office:value-type="float" office:value="143077" table:style-name="ce97">
            <text:p>143.077</text:p>
          </table:table-cell>
          <table:table-cell office:value-type="percentage" office:value="0.95665924484651543" table:style-name="ce73">
            <text:p>95,7%</text:p>
          </table:table-cell>
          <table:table-cell office:value-type="float" office:value="145987" table:style-name="ce97">
            <text:p>145.987</text:p>
          </table:table-cell>
          <table:table-cell office:value-type="percentage" office:value="0.94175439954585338" table:style-name="ce73">
            <text:p>94,2%</text:p>
          </table:table-cell>
          <table:table-cell office:value-type="float" office:value="129199" table:style-name="ce97">
            <text:p>129.199</text:p>
          </table:table-cell>
          <table:table-cell office:value-type="percentage" office:value="0.84761229965819707" table:style-name="ce73">
            <text:p>84,8%</text:p>
          </table:table-cell>
          <table:table-cell office:value-type="float" office:value="64047" table:style-name="ce97">
            <text:p>64.047</text:p>
          </table:table-cell>
          <table:table-cell office:value-type="percentage" office:value="0.69636741217531228" table:style-name="ce73">
            <text:p>69,6%</text:p>
          </table:table-cell>
          <table:table-cell office:value-type="float" office:value="45518" table:style-name="ce97">
            <text:p>45.518</text:p>
          </table:table-cell>
          <table:table-cell office:value-type="percentage" office:value="0.67461058497473059" table:style-name="ce73">
            <text:p>67,5%</text:p>
          </table:table-cell>
          <table:table-cell office:value-type="float" office:value="10309" table:style-name="ce94">
            <text:p>10.309</text:p>
          </table:table-cell>
          <table:table-cell office:value-type="percentage" office:value="0.71600222253090706" table:style-name="ce95">
            <text:p>71,6%</text:p>
          </table:table-cell>
          <table:table-cell table:number-columns-repeated="16369"/>
        </table:table-row>
        <table:table-row table:style-name="ro5">
          <table:table-cell office:value-type="string" table:style-name="ce96">
            <text:p>Baleares</text:p>
          </table:table-cell>
          <table:table-cell office:value-type="float" office:value="120935" table:style-name="ce97">
            <text:p>120.935</text:p>
          </table:table-cell>
          <table:table-cell office:value-type="percentage" office:value="0.92091135461959628" table:style-name="ce73">
            <text:p>92,1%</text:p>
          </table:table-cell>
          <table:table-cell office:value-type="float" office:value="99995" table:style-name="ce97">
            <text:p>99.995</text:p>
          </table:table-cell>
          <table:table-cell office:value-type="percentage" office:value="0.89121309079241717" table:style-name="ce73">
            <text:p>89,1%</text:p>
          </table:table-cell>
          <table:table-cell office:value-type="float" office:value="112393" table:style-name="ce97">
            <text:p>112.393</text:p>
          </table:table-cell>
          <table:table-cell office:value-type="percentage" office:value="0.7336932396793483" table:style-name="ce73">
            <text:p>73,4%</text:p>
          </table:table-cell>
          <table:table-cell office:value-type="float" office:value="87842" table:style-name="ce97">
            <text:p>87.842</text:p>
          </table:table-cell>
          <table:table-cell office:value-type="percentage" office:value="0.50782473970527875" table:style-name="ce73">
            <text:p>50,8%</text:p>
          </table:table-cell>
          <table:table-cell office:value-type="float" office:value="42169" table:style-name="ce97">
            <text:p>42.169</text:p>
          </table:table-cell>
          <table:table-cell office:value-type="percentage" office:value="0.31535297636853127" table:style-name="ce73">
            <text:p>31,5%</text:p>
          </table:table-cell>
          <table:table-cell office:value-type="float" office:value="29040" table:style-name="ce97">
            <text:p>29.040</text:p>
          </table:table-cell>
          <table:table-cell office:value-type="percentage" office:value="0.28185691685026837" table:style-name="ce73">
            <text:p>28,2%</text:p>
          </table:table-cell>
          <table:table-cell office:value-type="float" office:value="3674" table:style-name="ce94">
            <text:p>3.674</text:p>
          </table:table-cell>
          <table:table-cell office:value-type="percentage" office:value="0.18442849254555493" table:style-name="ce95">
            <text:p>18,4%</text:p>
          </table:table-cell>
          <table:table-cell table:number-columns-repeated="16369"/>
        </table:table-row>
        <table:table-row table:style-name="ro5">
          <table:table-cell office:value-type="string" table:style-name="ce96">
            <text:p>Canarias</text:p>
          </table:table-cell>
          <table:table-cell office:value-type="float" office:value="225990" table:style-name="ce97">
            <text:p>225.990</text:p>
          </table:table-cell>
          <table:table-cell office:value-type="percentage" office:value="0.92101348570124419" table:style-name="ce73">
            <text:p>92,1%</text:p>
          </table:table-cell>
          <table:table-cell office:value-type="float" office:value="201738" table:style-name="ce97">
            <text:p>201.738</text:p>
          </table:table-cell>
          <table:table-cell office:value-type="percentage" office:value="0.89324678544862035" table:style-name="ce73">
            <text:p>89,3%</text:p>
          </table:table-cell>
          <table:table-cell office:value-type="float" office:value="249290" table:style-name="ce97">
            <text:p>249.290</text:p>
          </table:table-cell>
          <table:table-cell office:value-type="percentage" office:value="0.76715237494422306" table:style-name="ce73">
            <text:p>76,7%</text:p>
          </table:table-cell>
          <table:table-cell office:value-type="float" office:value="196417" table:style-name="ce97">
            <text:p>196.417</text:p>
          </table:table-cell>
          <table:table-cell office:value-type="percentage" office:value="0.60865051795890412" table:style-name="ce73">
            <text:p>60,9%</text:p>
          </table:table-cell>
          <table:table-cell office:value-type="float" office:value="91731" table:style-name="ce97">
            <text:p>91.731</text:p>
          </table:table-cell>
          <table:table-cell office:value-type="percentage" office:value="0.39149584523001679" table:style-name="ce73">
            <text:p>39,1%</text:p>
          </table:table-cell>
          <table:table-cell office:value-type="float" office:value="55580" table:style-name="ce97">
            <text:p>55.580</text:p>
          </table:table-cell>
          <table:table-cell office:value-type="percentage" office:value="0.28876477464605793" table:style-name="ce73">
            <text:p>28,9%</text:p>
          </table:table-cell>
          <table:table-cell office:value-type="float" office:value="6626" table:style-name="ce94">
            <text:p>6.626</text:p>
          </table:table-cell>
          <table:table-cell office:value-type="percentage" office:value="0.16143257400414179" table:style-name="ce95">
            <text:p>16,1%</text:p>
          </table:table-cell>
          <table:table-cell table:number-columns-repeated="16369"/>
        </table:table-row>
        <table:table-row table:style-name="ro5">
          <table:table-cell office:value-type="string" table:style-name="ce96">
            <text:p>Cantabria</text:p>
          </table:table-cell>
          <table:table-cell office:value-type="float" office:value="92521" table:style-name="ce97">
            <text:p>92.521</text:p>
          </table:table-cell>
          <table:table-cell office:value-type="percentage" office:value="0.94005344387884704" table:style-name="ce73">
            <text:p>94,0%</text:p>
          </table:table-cell>
          <table:table-cell office:value-type="float" office:value="76264" table:style-name="ce97">
            <text:p>76.264</text:p>
          </table:table-cell>
          <table:table-cell office:value-type="percentage" office:value="0.98797802881127583" table:style-name="ce73">
            <text:p>98,8%</text:p>
          </table:table-cell>
          <table:table-cell office:value-type="float" office:value="73727" table:style-name="ce97">
            <text:p>73.727</text:p>
          </table:table-cell>
          <table:table-cell office:value-type="percentage" office:value="0.86586884013717291" table:style-name="ce73">
            <text:p>86,6%</text:p>
          </table:table-cell>
          <table:table-cell office:value-type="float" office:value="64117" table:style-name="ce97">
            <text:p>64.117</text:p>
          </table:table-cell>
          <table:table-cell office:value-type="percentage" office:value="0.71759373251259095" table:style-name="ce73">
            <text:p>71,8%</text:p>
          </table:table-cell>
          <table:table-cell office:value-type="float" office:value="32715" table:style-name="ce97">
            <text:p>32.715</text:p>
          </table:table-cell>
          <table:table-cell office:value-type="percentage" office:value="0.57581624570975976" table:style-name="ce73">
            <text:p>57,6%</text:p>
          </table:table-cell>
          <table:table-cell office:value-type="float" office:value="21523" table:style-name="ce97">
            <text:p>21.523</text:p>
          </table:table-cell>
          <table:table-cell office:value-type="percentage" office:value="0.49585310786527209" table:style-name="ce73">
            <text:p>49,6%</text:p>
          </table:table-cell>
          <table:table-cell office:value-type="float" office:value="3081" table:style-name="ce94">
            <text:p>3.081</text:p>
          </table:table-cell>
          <table:table-cell office:value-type="percentage" office:value="0.30977277297405992" table:style-name="ce95">
            <text:p>31,0%</text:p>
          </table:table-cell>
          <table:table-cell table:number-columns-repeated="16369"/>
        </table:table-row>
        <table:table-row table:style-name="ro14">
          <table:table-cell office:value-type="string" table:style-name="ce96">
            <text:p>Castilla y León<text:s/></text:p>
          </table:table-cell>
          <table:table-cell office:value-type="float" office:value="448307" table:style-name="ce97">
            <text:p>448.307</text:p>
          </table:table-cell>
          <table:table-cell office:value-type="percentage" office:value="0.9358328845246594" table:style-name="ce73">
            <text:p>93,6%</text:p>
          </table:table-cell>
          <table:table-cell office:value-type="float" office:value="299640" table:style-name="ce97">
            <text:p>299.640</text:p>
          </table:table-cell>
          <table:table-cell office:value-type="percentage" office:value="0.92484906848401793" table:style-name="ce73">
            <text:p>92,5%</text:p>
          </table:table-cell>
          <table:table-cell office:value-type="float" office:value="312529" table:style-name="ce97">
            <text:p>312.529</text:p>
          </table:table-cell>
          <table:table-cell office:value-type="percentage" office:value="0.87897435320521655" table:style-name="ce73">
            <text:p>87,9%</text:p>
          </table:table-cell>
          <table:table-cell office:value-type="float" office:value="239971" table:style-name="ce97">
            <text:p>239.971</text:p>
          </table:table-cell>
          <table:table-cell office:value-type="percentage" office:value="0.74039529545342353" table:style-name="ce73">
            <text:p>74,0%</text:p>
          </table:table-cell>
          <table:table-cell office:value-type="float" office:value="130889" table:style-name="ce97">
            <text:p>130.889</text:p>
          </table:table-cell>
          <table:table-cell office:value-type="percentage" office:value="0.6045737143068296" table:style-name="ce73">
            <text:p>60,5%</text:p>
          </table:table-cell>
          <table:table-cell office:value-type="float" office:value="100033" table:style-name="ce97">
            <text:p>100.033</text:p>
          </table:table-cell>
          <table:table-cell office:value-type="percentage" office:value="0.55974730150914043" table:style-name="ce73">
            <text:p>56,0%</text:p>
          </table:table-cell>
          <table:table-cell office:value-type="float" office:value="13253" table:style-name="ce94">
            <text:p>13.253</text:p>
          </table:table-cell>
          <table:table-cell office:value-type="percentage" office:value="0.35338506252833107" table:style-name="ce95">
            <text:p>35,3%</text:p>
          </table:table-cell>
          <table:table-cell table:number-columns-repeated="16369"/>
        </table:table-row>
        <table:table-row table:style-name="ro14">
          <table:table-cell office:value-type="string" table:style-name="ce96">
            <text:p>Castilla - La Mancha</text:p>
          </table:table-cell>
          <table:table-cell office:value-type="float" office:value="275774" table:style-name="ce97">
            <text:p>275.774</text:p>
          </table:table-cell>
          <table:table-cell office:value-type="percentage" office:value="0.93296119625156471" table:style-name="ce73">
            <text:p>93,3%</text:p>
          </table:table-cell>
          <table:table-cell office:value-type="float" office:value="211973" table:style-name="ce97">
            <text:p>211.973</text:p>
          </table:table-cell>
          <table:table-cell office:value-type="percentage" office:value="0.94932978632880549" table:style-name="ce73">
            <text:p>94,9%</text:p>
          </table:table-cell>
          <table:table-cell office:value-type="float" office:value="235475" table:style-name="ce97">
            <text:p>235.475</text:p>
          </table:table-cell>
          <table:table-cell office:value-type="percentage" office:value="0.8209137338980983" table:style-name="ce73">
            <text:p>82,1%</text:p>
          </table:table-cell>
          <table:table-cell office:value-type="float" office:value="193222" table:style-name="ce97">
            <text:p>193.222</text:p>
          </table:table-cell>
          <table:table-cell office:value-type="percentage" office:value="0.67243437377108517" table:style-name="ce73">
            <text:p>67,2%</text:p>
          </table:table-cell>
          <table:table-cell office:value-type="float" office:value="105284" table:style-name="ce97">
            <text:p>105.284</text:p>
          </table:table-cell>
          <table:table-cell office:value-type="percentage" office:value="0.50838013104970137" table:style-name="ce73">
            <text:p>50,8%</text:p>
          </table:table-cell>
          <table:table-cell office:value-type="float" office:value="78156" table:style-name="ce97">
            <text:p>78.156</text:p>
          </table:table-cell>
          <table:table-cell office:value-type="percentage" office:value="0.4469172794748339" table:style-name="ce73">
            <text:p>44,7%</text:p>
          </table:table-cell>
          <table:table-cell office:value-type="float" office:value="11856" table:style-name="ce94">
            <text:p>11.856</text:p>
          </table:table-cell>
          <table:table-cell office:value-type="percentage" office:value="0.32084866854297467" table:style-name="ce95">
            <text:p>32,1%</text:p>
          </table:table-cell>
          <table:table-cell table:number-columns-repeated="16369"/>
        </table:table-row>
        <table:table-row table:style-name="ro5">
          <table:table-cell office:value-type="string" table:style-name="ce96">
            <text:p>Cataluña</text:p>
          </table:table-cell>
          <table:table-cell office:value-type="float" office:value="984281" table:style-name="ce97">
            <text:p>984.281</text:p>
          </table:table-cell>
          <table:table-cell office:value-type="percentage" office:value="0.9160252132826685" table:style-name="ce73">
            <text:p>91,6%</text:p>
          </table:table-cell>
          <table:table-cell office:value-type="float" office:value="739805" table:style-name="ce97">
            <text:p>739.805</text:p>
          </table:table-cell>
          <table:table-cell office:value-type="percentage" office:value="0.92180532071705457" table:style-name="ce73">
            <text:p>92,2%</text:p>
          </table:table-cell>
          <table:table-cell office:value-type="float" office:value="809940" table:style-name="ce97">
            <text:p>809.940</text:p>
          </table:table-cell>
          <table:table-cell office:value-type="percentage" office:value="0.77852645744220694" table:style-name="ce73">
            <text:p>77,9%</text:p>
          </table:table-cell>
          <table:table-cell office:value-type="float" office:value="705817" table:style-name="ce97">
            <text:p>705.817</text:p>
          </table:table-cell>
          <table:table-cell office:value-type="percentage" office:value="0.61008544275076393" table:style-name="ce73">
            <text:p>61,0%</text:p>
          </table:table-cell>
          <table:table-cell office:value-type="float" office:value="377591" table:style-name="ce97">
            <text:p>377.591</text:p>
          </table:table-cell>
          <table:table-cell office:value-type="percentage" office:value="0.4602169750494538" table:style-name="ce73">
            <text:p>46,0%</text:p>
          </table:table-cell>
          <table:table-cell office:value-type="float" office:value="265391" table:style-name="ce97">
            <text:p>265.391</text:p>
          </table:table-cell>
          <table:table-cell office:value-type="percentage" office:value="0.38710265569595514" table:style-name="ce73">
            <text:p>38,7%</text:p>
          </table:table-cell>
          <table:table-cell office:value-type="float" office:value="38189" table:style-name="ce94">
            <text:p>38.189</text:p>
          </table:table-cell>
          <table:table-cell office:value-type="percentage" office:value="0.26852815435675309" table:style-name="ce95">
            <text:p>26,9%</text:p>
          </table:table-cell>
          <table:table-cell table:number-columns-repeated="16369"/>
        </table:table-row>
        <table:table-row table:style-name="ro14">
          <table:table-cell office:value-type="string" table:style-name="ce96">
            <text:p>C. Valenciana</text:p>
          </table:table-cell>
          <table:table-cell office:value-type="float" office:value="687828" table:style-name="ce97">
            <text:p>687.828</text:p>
          </table:table-cell>
          <table:table-cell office:value-type="percentage" office:value="0.94058604412014069" table:style-name="ce73">
            <text:p>94,1%</text:p>
          </table:table-cell>
          <table:table-cell office:value-type="float" office:value="562038" table:style-name="ce97">
            <text:p>562.038</text:p>
          </table:table-cell>
          <table:table-cell office:value-type="percentage" office:value="0.9694907068006382" table:style-name="ce73">
            <text:p>96,9%</text:p>
          </table:table-cell>
          <table:table-cell office:value-type="float" office:value="618576" table:style-name="ce97">
            <text:p>618.576</text:p>
          </table:table-cell>
          <table:table-cell office:value-type="percentage" office:value="0.84306934943759126" table:style-name="ce73">
            <text:p>84,3%</text:p>
          </table:table-cell>
          <table:table-cell office:value-type="float" office:value="546314" table:style-name="ce97">
            <text:p>546.314</text:p>
          </table:table-cell>
          <table:table-cell office:value-type="percentage" office:value="0.70952818818444408" table:style-name="ce73">
            <text:p>71,0%</text:p>
          </table:table-cell>
          <table:table-cell office:value-type="float" office:value="304625" table:style-name="ce97">
            <text:p>304.625</text:p>
          </table:table-cell>
          <table:table-cell office:value-type="percentage" office:value="0.57414991886038902" table:style-name="ce73">
            <text:p>57,4%</text:p>
          </table:table-cell>
          <table:table-cell office:value-type="float" office:value="237377" table:style-name="ce97">
            <text:p>237.377</text:p>
          </table:table-cell>
          <table:table-cell office:value-type="percentage" office:value="0.53070755940297443" table:style-name="ce73">
            <text:p>53,1%</text:p>
          </table:table-cell>
          <table:table-cell office:value-type="float" office:value="49893" table:style-name="ce94">
            <text:p>49.893</text:p>
          </table:table-cell>
          <table:table-cell office:value-type="percentage" office:value="0.52231399767595243" table:style-name="ce95">
            <text:p>52,2%</text:p>
          </table:table-cell>
          <table:table-cell table:number-columns-repeated="16369"/>
        </table:table-row>
        <table:table-row table:style-name="ro5">
          <table:table-cell office:value-type="string" table:style-name="ce96">
            <text:p>Extremadura</text:p>
          </table:table-cell>
          <table:table-cell office:value-type="float" office:value="155751" table:style-name="ce97">
            <text:p>155.751</text:p>
          </table:table-cell>
          <table:table-cell office:value-type="percentage" office:value="0.8978503611554669" table:style-name="ce73">
            <text:p>89,8%</text:p>
          </table:table-cell>
          <table:table-cell office:value-type="float" office:value="127845" table:style-name="ce97">
            <text:p>127.845</text:p>
          </table:table-cell>
          <table:table-cell office:value-type="percentage" office:value="0.96196388261851018" table:style-name="ce73">
            <text:p>96,2%</text:p>
          </table:table-cell>
          <table:table-cell office:value-type="float" office:value="136667" table:style-name="ce97">
            <text:p>136.667</text:p>
          </table:table-cell>
          <table:table-cell office:value-type="percentage" office:value="0.84562267583236916" table:style-name="ce73">
            <text:p>84,6%</text:p>
          </table:table-cell>
          <table:table-cell office:value-type="float" office:value="108163" table:style-name="ce97">
            <text:p>108.163</text:p>
          </table:table-cell>
          <table:table-cell office:value-type="percentage" office:value="0.73949516634077639" table:style-name="ce73">
            <text:p>73,9%</text:p>
          </table:table-cell>
          <table:table-cell office:value-type="float" office:value="72906" table:style-name="ce97">
            <text:p>72.906</text:p>
          </table:table-cell>
          <table:table-cell office:value-type="percentage" office:value="0.64289871430838963" table:style-name="ce73">
            <text:p>64,3%</text:p>
          </table:table-cell>
          <table:table-cell office:value-type="float" office:value="51549" table:style-name="ce97">
            <text:p>51.549</text:p>
          </table:table-cell>
          <table:table-cell office:value-type="percentage" office:value="0.55047840758617739" table:style-name="ce73">
            <text:p>55,0%</text:p>
          </table:table-cell>
          <table:table-cell office:value-type="float" office:value="6777" table:style-name="ce94">
            <text:p>6.777</text:p>
          </table:table-cell>
          <table:table-cell office:value-type="percentage" office:value="0.35172306414780985" table:style-name="ce95">
            <text:p>35,2%</text:p>
          </table:table-cell>
          <table:table-cell table:number-columns-repeated="16369"/>
        </table:table-row>
        <table:table-row table:style-name="ro5">
          <table:table-cell office:value-type="string" table:style-name="ce96">
            <text:p>Galicia</text:p>
          </table:table-cell>
          <table:table-cell office:value-type="float" office:value="508743" table:style-name="ce97">
            <text:p>508.743</text:p>
          </table:table-cell>
          <table:table-cell office:value-type="percentage" office:value="0.95379357279583943" table:style-name="ce73">
            <text:p>95,4%</text:p>
          </table:table-cell>
          <table:table-cell office:value-type="float" office:value="338595" table:style-name="ce97">
            <text:p>338.595</text:p>
          </table:table-cell>
          <table:table-cell office:value-type="percentage" office:value="0.97231475206469176" table:style-name="ce73">
            <text:p>97,2%</text:p>
          </table:table-cell>
          <table:table-cell office:value-type="float" office:value="378751" table:style-name="ce97">
            <text:p>378.751</text:p>
          </table:table-cell>
          <table:table-cell office:value-type="percentage" office:value="0.96345127048043977" table:style-name="ce73">
            <text:p>96,3%</text:p>
          </table:table-cell>
          <table:table-cell office:value-type="float" office:value="392906" table:style-name="ce97">
            <text:p>392.906</text:p>
          </table:table-cell>
          <table:table-cell office:value-type="percentage" office:value="0.95476073026295005" table:style-name="ce73">
            <text:p>95,5%</text:p>
          </table:table-cell>
          <table:table-cell office:value-type="float" office:value="208191" table:style-name="ce97">
            <text:p>208.191</text:p>
          </table:table-cell>
          <table:table-cell office:value-type="percentage" office:value="0.77809504232616378" table:style-name="ce73">
            <text:p>77,8%</text:p>
          </table:table-cell>
          <table:table-cell office:value-type="float" office:value="151943" table:style-name="ce97">
            <text:p>151.943</text:p>
          </table:table-cell>
          <table:table-cell office:value-type="percentage" office:value="0.74949932421100407" table:style-name="ce73">
            <text:p>74,9%</text:p>
          </table:table-cell>
          <table:table-cell office:value-type="float" office:value="25690" table:style-name="ce94">
            <text:p>25.690</text:p>
          </table:table-cell>
          <table:table-cell office:value-type="percentage" office:value="0.61540304228051268" table:style-name="ce95">
            <text:p>61,5%</text:p>
          </table:table-cell>
          <table:table-cell table:number-columns-repeated="16369"/>
        </table:table-row>
        <table:table-row table:style-name="ro5">
          <table:table-cell office:value-type="string" table:style-name="ce96">
            <text:p>La Rioja</text:p>
          </table:table-cell>
          <table:table-cell office:value-type="float" office:value="46105" table:style-name="ce97">
            <text:p>46.105</text:p>
          </table:table-cell>
          <table:table-cell office:value-type="percentage" office:value="0.82566260744985676" table:style-name="ce73">
            <text:p>82,6%</text:p>
          </table:table-cell>
          <table:table-cell office:value-type="float" office:value="37127" table:style-name="ce97">
            <text:p>37.127</text:p>
          </table:table-cell>
          <table:table-cell office:value-type="percentage" office:value="0.93485924359168049" table:style-name="ce73">
            <text:p>93,5%</text:p>
          </table:table-cell>
          <table:table-cell office:value-type="float" office:value="38111" table:style-name="ce97">
            <text:p>38.111</text:p>
          </table:table-cell>
          <table:table-cell office:value-type="percentage" office:value="0.82277633851468046" table:style-name="ce73">
            <text:p>82,3%</text:p>
          </table:table-cell>
          <table:table-cell office:value-type="float" office:value="34582" table:style-name="ce97">
            <text:p>34.582</text:p>
          </table:table-cell>
          <table:table-cell office:value-type="percentage" office:value="0.71065718630553609" table:style-name="ce73">
            <text:p>71,1%</text:p>
          </table:table-cell>
          <table:table-cell office:value-type="float" office:value="18103" table:style-name="ce97">
            <text:p>18.103</text:p>
          </table:table-cell>
          <table:table-cell office:value-type="percentage" office:value="0.5575815443373271" table:style-name="ce73">
            <text:p>55,8%</text:p>
          </table:table-cell>
          <table:table-cell office:value-type="float" office:value="12423" table:style-name="ce97">
            <text:p>12.423</text:p>
          </table:table-cell>
          <table:table-cell office:value-type="percentage" office:value="0.48633730034450362" table:style-name="ce73">
            <text:p>48,6%</text:p>
          </table:table-cell>
          <table:table-cell office:value-type="float" office:value="2095" table:style-name="ce94">
            <text:p>2.095</text:p>
          </table:table-cell>
          <table:table-cell office:value-type="percentage" office:value="0.37646001796945194" table:style-name="ce95">
            <text:p>37,6%</text:p>
          </table:table-cell>
          <table:table-cell table:number-columns-repeated="16369"/>
        </table:table-row>
        <table:table-row table:style-name="ro5">
          <table:table-cell office:value-type="string" table:style-name="ce96">
            <text:p>Madrid</text:p>
          </table:table-cell>
          <table:table-cell office:value-type="float" office:value="835104" table:style-name="ce97">
            <text:p>835.104</text:p>
          </table:table-cell>
          <table:table-cell office:value-type="percentage" office:value="0.94529516703039962" table:style-name="ce73">
            <text:p>94,5%</text:p>
          </table:table-cell>
          <table:table-cell office:value-type="float" office:value="631732" table:style-name="ce97">
            <text:p>631.732</text:p>
          </table:table-cell>
          <table:table-cell office:value-type="percentage" office:value="0.91371956290634015" table:style-name="ce73">
            <text:p>91,4%</text:p>
          </table:table-cell>
          <table:table-cell office:value-type="float" office:value="732484" table:style-name="ce97">
            <text:p>732.484</text:p>
          </table:table-cell>
          <table:table-cell office:value-type="percentage" office:value="0.76119553436054543" table:style-name="ce73">
            <text:p>76,1%</text:p>
          </table:table-cell>
          <table:table-cell office:value-type="float" office:value="646728" table:style-name="ce97">
            <text:p>646.728</text:p>
          </table:table-cell>
          <table:table-cell office:value-type="percentage" office:value="0.61380182851307319" table:style-name="ce73">
            <text:p>61,4%</text:p>
          </table:table-cell>
          <table:table-cell office:value-type="float" office:value="379765" table:style-name="ce97">
            <text:p>379.765</text:p>
          </table:table-cell>
          <table:table-cell office:value-type="percentage" office:value="0.49024391818187685" table:style-name="ce73">
            <text:p>49,0%</text:p>
          </table:table-cell>
          <table:table-cell office:value-type="float" office:value="275965" table:style-name="ce97">
            <text:p>275.965</text:p>
          </table:table-cell>
          <table:table-cell office:value-type="percentage" office:value="0.43753061913678215" table:style-name="ce73">
            <text:p>43,8%</text:p>
          </table:table-cell>
          <table:table-cell office:value-type="float" office:value="32444" table:style-name="ce94">
            <text:p>32.444</text:p>
          </table:table-cell>
          <table:table-cell office:value-type="percentage" office:value="0.26281511243600542" table:style-name="ce95">
            <text:p>26,3%</text:p>
          </table:table-cell>
          <table:table-cell table:number-columns-repeated="16369"/>
        </table:table-row>
        <table:table-row table:style-name="ro5">
          <table:table-cell office:value-type="string" table:style-name="ce96">
            <text:p>Murcia<text:s/></text:p>
          </table:table-cell>
          <table:table-cell office:value-type="float" office:value="162371" table:style-name="ce97">
            <text:p>162.371</text:p>
          </table:table-cell>
          <table:table-cell office:value-type="percentage" office:value="0.88100508947271328" table:style-name="ce73">
            <text:p>88,1%</text:p>
          </table:table-cell>
          <table:table-cell office:value-type="float" office:value="135300" table:style-name="ce97">
            <text:p>135.300</text:p>
          </table:table-cell>
          <table:table-cell office:value-type="percentage" office:value="0.87838890620130883" table:style-name="ce73">
            <text:p>87,8%</text:p>
          </table:table-cell>
          <table:table-cell office:value-type="float" office:value="156281" table:style-name="ce97">
            <text:p>156.281</text:p>
          </table:table-cell>
          <table:table-cell office:value-type="percentage" office:value="0.73698332979651504" table:style-name="ce73">
            <text:p>73,7%</text:p>
          </table:table-cell>
          <table:table-cell office:value-type="float" office:value="137232" table:style-name="ce97">
            <text:p>137.232</text:p>
          </table:table-cell>
          <table:table-cell office:value-type="percentage" office:value="0.58130432572561375" table:style-name="ce73">
            <text:p>58,1%</text:p>
          </table:table-cell>
          <table:table-cell office:value-type="float" office:value="68290" table:style-name="ce97">
            <text:p>68.290</text:p>
          </table:table-cell>
          <table:table-cell office:value-type="percentage" office:value="0.39672119719291721" table:style-name="ce73">
            <text:p>39,7%</text:p>
          </table:table-cell>
          <table:table-cell office:value-type="float" office:value="51001" table:style-name="ce97">
            <text:p>51.001</text:p>
          </table:table-cell>
          <table:table-cell office:value-type="percentage" office:value="0.34967398682234851" table:style-name="ce73">
            <text:p>35,0%</text:p>
          </table:table-cell>
          <table:table-cell office:value-type="float" office:value="6347" table:style-name="ce94">
            <text:p>6.347</text:p>
          </table:table-cell>
          <table:table-cell office:value-type="percentage" office:value="0.20713399908622152" table:style-name="ce95">
            <text:p>20,7%</text:p>
          </table:table-cell>
          <table:table-cell table:number-columns-repeated="16369"/>
        </table:table-row>
        <table:table-row table:style-name="ro5">
          <table:table-cell office:value-type="string" table:style-name="ce96">
            <text:p>Navarra</text:p>
          </table:table-cell>
          <table:table-cell office:value-type="float" office:value="93473" table:style-name="ce97">
            <text:p>93.473</text:p>
          </table:table-cell>
          <table:table-cell office:value-type="percentage" office:value="0.9515922140326587" table:style-name="ce73">
            <text:p>95,2%</text:p>
          </table:table-cell>
          <table:table-cell office:value-type="float" office:value="71949" table:style-name="ce97">
            <text:p>71.949</text:p>
          </table:table-cell>
          <table:table-cell office:value-type="percentage" office:value="0.99097845848713573" table:style-name="ce73">
            <text:p>99,1%</text:p>
          </table:table-cell>
          <table:table-cell office:value-type="float" office:value="77070" table:style-name="ce97">
            <text:p>77.070</text:p>
          </table:table-cell>
          <table:table-cell office:value-type="percentage" office:value="0.83135571280635134" table:style-name="ce73">
            <text:p>83,1%</text:p>
          </table:table-cell>
          <table:table-cell office:value-type="float" office:value="64968" table:style-name="ce97">
            <text:p>64.968</text:p>
          </table:table-cell>
          <table:table-cell office:value-type="percentage" office:value="0.67308309936491817" table:style-name="ce73">
            <text:p>67,3%</text:p>
          </table:table-cell>
          <table:table-cell office:value-type="float" office:value="33842" table:style-name="ce97">
            <text:p>33.842</text:p>
          </table:table-cell>
          <table:table-cell office:value-type="percentage" office:value="0.51456635445809518" table:style-name="ce73">
            <text:p>51,5%</text:p>
          </table:table-cell>
          <table:table-cell office:value-type="float" office:value="26469" table:style-name="ce97">
            <text:p>26.469</text:p>
          </table:table-cell>
          <table:table-cell office:value-type="percentage" office:value="0.44526124550011775" table:style-name="ce73">
            <text:p>44,5%</text:p>
          </table:table-cell>
          <table:table-cell office:value-type="float" office:value="3945" table:style-name="ce94">
            <text:p>3.945</text:p>
          </table:table-cell>
          <table:table-cell office:value-type="percentage" office:value="0.29495327102803737" table:style-name="ce95">
            <text:p>29,5%</text:p>
          </table:table-cell>
          <table:table-cell table:number-columns-repeated="16369"/>
        </table:table-row>
        <table:table-row table:style-name="ro5">
          <table:table-cell office:value-type="string" table:style-name="ce96">
            <text:p>País Vasco</text:p>
          </table:table-cell>
          <table:table-cell office:value-type="float" office:value="347349" table:style-name="ce97">
            <text:p>347.349</text:p>
          </table:table-cell>
          <table:table-cell office:value-type="percentage" office:value="0.9194672977351418" table:style-name="ce73">
            <text:p>91,9%</text:p>
          </table:table-cell>
          <table:table-cell office:value-type="float" office:value="257273" table:style-name="ce97">
            <text:p>257.273</text:p>
          </table:table-cell>
          <table:table-cell office:value-type="percentage" office:value="0.92495335200451556" table:style-name="ce73">
            <text:p>92,5%</text:p>
          </table:table-cell>
          <table:table-cell office:value-type="float" office:value="268075" table:style-name="ce97">
            <text:p>268.075</text:p>
          </table:table-cell>
          <table:table-cell office:value-type="percentage" office:value="0.82003695251846098" table:style-name="ce73">
            <text:p>82,0%</text:p>
          </table:table-cell>
          <table:table-cell office:value-type="float" office:value="198680" table:style-name="ce97">
            <text:p>198.680</text:p>
          </table:table-cell>
          <table:table-cell office:value-type="percentage" office:value="0.61119707629504072" table:style-name="ce73">
            <text:p>61,1%</text:p>
          </table:table-cell>
          <table:table-cell office:value-type="float" office:value="90216" table:style-name="ce97">
            <text:p>90.216</text:p>
          </table:table-cell>
          <table:table-cell office:value-type="percentage" office:value="0.42995010222609842" table:style-name="ce73">
            <text:p>43,0%</text:p>
          </table:table-cell>
          <table:table-cell office:value-type="float" office:value="63499" table:style-name="ce97">
            <text:p>63.499</text:p>
          </table:table-cell>
          <table:table-cell office:value-type="percentage" office:value="0.36571655656601143" table:style-name="ce73">
            <text:p>36,6%</text:p>
          </table:table-cell>
          <table:table-cell office:value-type="float" office:value="11247" table:style-name="ce94">
            <text:p>11.247</text:p>
          </table:table-cell>
          <table:table-cell office:value-type="percentage" office:value="0.29217540395905855" table:style-name="ce95">
            <text:p>29,2%</text:p>
          </table:table-cell>
          <table:table-cell table:number-columns-repeated="16369"/>
        </table:table-row>
        <table:table-row table:style-name="ro5">
          <table:table-cell office:value-type="string" table:style-name="ce96">
            <text:p>Ceuta</text:p>
          </table:table-cell>
          <table:table-cell office:value-type="float" office:value="5726" table:style-name="ce97">
            <text:p>5.726</text:p>
          </table:table-cell>
          <table:table-cell office:value-type="percentage" office:value="0.90816812053925455" table:style-name="ce73">
            <text:p>90,8%</text:p>
          </table:table-cell>
          <table:table-cell office:value-type="float" office:value="7336" table:style-name="ce97">
            <text:p>7.336</text:p>
          </table:table-cell>
          <table:table-cell office:value-type="percentage" office:value="0.95807757607418054" table:style-name="ce73">
            <text:p>95,8%</text:p>
          </table:table-cell>
          <table:table-cell office:value-type="float" office:value="9263" table:style-name="ce97">
            <text:p>9.263</text:p>
          </table:table-cell>
          <table:table-cell office:value-type="percentage" office:value="0.8718117647058824" table:style-name="ce73">
            <text:p>87,2%</text:p>
          </table:table-cell>
          <table:table-cell office:value-type="float" office:value="8949" table:style-name="ce97">
            <text:p>8.949</text:p>
          </table:table-cell>
          <table:table-cell office:value-type="percentage" office:value="0.79773578177928328" table:style-name="ce73">
            <text:p>79,8%</text:p>
          </table:table-cell>
          <table:table-cell office:value-type="float" office:value="6391" table:style-name="ce97">
            <text:p>6.391</text:p>
          </table:table-cell>
          <table:table-cell office:value-type="percentage" office:value="0.6795321637426901" table:style-name="ce73">
            <text:p>68,0%</text:p>
          </table:table-cell>
          <table:table-cell office:value-type="float" office:value="5279" table:style-name="ce97">
            <text:p>5.279</text:p>
          </table:table-cell>
          <table:table-cell office:value-type="percentage" office:value="0.56977873718294658" table:style-name="ce73">
            <text:p>57,0%</text:p>
          </table:table-cell>
          <table:table-cell office:value-type="float" office:value="1022" table:style-name="ce94">
            <text:p>1.022</text:p>
          </table:table-cell>
          <table:table-cell office:value-type="percentage" office:value="0.43619291506615449" table:style-name="ce95">
            <text:p>43,6%</text:p>
          </table:table-cell>
          <table:table-cell table:number-columns-repeated="16369"/>
        </table:table-row>
        <table:table-row table:style-name="ro5">
          <table:table-cell office:value-type="string" table:style-name="ce96">
            <text:p>Melilla</text:p>
          </table:table-cell>
          <table:table-cell office:value-type="float" office:value="4566" table:style-name="ce97">
            <text:p>4.566</text:p>
          </table:table-cell>
          <table:table-cell office:value-type="percentage" office:value="0.84103886535273531" table:style-name="ce73">
            <text:p>84,1%</text:p>
          </table:table-cell>
          <table:table-cell office:value-type="float" office:value="6196" table:style-name="ce97">
            <text:p>6.196</text:p>
          </table:table-cell>
          <table:table-cell office:value-type="percentage" office:value="0.83549083063646168" table:style-name="ce73">
            <text:p>83,5%</text:p>
          </table:table-cell>
          <table:table-cell office:value-type="float" office:value="8036" table:style-name="ce97">
            <text:p>8.036</text:p>
          </table:table-cell>
          <table:table-cell office:value-type="percentage" office:value="0.79769704189001389" table:style-name="ce73">
            <text:p>79,8%</text:p>
          </table:table-cell>
          <table:table-cell office:value-type="float" office:value="7773" table:style-name="ce97">
            <text:p>7.773</text:p>
          </table:table-cell>
          <table:table-cell office:value-type="percentage" office:value="0.73357870894677235" table:style-name="ce73">
            <text:p>73,4%</text:p>
          </table:table-cell>
          <table:table-cell office:value-type="float" office:value="5078" table:style-name="ce97">
            <text:p>5.078</text:p>
          </table:table-cell>
          <table:table-cell office:value-type="percentage" office:value="0.55340017436791633" table:style-name="ce73">
            <text:p>55,3%</text:p>
          </table:table-cell>
          <table:table-cell office:value-type="float" office:value="4491" table:style-name="ce97">
            <text:p>4.491</text:p>
          </table:table-cell>
          <table:table-cell office:value-type="percentage" office:value="0.45976658476658477" table:style-name="ce73">
            <text:p>46,0%</text:p>
          </table:table-cell>
          <table:table-cell office:value-type="float" office:value="972" table:style-name="ce94">
            <text:p>972</text:p>
          </table:table-cell>
          <table:table-cell office:value-type="percentage" office:value="0.40231788079470199" table:style-name="ce95">
            <text:p>40,2%</text:p>
          </table:table-cell>
          <table:table-cell table:number-columns-repeated="16369"/>
        </table:table-row>
        <table:table-row table:style-name="ro14">
          <table:table-cell office:value-type="string" table:style-name="ce96">
            <text:p>Fuerzas Armadas</text:p>
          </table:table-cell>
          <table:table-cell office:value-type="float" office:value="7" table:style-name="ce97">
            <text:p>7</text:p>
          </table:table-cell>
          <table:table-cell office:value-type="percentage" office:value="0.16666666666666666" table:style-name="ce73">
            <text:p>16,7%</text:p>
          </table:table-cell>
          <table:table-cell office:value-type="float" office:value="2380" table:style-name="ce97">
            <text:p>2.380</text:p>
          </table:table-cell>
          <table:table-cell office:value-type="percentage" office:value="0.64272211720226846" table:style-name="ce73">
            <text:p>64,3%</text:p>
          </table:table-cell>
          <table:table-cell office:value-type="float" office:value="7414" table:style-name="ce97">
            <text:p>7.414</text:p>
          </table:table-cell>
          <table:table-cell office:value-type="percentage" office:value="0.75314912637139375" table:style-name="ce73">
            <text:p>75,3%</text:p>
          </table:table-cell>
          <table:table-cell office:value-type="float" office:value="15295" table:style-name="ce97">
            <text:p>15.295</text:p>
          </table:table-cell>
          <table:table-cell office:value-type="percentage" office:value="0.67260334212840811" table:style-name="ce73">
            <text:p>67,3%</text:p>
          </table:table-cell>
          <table:table-cell office:value-type="float" office:value="15397" table:style-name="ce97">
            <text:p>15.397</text:p>
          </table:table-cell>
          <table:table-cell office:value-type="percentage" office:value="0.47263406697977101" table:style-name="ce73">
            <text:p>47,3%</text:p>
          </table:table-cell>
          <table:table-cell office:value-type="float" office:value="11025" table:style-name="ce97">
            <text:p>11.025</text:p>
          </table:table-cell>
          <table:table-cell office:value-type="percentage" office:value="0.4486083984375" table:style-name="ce73">
            <text:p>44,9%</text:p>
          </table:table-cell>
          <table:table-cell office:value-type="float" office:value="216" table:style-name="ce94">
            <text:p>216</text:p>
          </table:table-cell>
          <table:table-cell office:value-type="percentage" office:value="0.1638846737481032" table:style-name="ce95">
            <text:p>16,4%</text:p>
          </table:table-cell>
          <table:table-cell table:number-columns-repeated="16369"/>
        </table:table-row>
        <table:table-row table:style-name="ro14">
          <table:table-cell office:value-type="string" table:style-name="ce98">
            <text:p>Sanidad Exterior</text:p>
          </table:table-cell>
          <table:table-cell office:value-type="float" office:value="79" table:style-name="ce97">
            <text:p>79</text:p>
          </table:table-cell>
          <table:table-cell office:value-type="percentage" office:value="0.98750000000000004" table:style-name="ce76">
            <text:p>98,8%</text:p>
          </table:table-cell>
          <table:table-cell office:value-type="float" office:value="299" table:style-name="ce97">
            <text:p>299</text:p>
          </table:table-cell>
          <table:table-cell office:value-type="percentage" office:value="0.95833333333333337" table:style-name="ce76">
            <text:p>95,8%</text:p>
          </table:table-cell>
          <table:table-cell office:value-type="float" office:value="698" table:style-name="ce97">
            <text:p>698</text:p>
          </table:table-cell>
          <table:table-cell office:value-type="percentage" office:value="0.75704989154013014" table:style-name="ce76">
            <text:p>75,7%</text:p>
          </table:table-cell>
          <table:table-cell office:value-type="float" office:value="931" table:style-name="ce97">
            <text:p>931</text:p>
          </table:table-cell>
          <table:table-cell office:value-type="percentage" office:value="0.46949067070095812" table:style-name="ce76">
            <text:p>46,9%</text:p>
          </table:table-cell>
          <table:table-cell office:value-type="float" office:value="1158" table:style-name="ce97">
            <text:p>1.158</text:p>
          </table:table-cell>
          <table:table-cell office:value-type="percentage" office:value="0.47284605961616988" table:style-name="ce76">
            <text:p>47,3%</text:p>
          </table:table-cell>
          <table:table-cell office:value-type="float" office:value="932" table:style-name="ce97">
            <text:p>932</text:p>
          </table:table-cell>
          <table:table-cell office:value-type="percentage" office:value="0.43551401869158879" table:style-name="ce76">
            <text:p>43,6%</text:p>
          </table:table-cell>
          <table:table-cell office:value-type="float" office:value="20" table:style-name="ce94">
            <text:p>20</text:p>
          </table:table-cell>
          <table:table-cell office:value-type="percentage" office:value="0.11627906976744186" table:style-name="ce95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99">
            <text:p>Totales</text:p>
          </table:table-cell>
          <table:table-cell office:value-type="float" office:value="6394450" table:style-name="ce100">
            <text:p>6.394.450</text:p>
          </table:table-cell>
          <table:table-cell office:value-type="percentage" office:value="0.92928053693928103" table:style-name="ce101">
            <text:p>92,93%</text:p>
          </table:table-cell>
          <table:table-cell office:value-type="float" office:value="4973030" table:style-name="ce100">
            <text:p>4.973.030</text:p>
          </table:table-cell>
          <table:table-cell office:value-type="percentage" office:value="0.93458999504236173" table:style-name="ce101">
            <text:p>93,46%</text:p>
          </table:table-cell>
          <table:table-cell office:value-type="float" office:value="5412046" table:style-name="ce100">
            <text:p>5.412.046</text:p>
          </table:table-cell>
          <table:table-cell office:value-type="percentage" office:value="0.79878447643753414" table:style-name="ce101">
            <text:p>79,88%</text:p>
          </table:table-cell>
          <table:table-cell office:value-type="float" office:value="4624449" table:style-name="ce100">
            <text:p>4.624.449</text:p>
          </table:table-cell>
          <table:table-cell office:value-type="percentage" office:value="0.65092864451218657" table:style-name="ce101">
            <text:p>65,09%</text:p>
          </table:table-cell>
          <table:table-cell office:value-type="float" office:value="2517666" table:style-name="ce100">
            <text:p>2.517.666</text:p>
          </table:table-cell>
          <table:table-cell office:value-type="percentage" office:value="0.4966707009253149" table:style-name="ce101">
            <text:p>49,67%</text:p>
          </table:table-cell>
          <table:table-cell office:value-type="float" office:value="1825545" table:style-name="ce100">
            <text:p>1.825.545</text:p>
          </table:table-cell>
          <table:table-cell office:value-type="percentage" office:value="0.43690864418778641" table:style-name="ce101">
            <text:p>43,69%</text:p>
          </table:table-cell>
          <table:table-cell office:value-type="float" office:value="273400" table:style-name="ce100">
            <text:p>273.400</text:p>
          </table:table-cell>
          <table:table-cell office:value-type="percentage" office:value="0.31500708017010842" table:style-name="ce101">
            <text:p>31,50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5">
          <table:table-cell table:number-columns-spanned="1" table:number-rows-spanned="2" table:style-name="ce48"/>
          <table:table-cell office:value-type="string" table:number-columns-spanned="2" table:number-rows-spanned="1" table:style-name="ce49">
            <text:p><text:s/>Mayores de 80 años</text:p>
          </table:table-cell>
          <table:covered-table-cell/>
          <table:table-cell office:value-type="string" table:number-columns-spanned="2" table:number-rows-spanned="1" table:style-name="ce49">
            <text:p>70-79 años</text:p>
          </table:table-cell>
          <table:covered-table-cell/>
          <table:table-cell office:value-type="string" table:number-columns-spanned="2" table:number-rows-spanned="1" table:style-name="ce49">
            <text:p>60-69 años</text:p>
          </table:table-cell>
          <table:covered-table-cell/>
          <table:table-cell table:number-columns-repeated="16377"/>
        </table:table-row>
        <table:table-row table:style-name="ro16">
          <table:covered-table-cell/>
          <table:table-cell office:value-type="string" table:style-name="ce105">
            <text:p>Nº Personas &gt; 80 años con <text:s/>dosis de recuerdo adaptadas</text:p>
          </table:table-cell>
          <table:table-cell office:value-type="string" table:style-name="ce105">
            <text:p>% Dosis de recuerdo adaptadas en &gt; 80 años (1)</text:p>
          </table:table-cell>
          <table:table-cell office:value-type="string" table:style-name="ce105">
            <text:p>Nº Personas 70-79 años con <text:s/>dosis de recuerdo adaptadas</text:p>
          </table:table-cell>
          <table:table-cell office:value-type="string" table:style-name="ce105">
            <text:p>% Dosis de recuerdo adaptadas en 70-79 años (1)</text:p>
          </table:table-cell>
          <table:table-cell office:value-type="string" table:style-name="ce105">
            <text:p>Nº Personas 60-69 años con <text:s/>dosis de recuerdo adaptadas</text:p>
          </table:table-cell>
          <table:table-cell office:value-type="string" table:style-name="ce105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76074" table:style-name="ce106">
            <text:p>176.074</text:p>
          </table:table-cell>
          <table:table-cell office:value-type="percentage" office:value="0.41649999999999998" table:style-name="ce107">
            <text:p>41,65%</text:p>
          </table:table-cell>
          <table:table-cell office:value-type="float" office:value="76068" table:style-name="ce106">
            <text:p>76.068</text:p>
          </table:table-cell>
          <table:table-cell office:value-type="percentage" office:value="0.1163" table:style-name="ce107">
            <text:p>11,63%</text:p>
          </table:table-cell>
          <table:table-cell office:value-type="float" office:value="39952" table:style-name="ce106">
            <text:p>39.952</text:p>
          </table:table-cell>
          <table:table-cell office:value-type="percentage" office:value="4.1700000000000001E-2" table:style-name="ce107">
            <text:p>4,17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Aragón</text:p>
          </table:table-cell>
          <table:table-cell office:value-type="float" office:value="41994" table:style-name="ce108">
            <text:p>41.994</text:p>
          </table:table-cell>
          <table:table-cell office:value-type="percentage" office:value="0.42959999999999998" table:style-name="ce109">
            <text:p>42,96%</text:p>
          </table:table-cell>
          <table:table-cell office:value-type="float" office:value="14278" table:style-name="ce108">
            <text:p>14.278</text:p>
          </table:table-cell>
          <table:table-cell office:value-type="percentage" office:value="0.11940000000000001" table:style-name="ce109">
            <text:p>11,94%</text:p>
          </table:table-cell>
          <table:table-cell office:value-type="float" office:value="7534" table:style-name="ce108">
            <text:p>7.534</text:p>
          </table:table-cell>
          <table:table-cell office:value-type="percentage" office:value="4.6699999999999998E-2" table:style-name="ce109">
            <text:p>4,67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Asturias<text:s/></text:p>
          </table:table-cell>
          <table:table-cell office:value-type="float" office:value="53308" table:style-name="ce108">
            <text:p>53.308</text:p>
          </table:table-cell>
          <table:table-cell office:value-type="percentage" office:value="0.623" table:style-name="ce109">
            <text:p>62,30%</text:p>
          </table:table-cell>
          <table:table-cell office:value-type="float" office:value="10230" table:style-name="ce108">
            <text:p>10.230</text:p>
          </table:table-cell>
          <table:table-cell office:value-type="percentage" office:value="9.1499999999999998E-2" table:style-name="ce109">
            <text:p>9,15%</text:p>
          </table:table-cell>
          <table:table-cell office:value-type="float" office:value="1401" table:style-name="ce108">
            <text:p>1.401</text:p>
          </table:table-cell>
          <table:table-cell office:value-type="percentage" office:value="9.1999999999999998E-3" table:style-name="ce109">
            <text:p>0,92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Baleares</text:p>
          </table:table-cell>
          <table:table-cell office:value-type="float" office:value="11391" table:style-name="ce108">
            <text:p>11.391</text:p>
          </table:table-cell>
          <table:table-cell office:value-type="percentage" office:value="0.21240000000000001" table:style-name="ce109">
            <text:p>21,24%</text:p>
          </table:table-cell>
          <table:table-cell office:value-type="float" office:value="3775" table:style-name="ce108">
            <text:p>3.775</text:p>
          </table:table-cell>
          <table:table-cell office:value-type="percentage" office:value="4.3299999999999998E-2" table:style-name="ce109">
            <text:p>4,33%</text:p>
          </table:table-cell>
          <table:table-cell office:value-type="float" office:value="2968" table:style-name="ce108">
            <text:p>2.968</text:p>
          </table:table-cell>
          <table:table-cell office:value-type="percentage" office:value="2.3300000000000001E-2" table:style-name="ce109">
            <text:p>2,33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Canarias</text:p>
          </table:table-cell>
          <table:table-cell office:value-type="float" office:value="25815" table:style-name="ce108">
            <text:p>25.815</text:p>
          </table:table-cell>
          <table:table-cell office:value-type="percentage" office:value="0.25719999999999998" table:style-name="ce109">
            <text:p>25,72%</text:p>
          </table:table-cell>
          <table:table-cell office:value-type="float" office:value="15699" table:style-name="ce108">
            <text:p>15.699</text:p>
          </table:table-cell>
          <table:table-cell office:value-type="percentage" office:value="9.3799999999999994E-2" table:style-name="ce109">
            <text:p>9,38%</text:p>
          </table:table-cell>
          <table:table-cell office:value-type="float" office:value="13395" table:style-name="ce108">
            <text:p>13.395</text:p>
          </table:table-cell>
          <table:table-cell office:value-type="percentage" office:value="5.3199999999999997E-2" table:style-name="ce109">
            <text:p>5,32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Cantabria</text:p>
          </table:table-cell>
          <table:table-cell office:value-type="float" office:value="8874" table:style-name="ce108">
            <text:p>8.874</text:p>
          </table:table-cell>
          <table:table-cell office:value-type="percentage" office:value="0.21510000000000001" table:style-name="ce109">
            <text:p>21,51%</text:p>
          </table:table-cell>
          <table:table-cell office:value-type="float" office:value="1688" table:style-name="ce108">
            <text:p>1.688</text:p>
          </table:table-cell>
          <table:table-cell office:value-type="percentage" office:value="3.0800000000000001E-2" table:style-name="ce109">
            <text:p>3,08%</text:p>
          </table:table-cell>
          <table:table-cell office:value-type="float" office:value="1215" table:style-name="ce108">
            <text:p>1.215</text:p>
          </table:table-cell>
          <table:table-cell office:value-type="percentage" office:value="1.5299999999999999E-2" table:style-name="ce109">
            <text:p>1,53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Castilla y León<text:s/></text:p>
          </table:table-cell>
          <table:table-cell office:value-type="float" office:value="63295" table:style-name="ce108">
            <text:p>63.295</text:p>
          </table:table-cell>
          <table:table-cell office:value-type="percentage" office:value="0.2898" table:style-name="ce109">
            <text:p>28,98%</text:p>
          </table:table-cell>
          <table:table-cell office:value-type="float" office:value="14113" table:style-name="ce108">
            <text:p>14.113</text:p>
          </table:table-cell>
          <table:table-cell office:value-type="percentage" office:value="5.7299999999999997E-2" table:style-name="ce109">
            <text:p>5,73%</text:p>
          </table:table-cell>
          <table:table-cell office:value-type="float" office:value="10953" table:style-name="ce108">
            <text:p>10.953</text:p>
          </table:table-cell>
          <table:table-cell office:value-type="percentage" office:value="3.3500000000000002E-2" table:style-name="ce109">
            <text:p>3,35%</text:p>
          </table:table-cell>
          <table:table-cell table:number-columns-repeated="16377"/>
        </table:table-row>
        <table:table-row table:style-name="ro7">
          <table:table-cell office:value-type="string" table:style-name="ce33">
            <text:p>Castilla - La Mancha</text:p>
          </table:table-cell>
          <table:table-cell office:value-type="float" office:value="34564" table:style-name="ce108">
            <text:p>34.564</text:p>
          </table:table-cell>
          <table:table-cell office:value-type="percentage" office:value="0.25659999999999999" table:style-name="ce109">
            <text:p>25,66%</text:p>
          </table:table-cell>
          <table:table-cell office:value-type="float" office:value="7855" table:style-name="ce108">
            <text:p>7.855</text:p>
          </table:table-cell>
          <table:table-cell office:value-type="percentage" office:value="5.0099999999999999E-2" table:style-name="ce109">
            <text:p>5,01%</text:p>
          </table:table-cell>
          <table:table-cell office:value-type="float" office:value="3633" table:style-name="ce108">
            <text:p>3.633</text:p>
          </table:table-cell>
          <table:table-cell office:value-type="percentage" office:value="1.5900000000000001E-2" table:style-name="ce109">
            <text:p>1,59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Cataluña</text:p>
          </table:table-cell>
          <table:table-cell office:value-type="float" office:value="178634" table:style-name="ce108">
            <text:p>178.634</text:p>
          </table:table-cell>
          <table:table-cell office:value-type="percentage" office:value="0.39329999999999998" table:style-name="ce109">
            <text:p>39,33%</text:p>
          </table:table-cell>
          <table:table-cell office:value-type="float" office:value="50314" table:style-name="ce108">
            <text:p>50.314</text:p>
          </table:table-cell>
          <table:table-cell office:value-type="percentage" office:value="7.9100000000000004E-2" table:style-name="ce109">
            <text:p>7,91%</text:p>
          </table:table-cell>
          <table:table-cell office:value-type="float" office:value="26873" table:style-name="ce108">
            <text:p>26.873</text:p>
          </table:table-cell>
          <table:table-cell office:value-type="percentage" office:value="3.15E-2" table:style-name="ce109">
            <text:p>3,15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C. Valenciana</text:p>
          </table:table-cell>
          <table:table-cell office:value-type="float" office:value="38368" table:style-name="ce108">
            <text:p>38.368</text:p>
          </table:table-cell>
          <table:table-cell office:value-type="percentage" office:value="0.13109999999999999" table:style-name="ce109">
            <text:p>13,11%</text:p>
          </table:table-cell>
          <table:table-cell office:value-type="float" office:value="10566" table:style-name="ce108">
            <text:p>10.566</text:p>
          </table:table-cell>
          <table:table-cell office:value-type="percentage" office:value="2.4E-2" table:style-name="ce109">
            <text:p>2,40%</text:p>
          </table:table-cell>
          <table:table-cell office:value-type="float" office:value="8028" table:style-name="ce108">
            <text:p>8.028</text:p>
          </table:table-cell>
          <table:table-cell office:value-type="percentage" office:value="1.34E-2" table:style-name="ce109">
            <text:p>1,34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Extremadura</text:p>
          </table:table-cell>
          <table:table-cell office:value-type="float" office:value="37144" table:style-name="ce108">
            <text:p>37.144</text:p>
          </table:table-cell>
          <table:table-cell office:value-type="percentage" office:value="0.4955" table:style-name="ce109">
            <text:p>49,55%</text:p>
          </table:table-cell>
          <table:table-cell office:value-type="float" office:value="11319" table:style-name="ce108">
            <text:p>11.319</text:p>
          </table:table-cell>
          <table:table-cell office:value-type="percentage" office:value="0.12479999999999999" table:style-name="ce109">
            <text:p>12,48%</text:p>
          </table:table-cell>
          <table:table-cell office:value-type="float" office:value="6510" table:style-name="ce108">
            <text:p>6.510</text:p>
          </table:table-cell>
          <table:table-cell office:value-type="percentage" office:value="4.9799999999999997E-2" table:style-name="ce109">
            <text:p>4,98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Galicia</text:p>
          </table:table-cell>
          <table:table-cell office:value-type="float" office:value="162067" table:style-name="ce108">
            <text:p>162.067</text:p>
          </table:table-cell>
          <table:table-cell office:value-type="percentage" office:value="0.68610000000000004" table:style-name="ce109">
            <text:p>68,61%</text:p>
          </table:table-cell>
          <table:table-cell office:value-type="float" office:value="100137" table:style-name="ce108">
            <text:p>100.137</text:p>
          </table:table-cell>
          <table:table-cell office:value-type="percentage" office:value="0.34289999999999998" table:style-name="ce109">
            <text:p>34,29%</text:p>
          </table:table-cell>
          <table:table-cell office:value-type="float" office:value="5479" table:style-name="ce108">
            <text:p>5.479</text:p>
          </table:table-cell>
          <table:table-cell office:value-type="percentage" office:value="1.55E-2" table:style-name="ce109">
            <text:p>1,55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La Rioja</text:p>
          </table:table-cell>
          <table:table-cell office:value-type="float" office:value="9121" table:style-name="ce108">
            <text:p>9.121</text:p>
          </table:table-cell>
          <table:table-cell office:value-type="percentage" office:value="0.41060000000000002" table:style-name="ce109">
            <text:p>41,06%</text:p>
          </table:table-cell>
          <table:table-cell office:value-type="float" office:value="6303" table:style-name="ce108">
            <text:p>6.303</text:p>
          </table:table-cell>
          <table:table-cell office:value-type="percentage" office:value="0.22320000000000001" table:style-name="ce109">
            <text:p>22,32%</text:p>
          </table:table-cell>
          <table:table-cell office:value-type="float" office:value="5056" table:style-name="ce108">
            <text:p>5.056</text:p>
          </table:table-cell>
          <table:table-cell office:value-type="percentage" office:value="0.13089999999999999" table:style-name="ce109">
            <text:p>13,09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Madrid</text:p>
          </table:table-cell>
          <table:table-cell office:value-type="float" office:value="55184" table:style-name="ce108">
            <text:p>55.184</text:p>
          </table:table-cell>
          <table:table-cell office:value-type="percentage" office:value="0.14899999999999999" table:style-name="ce109">
            <text:p>14,90%</text:p>
          </table:table-cell>
          <table:table-cell office:value-type="float" office:value="33615" table:style-name="ce108">
            <text:p>33.615</text:p>
          </table:table-cell>
          <table:table-cell office:value-type="percentage" office:value="6.3799999999999996E-2" table:style-name="ce109">
            <text:p>6,38%</text:p>
          </table:table-cell>
          <table:table-cell office:value-type="float" office:value="15280" table:style-name="ce108">
            <text:p>15.280</text:p>
          </table:table-cell>
          <table:table-cell office:value-type="percentage" office:value="2.12E-2" table:style-name="ce109">
            <text:p>2,12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Murcia<text:s/></text:p>
          </table:table-cell>
          <table:table-cell office:value-type="float" office:value="16789" table:style-name="ce108">
            <text:p>16.789</text:p>
          </table:table-cell>
          <table:table-cell office:value-type="percentage" office:value="0.23330000000000001" table:style-name="ce109">
            <text:p>23,33%</text:p>
          </table:table-cell>
          <table:table-cell office:value-type="float" office:value="20738" table:style-name="ce108">
            <text:p>20.738</text:p>
          </table:table-cell>
          <table:table-cell office:value-type="percentage" office:value="0.1996" table:style-name="ce109">
            <text:p>19,96%</text:p>
          </table:table-cell>
          <table:table-cell office:value-type="float" office:value="16487" table:style-name="ce108">
            <text:p>16.487</text:p>
          </table:table-cell>
          <table:table-cell office:value-type="percentage" office:value="0.1074" table:style-name="ce109">
            <text:p>10,74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Navarra</text:p>
          </table:table-cell>
          <table:table-cell office:value-type="float" office:value="19692" table:style-name="ce108">
            <text:p>19.692</text:p>
          </table:table-cell>
          <table:table-cell office:value-type="percentage" office:value="0.4758" table:style-name="ce109">
            <text:p>47,58%</text:p>
          </table:table-cell>
          <table:table-cell office:value-type="float" office:value="15410" table:style-name="ce108">
            <text:p>15.410</text:p>
          </table:table-cell>
          <table:table-cell office:value-type="percentage" office:value="0.27210000000000001" table:style-name="ce109">
            <text:p>27,21%</text:p>
          </table:table-cell>
          <table:table-cell office:value-type="float" office:value="8428" table:style-name="ce108">
            <text:p>8.428</text:p>
          </table:table-cell>
          <table:table-cell office:value-type="percentage" office:value="0.1114" table:style-name="ce109">
            <text:p>11,14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País Vasco</text:p>
          </table:table-cell>
          <table:table-cell office:value-type="float" office:value="68675" table:style-name="ce108">
            <text:p>68.675</text:p>
          </table:table-cell>
          <table:table-cell office:value-type="percentage" office:value="0.43049999999999999" table:style-name="ce109">
            <text:p>43,05%</text:p>
          </table:table-cell>
          <table:table-cell office:value-type="float" office:value="57170" table:style-name="ce108">
            <text:p>57.170</text:p>
          </table:table-cell>
          <table:table-cell office:value-type="percentage" office:value="0.26419999999999999" table:style-name="ce109">
            <text:p>26,42%</text:p>
          </table:table-cell>
          <table:table-cell office:value-type="float" office:value="31276" table:style-name="ce108">
            <text:p>31.276</text:p>
          </table:table-cell>
          <table:table-cell office:value-type="percentage" office:value="0.1101" table:style-name="ce109">
            <text:p>11,01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Ceuta</text:p>
          </table:table-cell>
          <table:table-cell office:value-type="float" office:value="328" table:style-name="ce110">
            <text:p>328</text:p>
          </table:table-cell>
          <table:table-cell office:value-type="percentage" office:value="0.11559999999999999" table:style-name="ce109">
            <text:p>11,56%</text:p>
          </table:table-cell>
          <table:table-cell office:value-type="float" office:value="285" table:style-name="ce110">
            <text:p>285</text:p>
          </table:table-cell>
          <table:table-cell office:value-type="percentage" office:value="6.4699999999999994E-2" table:style-name="ce109">
            <text:p>6,47%</text:p>
          </table:table-cell>
          <table:table-cell office:value-type="float" office:value="323" table:style-name="ce110">
            <text:p>323</text:p>
          </table:table-cell>
          <table:table-cell office:value-type="percentage" office:value="3.8800000000000001E-2" table:style-name="ce109">
            <text:p>3,88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Melilla</text:p>
          </table:table-cell>
          <table:table-cell office:value-type="float" office:value="598" table:style-name="ce110">
            <text:p>598</text:p>
          </table:table-cell>
          <table:table-cell office:value-type="percentage" office:value="0.2382" table:style-name="ce109">
            <text:p>23,82%</text:p>
          </table:table-cell>
          <table:table-cell office:value-type="float" office:value="576" table:style-name="ce110">
            <text:p>576</text:p>
          </table:table-cell>
          <table:table-cell office:value-type="percentage" office:value="0.1515" table:style-name="ce109">
            <text:p>15,15%</text:p>
          </table:table-cell>
          <table:table-cell office:value-type="float" office:value="831" table:style-name="ce110">
            <text:p>831</text:p>
          </table:table-cell>
          <table:table-cell office:value-type="percentage" office:value="0.1038" table:style-name="ce109">
            <text:p>10,38%</text:p>
          </table:table-cell>
          <table:table-cell table:number-columns-repeated="16377"/>
        </table:table-row>
        <table:table-row table:style-name="ro5">
          <table:table-cell office:value-type="string" table:style-name="ce33">
            <text:p>Fuerzas Armadas</text:p>
          </table:table-cell>
          <table:table-cell office:value-type="float" office:value="0" table:style-name="ce110">
            <text:p>0</text:p>
          </table:table-cell>
          <table:table-cell office:value-type="percentage" office:value="0" table:style-name="ce109">
            <text:p>0,00%</text:p>
          </table:table-cell>
          <table:table-cell office:value-type="float" office:value="0" table:style-name="ce110">
            <text:p>0</text:p>
          </table:table-cell>
          <table:table-cell office:value-type="percentage" office:value="0" table:style-name="ce109">
            <text:p>0,00%</text:p>
          </table:table-cell>
          <table:table-cell office:value-type="float" office:value="0" table:style-name="ce110">
            <text:p>0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1">
            <text:p>Sanidad Exterior</text:p>
          </table:table-cell>
          <table:table-cell office:value-type="float" office:value="0" table:style-name="ce112">
            <text:p>0</text:p>
          </table:table-cell>
          <table:table-cell office:value-type="percentage" office:value="0" table:style-name="ce113">
            <text:p>0,00%</text:p>
          </table:table-cell>
          <table:table-cell office:value-type="float" office:value="0" table:style-name="ce112">
            <text:p>0</text:p>
          </table:table-cell>
          <table:table-cell office:value-type="percentage" office:value="0" table:style-name="ce113">
            <text:p>0,00%</text:p>
          </table:table-cell>
          <table:table-cell office:value-type="float" office:value="0" table:style-name="ce112">
            <text:p>0</text:p>
          </table:table-cell>
          <table:table-cell office:value-type="percentage" office:value="0" table:style-name="ce113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4">
            <text:p>Totales</text:p>
          </table:table-cell>
          <table:table-cell office:value-type="float" office:value="1001915" table:style-name="ce115">
            <text:p>1.001.915</text:p>
          </table:table-cell>
          <table:table-cell office:value-type="percentage" office:value="0.34749999999999998" table:style-name="ce116">
            <text:p>34,75%</text:p>
          </table:table-cell>
          <table:table-cell office:value-type="float" office:value="450139" table:style-name="ce115">
            <text:p>450.139</text:p>
          </table:table-cell>
          <table:table-cell office:value-type="percentage" office:value="0.11260000000000001" table:style-name="ce116">
            <text:p>11,26%</text:p>
          </table:table-cell>
          <table:table-cell office:value-type="float" office:value="205622" table:style-name="ce115">
            <text:p>205.622</text:p>
          </table:table-cell>
          <table:table-cell office:value-type="percentage" office:value="3.73E-2" table:style-name="ce116">
            <text:p>3,73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91"/>
        <table:table-row table:style-name="ro17">
          <table:table-cell table:style-name="ce117"/>
          <table:table-cell office:value-type="string" table:style-name="ce118">
            <text:p>Población a vacunar de 5 a 11 años</text:p>
          </table:table-cell>
          <table:table-cell office:value-type="string" table:style-name="ce118">
            <text:p>Nº Personas con 1 dosis</text:p>
          </table:table-cell>
          <table:table-cell office:value-type="string" table:style-name="ce118">
            <text:p>% 1ª dosis</text:p>
          </table:table-cell>
          <table:table-cell office:value-type="string" table:style-name="ce118">
            <text:p>Nº Personas con pauta completa</text:p>
          </table:table-cell>
          <table:table-cell office:value-type="string" table:style-name="ce119">
            <text:p><text:s/>% PC</text:p>
          </table:table-cell>
          <table:table-cell office:value-type="string" table:style-name="ce120">
            <text:p>Fecha de la última 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21">
            <text:p>Andalucía</text:p>
          </table:table-cell>
          <table:table-cell office:value-type="float" office:value="728275" table:style-name="ce122">
            <text:p>728.275</text:p>
          </table:table-cell>
          <table:table-cell office:value-type="float" office:value="453645" table:style-name="ce122">
            <text:p>453.645</text:p>
          </table:table-cell>
          <table:table-cell office:value-type="percentage" office:value="0.62290343620198418" table:style-name="ce123">
            <text:p>62,3%</text:p>
          </table:table-cell>
          <table:table-cell office:value-type="float" office:value="367996" table:style-name="ce122">
            <text:p>367.996</text:p>
          </table:table-cell>
          <table:table-cell office:value-type="percentage" office:value="0.50529813600631635" table:style-name="ce123">
            <text:p>50,5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Aragón</text:p>
          </table:table-cell>
          <table:table-cell office:value-type="float" office:value="103760" table:style-name="ce122">
            <text:p>103.760</text:p>
          </table:table-cell>
          <table:table-cell office:value-type="float" office:value="55977" table:style-name="ce122">
            <text:p>55.977</text:p>
          </table:table-cell>
          <table:table-cell office:value-type="percentage" office:value="0.5394853508095605" table:style-name="ce123">
            <text:p>53,9%</text:p>
          </table:table-cell>
          <table:table-cell office:value-type="float" office:value="47061" table:style-name="ce122">
            <text:p>47.061</text:p>
          </table:table-cell>
          <table:table-cell office:value-type="percentage" office:value="0.45355628373168849" table:style-name="ce123">
            <text:p>45,4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Asturias<text:s/></text:p>
          </table:table-cell>
          <table:table-cell office:value-type="float" office:value="62179" table:style-name="ce122">
            <text:p>62.179</text:p>
          </table:table-cell>
          <table:table-cell office:value-type="float" office:value="44719" table:style-name="ce122">
            <text:p>44.719</text:p>
          </table:table-cell>
          <table:table-cell office:value-type="percentage" office:value="0.71919779990028787" table:style-name="ce123">
            <text:p>71,9%</text:p>
          </table:table-cell>
          <table:table-cell office:value-type="float" office:value="39278" table:style-name="ce122">
            <text:p>39.278</text:p>
          </table:table-cell>
          <table:table-cell office:value-type="percentage" office:value="0.63169237202270867" table:style-name="ce123">
            <text:p>63,2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Baleares</text:p>
          </table:table-cell>
          <table:table-cell office:value-type="float" office:value="97822" table:style-name="ce122">
            <text:p>97.822</text:p>
          </table:table-cell>
          <table:table-cell office:value-type="float" office:value="34226" table:style-name="ce122">
            <text:p>34.226</text:p>
          </table:table-cell>
          <table:table-cell office:value-type="percentage" office:value="0.34988039500316903" table:style-name="ce123">
            <text:p>35,0%</text:p>
          </table:table-cell>
          <table:table-cell office:value-type="float" office:value="26916" table:style-name="ce122">
            <text:p>26.916</text:p>
          </table:table-cell>
          <table:table-cell office:value-type="percentage" office:value="0.27515282860706181" table:style-name="ce123">
            <text:p>27,5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Canarias</text:p>
          </table:table-cell>
          <table:table-cell office:value-type="float" office:value="156104" table:style-name="ce122">
            <text:p>156.104</text:p>
          </table:table-cell>
          <table:table-cell office:value-type="float" office:value="81782" table:style-name="ce122">
            <text:p>81.782</text:p>
          </table:table-cell>
          <table:table-cell office:value-type="percentage" office:value="0.52389432685901705" table:style-name="ce123">
            <text:p>52,4%</text:p>
          </table:table-cell>
          <table:table-cell office:value-type="float" office:value="63218" table:style-name="ce122">
            <text:p>63.218</text:p>
          </table:table-cell>
          <table:table-cell office:value-type="percentage" office:value="0.40497360733869731" table:style-name="ce123">
            <text:p>40,5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Cantabria</text:p>
          </table:table-cell>
          <table:table-cell office:value-type="float" office:value="42931" table:style-name="ce122">
            <text:p>42.931</text:p>
          </table:table-cell>
          <table:table-cell office:value-type="float" office:value="26210" table:style-name="ce122">
            <text:p>26.210</text:p>
          </table:table-cell>
          <table:table-cell office:value-type="percentage" office:value="0.6105145465980294" table:style-name="ce123">
            <text:p>61,1%</text:p>
          </table:table-cell>
          <table:table-cell office:value-type="float" office:value="23714" table:style-name="ce122">
            <text:p>23.714</text:p>
          </table:table-cell>
          <table:table-cell office:value-type="percentage" office:value="0.55237474086324567" table:style-name="ce123">
            <text:p>55,2%</text:p>
          </table:table-cell>
          <table:table-cell office:value-type="date" office:date-value="2022-10-18T00:00:00" table:style-name="ce124">
            <text:p>18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Castilla y Leon<text:s/></text:p>
          </table:table-cell>
          <table:table-cell office:value-type="float" office:value="158747" table:style-name="ce122">
            <text:p>158.747</text:p>
          </table:table-cell>
          <table:table-cell office:value-type="float" office:value="106542" table:style-name="ce122">
            <text:p>106.542</text:p>
          </table:table-cell>
          <table:table-cell office:value-type="percentage" office:value="0.67114339168614212" table:style-name="ce123">
            <text:p>67,1%</text:p>
          </table:table-cell>
          <table:table-cell office:value-type="float" office:value="97967" table:style-name="ce122">
            <text:p>97.967</text:p>
          </table:table-cell>
          <table:table-cell office:value-type="percentage" office:value="0.61712662286531395" table:style-name="ce123">
            <text:p>61,7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Castilla - La Mancha</text:p>
          </table:table-cell>
          <table:table-cell office:value-type="float" office:value="171326" table:style-name="ce122">
            <text:p>171.326</text:p>
          </table:table-cell>
          <table:table-cell office:value-type="float" office:value="106924" table:style-name="ce122">
            <text:p>106.924</text:p>
          </table:table-cell>
          <table:table-cell office:value-type="percentage" office:value="0.62409675122281494" table:style-name="ce123">
            <text:p>62,4%</text:p>
          </table:table-cell>
          <table:table-cell office:value-type="float" office:value="88724" table:style-name="ce122">
            <text:p>88.724</text:p>
          </table:table-cell>
          <table:table-cell office:value-type="percentage" office:value="0.51786652346987616" table:style-name="ce123">
            <text:p>51,8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Cataluña</text:p>
          </table:table-cell>
          <table:table-cell office:value-type="float" office:value="648162" table:style-name="ce122">
            <text:p>648.162</text:p>
          </table:table-cell>
          <table:table-cell office:value-type="float" office:value="264544" table:style-name="ce122">
            <text:p>264.544</text:p>
          </table:table-cell>
          <table:table-cell office:value-type="percentage" office:value="0.40814487736090671" table:style-name="ce123">
            <text:p>40,8%</text:p>
          </table:table-cell>
          <table:table-cell office:value-type="float" office:value="207698" table:style-name="ce122">
            <text:p>207.698</text:p>
          </table:table-cell>
          <table:table-cell office:value-type="percentage" office:value="0.32044149456463045" table:style-name="ce123">
            <text:p>32,0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C. Valenciana</text:p>
          </table:table-cell>
          <table:table-cell office:value-type="float" office:value="410244" table:style-name="ce122">
            <text:p>410.244</text:p>
          </table:table-cell>
          <table:table-cell office:value-type="float" office:value="264522" table:style-name="ce122">
            <text:p>264.522</text:p>
          </table:table-cell>
          <table:table-cell office:value-type="percentage" office:value="0.6447918799543686" table:style-name="ce123">
            <text:p>64,5%</text:p>
          </table:table-cell>
          <table:table-cell office:value-type="float" office:value="201859" table:style-name="ce122">
            <text:p>201.859</text:p>
          </table:table-cell>
          <table:table-cell office:value-type="percentage" office:value="0.49204619689745616" table:style-name="ce123">
            <text:p>49,2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Extremadura</text:p>
          </table:table-cell>
          <table:table-cell office:value-type="float" office:value="78583" table:style-name="ce122">
            <text:p>78.583</text:p>
          </table:table-cell>
          <table:table-cell office:value-type="float" office:value="61408" table:style-name="ce122">
            <text:p>61.408</text:p>
          </table:table-cell>
          <table:table-cell office:value-type="percentage" office:value="0.78144127864805368" table:style-name="ce123">
            <text:p>78,1%</text:p>
          </table:table-cell>
          <table:table-cell office:value-type="float" office:value="52757" table:style-name="ce122">
            <text:p>52.757</text:p>
          </table:table-cell>
          <table:table-cell office:value-type="percentage" office:value="0.67135385515951285" table:style-name="ce123">
            <text:p>67,1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Galicia</text:p>
          </table:table-cell>
          <table:table-cell office:value-type="float" office:value="177577" table:style-name="ce122">
            <text:p>177.577</text:p>
          </table:table-cell>
          <table:table-cell office:value-type="float" office:value="142191" table:style-name="ce122">
            <text:p>142.191</text:p>
          </table:table-cell>
          <table:table-cell office:value-type="percentage" office:value="0.80072869797327362" table:style-name="ce123">
            <text:p>80,1%</text:p>
          </table:table-cell>
          <table:table-cell office:value-type="float" office:value="125807" table:style-name="ce122">
            <text:p>125.807</text:p>
          </table:table-cell>
          <table:table-cell office:value-type="percentage" office:value="0.70846449709140258" table:style-name="ce123">
            <text:p>70,8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La Rioja</text:p>
          </table:table-cell>
          <table:table-cell office:value-type="float" office:value="25397" table:style-name="ce122">
            <text:p>25.397</text:p>
          </table:table-cell>
          <table:table-cell office:value-type="float" office:value="17079" table:style-name="ce122">
            <text:p>17.079</text:p>
          </table:table-cell>
          <table:table-cell office:value-type="percentage" office:value="0.67248100169311331" table:style-name="ce123">
            <text:p>67,2%</text:p>
          </table:table-cell>
          <table:table-cell office:value-type="float" office:value="14885" table:style-name="ce122">
            <text:p>14.885</text:p>
          </table:table-cell>
          <table:table-cell office:value-type="percentage" office:value="0.5860928456116864" table:style-name="ce123">
            <text:p>58,6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Madrid</text:p>
          </table:table-cell>
          <table:table-cell office:value-type="float" office:value="567425" table:style-name="ce122">
            <text:p>567.425</text:p>
          </table:table-cell>
          <table:table-cell office:value-type="float" office:value="270241" table:style-name="ce122">
            <text:p>270.241</text:p>
          </table:table-cell>
          <table:table-cell office:value-type="percentage" office:value="0.47625853637044541" table:style-name="ce123">
            <text:p>47,6%</text:p>
          </table:table-cell>
          <table:table-cell office:value-type="float" office:value="241482" table:style-name="ce122">
            <text:p>241.482</text:p>
          </table:table-cell>
          <table:table-cell office:value-type="percentage" office:value="0.42557518614794909" table:style-name="ce123">
            <text:p>42,6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Murcia<text:s/></text:p>
          </table:table-cell>
          <table:table-cell office:value-type="float" office:value="139748" table:style-name="ce122">
            <text:p>139.748</text:p>
          </table:table-cell>
          <table:table-cell office:value-type="float" office:value="72345" table:style-name="ce122">
            <text:p>72.345</text:p>
          </table:table-cell>
          <table:table-cell office:value-type="percentage" office:value="0.51768182728912038" table:style-name="ce123">
            <text:p>51,8%</text:p>
          </table:table-cell>
          <table:table-cell office:value-type="float" office:value="52137" table:style-name="ce122">
            <text:p>52.137</text:p>
          </table:table-cell>
          <table:table-cell office:value-type="percentage" office:value="0.37307868448922343" table:style-name="ce123">
            <text:p>37,3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Navarra</text:p>
          </table:table-cell>
          <table:table-cell office:value-type="float" office:value="56431" table:style-name="ce122">
            <text:p>56.431</text:p>
          </table:table-cell>
          <table:table-cell office:value-type="float" office:value="29868" table:style-name="ce122">
            <text:p>29.868</text:p>
          </table:table-cell>
          <table:table-cell office:value-type="percentage" office:value="0.5292835498219064" table:style-name="ce123">
            <text:p>52,9%</text:p>
          </table:table-cell>
          <table:table-cell office:value-type="float" office:value="26223" table:style-name="ce122">
            <text:p>26.223</text:p>
          </table:table-cell>
          <table:table-cell office:value-type="percentage" office:value="0.46469139302865448" table:style-name="ce123">
            <text:p>46,5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País Vasco</text:p>
          </table:table-cell>
          <table:table-cell office:value-type="float" office:value="170178" table:style-name="ce122">
            <text:p>170.178</text:p>
          </table:table-cell>
          <table:table-cell office:value-type="float" office:value="87416" table:style-name="ce122">
            <text:p>87.416</text:p>
          </table:table-cell>
          <table:table-cell office:value-type="percentage" office:value="0.51367391789773065" table:style-name="ce123">
            <text:p>51,4%</text:p>
          </table:table-cell>
          <table:table-cell office:value-type="float" office:value="70020" table:style-name="ce122">
            <text:p>70.020</text:p>
          </table:table-cell>
          <table:table-cell office:value-type="percentage" office:value="0.41145153897683601" table:style-name="ce123">
            <text:p>41,1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Ceuta</text:p>
          </table:table-cell>
          <table:table-cell office:value-type="float" office:value="9201" table:style-name="ce122">
            <text:p>9.201</text:p>
          </table:table-cell>
          <table:table-cell office:value-type="float" office:value="3244" table:style-name="ce122">
            <text:p>3.244</text:p>
          </table:table-cell>
          <table:table-cell office:value-type="percentage" office:value="0.3525703727855668" table:style-name="ce123">
            <text:p>35,3%</text:p>
          </table:table-cell>
          <table:table-cell office:value-type="float" office:value="2279" table:style-name="ce122">
            <text:p>2.279</text:p>
          </table:table-cell>
          <table:table-cell office:value-type="percentage" office:value="0.24769046842734485" table:style-name="ce123">
            <text:p>24,8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5">
            <text:p>Melilla</text:p>
          </table:table-cell>
          <table:table-cell office:value-type="float" office:value="11074" table:style-name="ce122">
            <text:p>11.074</text:p>
          </table:table-cell>
          <table:table-cell office:value-type="float" office:value="3657" table:style-name="ce122">
            <text:p>3.657</text:p>
          </table:table-cell>
          <table:table-cell office:value-type="percentage" office:value="0.33023297814701102" table:style-name="ce123">
            <text:p>33,0%</text:p>
          </table:table-cell>
          <table:table-cell office:value-type="float" office:value="2188" table:style-name="ce122">
            <text:p>2.188</text:p>
          </table:table-cell>
          <table:table-cell office:value-type="percentage" office:value="0.19757991692252122" table:style-name="ce123">
            <text:p>19,8%</text:p>
          </table:table-cell>
          <table:table-cell office:value-type="date" office:date-value="2022-10-19T00:00:00" table:style-name="ce124">
            <text:p>19/10/2022</text:p>
          </table:table-cell>
          <table:table-cell table:number-columns-repeated="16377"/>
        </table:table-row>
        <table:table-row table:style-name="ro5">
          <table:table-cell office:value-type="string" table:style-name="ce126">
            <text:p>Min. Defensa</text:p>
          </table:table-cell>
          <table:table-cell office:value-type="string" table:style-name="ce122">
            <text:p>-</text:p>
          </table:table-cell>
          <table:table-cell office:value-type="float" office:value="0" table:style-name="ce122">
            <text:p>0</text:p>
          </table:table-cell>
          <table:table-cell office:value-type="string" table:style-name="ce123">
            <text:p>-</text:p>
          </table:table-cell>
          <table:table-cell office:value-type="float" office:value="0" table:style-name="ce122">
            <text:p>0</text:p>
          </table:table-cell>
          <table:table-cell office:value-type="string" table:style-name="ce123">
            <text:p>-</text:p>
          </table:table-cell>
          <table:table-cell office:value-type="date" office:date-value="2022-10-18T00:00:00" table:style-name="ce124">
            <text:p>18/10/2022</text:p>
          </table:table-cell>
          <table:table-cell table:number-columns-repeated="16377"/>
        </table:table-row>
        <table:table-row table:style-name="ro5">
          <table:table-cell office:value-type="string" table:style-name="ce127">
            <text:p>Sanidad Exterior</text:p>
          </table:table-cell>
          <table:table-cell office:value-type="string" table:style-name="ce122">
            <text:p>-</text:p>
          </table:table-cell>
          <table:table-cell office:value-type="float" office:value="0" table:style-name="ce122">
            <text:p>0</text:p>
          </table:table-cell>
          <table:table-cell office:value-type="string" table:style-name="ce123">
            <text:p>-</text:p>
          </table:table-cell>
          <table:table-cell office:value-type="float" office:value="0" table:style-name="ce122">
            <text:p>0</text:p>
          </table:table-cell>
          <table:table-cell office:value-type="string" table:style-name="ce123">
            <text:p>-</text:p>
          </table:table-cell>
          <table:table-cell office:value-type="date" office:date-value="2022-09-21T00:00:00" table:style-name="ce124">
            <text:p>21/09/2022</text:p>
          </table:table-cell>
          <table:table-cell table:number-columns-repeated="16377"/>
        </table:table-row>
        <table:table-row table:style-name="ro5">
          <table:table-cell office:value-type="string" table:style-name="ce128">
            <text:p>Totales</text:p>
          </table:table-cell>
          <table:table-cell office:value-type="float" office:value="3815164" table:style-name="ce129">
            <text:p>3.815.164</text:p>
          </table:table-cell>
          <table:table-cell office:value-type="float" office:value="2126540" table:style-name="ce129">
            <text:p>2.126.540</text:p>
          </table:table-cell>
          <table:table-cell office:value-type="percentage" office:value="0.55739150400873982" table:style-name="ce130">
            <text:p>55,7%</text:p>
          </table:table-cell>
          <table:table-cell office:value-type="float" office:value="1752209" table:style-name="ce129">
            <text:p>1.752.209</text:p>
          </table:table-cell>
          <table:table-cell office:value-type="percentage" office:value="0.45927488307186792" table:style-name="ce130">
            <text:p>45,9%</text:p>
          </table:table-cell>
          <table:table-cell table:style-name="ce129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10-20T17:35:04Z</dc:date>
  </office:meta>
</office:document-meta>
</file>